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08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53in" svg:x="7.9575in" svg:y="0.0835in">
            <draw:object draw:notify-on-update-of-ranges="data.A1:data.A1 data.A2:data.A197 data.B1:data.B1 data.B2:data.B1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335in" svg:y="3.6992in">
            <draw:object draw:notify-on-update-of-ranges="data.A1:data.A1 data.A2:data.A197 data.C1:data.C1 data.C2:data.C197 data.D1:data.D1 data.D2:data.D197 data.E1:data.E1 data.E2:data.E1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4.3665in" svg:y="1.6917in">
            <draw:object draw:notify-on-update-of-ranges="data.A1:data.A1 data.A2:data.A197 data.F1:data.F1 data.F2:data.F1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Rendering Time</text:p>
          </table:table-cell>
          <table:table-cell office:value-type="string" calcext:value-type="string">
            <text:p><text:s/>Triangle Intersections</text:p>
          </table:table-cell>
          <table:table-cell office:value-type="string" calcext:value-type="string">
            <text:p><text:s/>AS Intersections</text:p>
          </table:table-cell>
          <table:table-cell office:value-type="string" calcext:value-type="string">
            <text:p><text:s/>Total Intersections</text:p>
          </table:table-cell>
          <table:table-cell office:value-type="string" calcext:value-type="string">
            <text:p><text:s/>Memory Consumption</text:p>
          </table:table-cell>
        </table:table-row>
        <table:table-row table:style-name="ro1">
          <table:table-cell office:value-type="string" calcext:value-type="string">
            <text:p>cornel-9-10-100</text:p>
          </table:table-cell>
          <table:table-cell office:value-type="float" office:value="2753" calcext:value-type="float">
            <text:p>2753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51921201" calcext:value-type="float">
            <text:p>851921201</text:p>
          </table:table-cell>
          <table:table-cell office:value-type="float" office:value="9628508" calcext:value-type="float">
            <text:p>9628508</text:p>
          </table:table-cell>
        </table:table-row>
        <table:table-row table:style-name="ro1">
          <table:table-cell office:value-type="string" calcext:value-type="string">
            <text:p>cornel-10-10-30</text:p>
          </table:table-cell>
          <table:table-cell office:value-type="float" office:value="2769" calcext:value-type="float">
            <text:p>2769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22050915" calcext:value-type="float">
            <text:p>822050915</text:p>
          </table:table-cell>
          <table:table-cell office:value-type="float" office:value="10010924" calcext:value-type="float">
            <text:p>10010924</text:p>
          </table:table-cell>
        </table:table-row>
        <table:table-row table:style-name="ro1">
          <table:table-cell office:value-type="string" calcext:value-type="string">
            <text:p>cornel-8-10-100</text:p>
          </table:table-cell>
          <table:table-cell office:value-type="float" office:value="2778" calcext:value-type="float">
            <text:p>2778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44187201" calcext:value-type="float">
            <text:p>844187201</text:p>
          </table:table-cell>
          <table:table-cell office:value-type="float" office:value="9374828" calcext:value-type="float">
            <text:p>9374828</text:p>
          </table:table-cell>
        </table:table-row>
        <table:table-row table:style-name="ro1">
          <table:table-cell office:value-type="string" calcext:value-type="string">
            <text:p>cornel-8-8-50</text:p>
          </table:table-cell>
          <table:table-cell office:value-type="float" office:value="2786" calcext:value-type="float">
            <text:p>2786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64899488" calcext:value-type="float">
            <text:p>864899488</text:p>
          </table:table-cell>
          <table:table-cell office:value-type="float" office:value="4486276" calcext:value-type="float">
            <text:p>4486276</text:p>
          </table:table-cell>
        </table:table-row>
        <table:table-row table:style-name="ro1">
          <table:table-cell office:value-type="string" calcext:value-type="string">
            <text:p>cornel-9-10-30</text:p>
          </table:table-cell>
          <table:table-cell office:value-type="float" office:value="2791" calcext:value-type="float">
            <text:p>2791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51921201" calcext:value-type="float">
            <text:p>851921201</text:p>
          </table:table-cell>
          <table:table-cell office:value-type="float" office:value="9628508" calcext:value-type="float">
            <text:p>9628508</text:p>
          </table:table-cell>
        </table:table-row>
        <table:table-row table:style-name="ro1">
          <table:table-cell office:value-type="string" calcext:value-type="string">
            <text:p>cornel-10-10-50</text:p>
          </table:table-cell>
          <table:table-cell office:value-type="float" office:value="2794" calcext:value-type="float">
            <text:p>2794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22050915" calcext:value-type="float">
            <text:p>822050915</text:p>
          </table:table-cell>
          <table:table-cell office:value-type="float" office:value="10010924" calcext:value-type="float">
            <text:p>10010924</text:p>
          </table:table-cell>
        </table:table-row>
        <table:table-row table:style-name="ro1">
          <table:table-cell office:value-type="string" calcext:value-type="string">
            <text:p>cornel-8-9-40</text:p>
          </table:table-cell>
          <table:table-cell office:value-type="float" office:value="2800" calcext:value-type="float">
            <text:p>2800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61225593" calcext:value-type="float">
            <text:p>861225593</text:p>
          </table:table-cell>
          <table:table-cell office:value-type="float" office:value="6558848" calcext:value-type="float">
            <text:p>6558848</text:p>
          </table:table-cell>
        </table:table-row>
        <table:table-row table:style-name="ro1">
          <table:table-cell office:value-type="string" calcext:value-type="string">
            <text:p>cornel-8-7-40</text:p>
          </table:table-cell>
          <table:table-cell office:value-type="float" office:value="2803" calcext:value-type="float">
            <text:p>2803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86013084" calcext:value-type="float">
            <text:p>886013084</text:p>
          </table:table-cell>
          <table:table-cell office:value-type="float" office:value="2972224" calcext:value-type="float">
            <text:p>2972224</text:p>
          </table:table-cell>
        </table:table-row>
        <table:table-row table:style-name="ro1">
          <table:table-cell office:value-type="string" calcext:value-type="string">
            <text:p>cornel-9-8-30</text:p>
          </table:table-cell>
          <table:table-cell office:value-type="float" office:value="2803" calcext:value-type="float">
            <text:p>2803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72633488" calcext:value-type="float">
            <text:p>872633488</text:p>
          </table:table-cell>
          <table:table-cell office:value-type="float" office:value="4739956" calcext:value-type="float">
            <text:p>4739956</text:p>
          </table:table-cell>
        </table:table-row>
        <table:table-row table:style-name="ro1">
          <table:table-cell office:value-type="string" calcext:value-type="string">
            <text:p>cornel-10-8-100</text:p>
          </table:table-cell>
          <table:table-cell office:value-type="float" office:value="2803" calcext:value-type="float">
            <text:p>2803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42763202" calcext:value-type="float">
            <text:p>842763202</text:p>
          </table:table-cell>
          <table:table-cell office:value-type="float" office:value="5122372" calcext:value-type="float">
            <text:p>5122372</text:p>
          </table:table-cell>
        </table:table-row>
        <table:table-row table:style-name="ro1">
          <table:table-cell office:value-type="string" calcext:value-type="string">
            <text:p>cornel-10-10-40</text:p>
          </table:table-cell>
          <table:table-cell office:value-type="float" office:value="2806" calcext:value-type="float">
            <text:p>2806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22050915" calcext:value-type="float">
            <text:p>822050915</text:p>
          </table:table-cell>
          <table:table-cell office:value-type="float" office:value="10010924" calcext:value-type="float">
            <text:p>10010924</text:p>
          </table:table-cell>
        </table:table-row>
        <table:table-row table:style-name="ro1">
          <table:table-cell office:value-type="string" calcext:value-type="string">
            <text:p>cornel-10-8-40</text:p>
          </table:table-cell>
          <table:table-cell office:value-type="float" office:value="2811" calcext:value-type="float">
            <text:p>2811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42763202" calcext:value-type="float">
            <text:p>842763202</text:p>
          </table:table-cell>
          <table:table-cell office:value-type="float" office:value="5122372" calcext:value-type="float">
            <text:p>5122372</text:p>
          </table:table-cell>
        </table:table-row>
        <table:table-row table:style-name="ro1">
          <table:table-cell office:value-type="string" calcext:value-type="string">
            <text:p>cornel-9-7-30</text:p>
          </table:table-cell>
          <table:table-cell office:value-type="float" office:value="2814" calcext:value-type="float">
            <text:p>2814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93747084" calcext:value-type="float">
            <text:p>893747084</text:p>
          </table:table-cell>
          <table:table-cell office:value-type="float" office:value="3225904" calcext:value-type="float">
            <text:p>3225904</text:p>
          </table:table-cell>
        </table:table-row>
        <table:table-row table:style-name="ro1">
          <table:table-cell office:value-type="string" calcext:value-type="string">
            <text:p>cornel-10-10-100</text:p>
          </table:table-cell>
          <table:table-cell office:value-type="float" office:value="2814" calcext:value-type="float">
            <text:p>2814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22050915" calcext:value-type="float">
            <text:p>822050915</text:p>
          </table:table-cell>
          <table:table-cell office:value-type="float" office:value="10010924" calcext:value-type="float">
            <text:p>10010924</text:p>
          </table:table-cell>
        </table:table-row>
        <table:table-row table:style-name="ro1">
          <table:table-cell office:value-type="string" calcext:value-type="string">
            <text:p>cornel-8-7-100</text:p>
          </table:table-cell>
          <table:table-cell office:value-type="float" office:value="2816" calcext:value-type="float">
            <text:p>2816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86013084" calcext:value-type="float">
            <text:p>886013084</text:p>
          </table:table-cell>
          <table:table-cell office:value-type="float" office:value="2972224" calcext:value-type="float">
            <text:p>2972224</text:p>
          </table:table-cell>
        </table:table-row>
        <table:table-row table:style-name="ro1">
          <table:table-cell office:value-type="string" calcext:value-type="string">
            <text:p>cornel-10-8-50</text:p>
          </table:table-cell>
          <table:table-cell office:value-type="float" office:value="2822" calcext:value-type="float">
            <text:p>2822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42763202" calcext:value-type="float">
            <text:p>842763202</text:p>
          </table:table-cell>
          <table:table-cell office:value-type="float" office:value="5122372" calcext:value-type="float">
            <text:p>5122372</text:p>
          </table:table-cell>
        </table:table-row>
        <table:table-row table:style-name="ro1">
          <table:table-cell office:value-type="string" calcext:value-type="string">
            <text:p>cornel-10-7-50</text:p>
          </table:table-cell>
          <table:table-cell office:value-type="float" office:value="2823" calcext:value-type="float">
            <text:p>2823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63876798" calcext:value-type="float">
            <text:p>863876798</text:p>
          </table:table-cell>
          <table:table-cell office:value-type="float" office:value="3608320" calcext:value-type="float">
            <text:p>3608320</text:p>
          </table:table-cell>
        </table:table-row>
        <table:table-row table:style-name="ro1">
          <table:table-cell office:value-type="string" calcext:value-type="string">
            <text:p>cornel-10-5-40</text:p>
          </table:table-cell>
          <table:table-cell office:value-type="float" office:value="2825" calcext:value-type="float">
            <text:p>2825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903126006" calcext:value-type="float">
            <text:p>903126006</text:p>
          </table:table-cell>
          <table:table-cell office:value-type="float" office:value="1918476" calcext:value-type="float">
            <text:p>1918476</text:p>
          </table:table-cell>
        </table:table-row>
        <table:table-row table:style-name="ro1">
          <table:table-cell office:value-type="string" calcext:value-type="string">
            <text:p>cornel-9-6-100</text:p>
          </table:table-cell>
          <table:table-cell office:value-type="float" office:value="2825" calcext:value-type="float">
            <text:p>2825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03650354" calcext:value-type="float">
            <text:p>903650354</text:p>
          </table:table-cell>
          <table:table-cell office:value-type="float" office:value="2208716" calcext:value-type="float">
            <text:p>2208716</text:p>
          </table:table-cell>
        </table:table-row>
        <table:table-row table:style-name="ro1">
          <table:table-cell office:value-type="string" calcext:value-type="string">
            <text:p>cornel-8-8-100</text:p>
          </table:table-cell>
          <table:table-cell office:value-type="float" office:value="2825" calcext:value-type="float">
            <text:p>2825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64899488" calcext:value-type="float">
            <text:p>864899488</text:p>
          </table:table-cell>
          <table:table-cell office:value-type="float" office:value="4486276" calcext:value-type="float">
            <text:p>4486276</text:p>
          </table:table-cell>
        </table:table-row>
        <table:table-row table:style-name="ro1">
          <table:table-cell office:value-type="string" calcext:value-type="string">
            <text:p>cornel-9-10-50</text:p>
          </table:table-cell>
          <table:table-cell office:value-type="float" office:value="2825" calcext:value-type="float">
            <text:p>2825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51921201" calcext:value-type="float">
            <text:p>851921201</text:p>
          </table:table-cell>
          <table:table-cell office:value-type="float" office:value="9628508" calcext:value-type="float">
            <text:p>9628508</text:p>
          </table:table-cell>
        </table:table-row>
        <table:table-row table:style-name="ro1">
          <table:table-cell office:value-type="string" calcext:value-type="string">
            <text:p>cornel-8-6-50</text:p>
          </table:table-cell>
          <table:table-cell office:value-type="float" office:value="2830" calcext:value-type="float">
            <text:p>2830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95916354" calcext:value-type="float">
            <text:p>895916354</text:p>
          </table:table-cell>
          <table:table-cell office:value-type="float" office:value="1955036" calcext:value-type="float">
            <text:p>1955036</text:p>
          </table:table-cell>
        </table:table-row>
        <table:table-row table:style-name="ro1">
          <table:table-cell office:value-type="string" calcext:value-type="string">
            <text:p>cornel-10-8-30</text:p>
          </table:table-cell>
          <table:table-cell office:value-type="float" office:value="2833" calcext:value-type="float">
            <text:p>2833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42763202" calcext:value-type="float">
            <text:p>842763202</text:p>
          </table:table-cell>
          <table:table-cell office:value-type="float" office:value="5122372" calcext:value-type="float">
            <text:p>5122372</text:p>
          </table:table-cell>
        </table:table-row>
        <table:table-row table:style-name="ro1">
          <table:table-cell office:value-type="string" calcext:value-type="string">
            <text:p>cornel-9-8-100</text:p>
          </table:table-cell>
          <table:table-cell office:value-type="float" office:value="2835" calcext:value-type="float">
            <text:p>2835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72633488" calcext:value-type="float">
            <text:p>872633488</text:p>
          </table:table-cell>
          <table:table-cell office:value-type="float" office:value="4739956" calcext:value-type="float">
            <text:p>4739956</text:p>
          </table:table-cell>
        </table:table-row>
        <table:table-row table:style-name="ro1">
          <table:table-cell office:value-type="string" calcext:value-type="string">
            <text:p>cornel-10-7-30</text:p>
          </table:table-cell>
          <table:table-cell office:value-type="float" office:value="2836" calcext:value-type="float">
            <text:p>2836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63876798" calcext:value-type="float">
            <text:p>863876798</text:p>
          </table:table-cell>
          <table:table-cell office:value-type="float" office:value="3608320" calcext:value-type="float">
            <text:p>3608320</text:p>
          </table:table-cell>
        </table:table-row>
        <table:table-row table:style-name="ro1">
          <table:table-cell office:value-type="string" calcext:value-type="string">
            <text:p>cornel-10-9-30</text:p>
          </table:table-cell>
          <table:table-cell office:value-type="float" office:value="2839" calcext:value-type="float">
            <text:p>2839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39089307" calcext:value-type="float">
            <text:p>839089307</text:p>
          </table:table-cell>
          <table:table-cell office:value-type="float" office:value="7194944" calcext:value-type="float">
            <text:p>7194944</text:p>
          </table:table-cell>
        </table:table-row>
        <table:table-row table:style-name="ro1">
          <table:table-cell office:value-type="string" calcext:value-type="string">
            <text:p>cornel-8-9-50</text:p>
          </table:table-cell>
          <table:table-cell office:value-type="float" office:value="2841" calcext:value-type="float">
            <text:p>2841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61225593" calcext:value-type="float">
            <text:p>861225593</text:p>
          </table:table-cell>
          <table:table-cell office:value-type="float" office:value="6558848" calcext:value-type="float">
            <text:p>6558848</text:p>
          </table:table-cell>
        </table:table-row>
        <table:table-row table:style-name="ro1">
          <table:table-cell office:value-type="string" calcext:value-type="string">
            <text:p>cornel-9-10-40</text:p>
          </table:table-cell>
          <table:table-cell office:value-type="float" office:value="2842" calcext:value-type="float">
            <text:p>2842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51921201" calcext:value-type="float">
            <text:p>851921201</text:p>
          </table:table-cell>
          <table:table-cell office:value-type="float" office:value="9628508" calcext:value-type="float">
            <text:p>9628508</text:p>
          </table:table-cell>
        </table:table-row>
        <table:table-row table:style-name="ro1">
          <table:table-cell office:value-type="string" calcext:value-type="string">
            <text:p>cornel-10-7-40</text:p>
          </table:table-cell>
          <table:table-cell office:value-type="float" office:value="2843" calcext:value-type="float">
            <text:p>2843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63876798" calcext:value-type="float">
            <text:p>863876798</text:p>
          </table:table-cell>
          <table:table-cell office:value-type="float" office:value="3608320" calcext:value-type="float">
            <text:p>3608320</text:p>
          </table:table-cell>
        </table:table-row>
        <table:table-row table:style-name="ro1">
          <table:table-cell office:value-type="string" calcext:value-type="string">
            <text:p>cornel-8-10-30</text:p>
          </table:table-cell>
          <table:table-cell office:value-type="float" office:value="2845" calcext:value-type="float">
            <text:p>2845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44187201" calcext:value-type="float">
            <text:p>844187201</text:p>
          </table:table-cell>
          <table:table-cell office:value-type="float" office:value="9374828" calcext:value-type="float">
            <text:p>9374828</text:p>
          </table:table-cell>
        </table:table-row>
        <table:table-row table:style-name="ro1">
          <table:table-cell office:value-type="string" calcext:value-type="string">
            <text:p>cornel-10-6-50</text:p>
          </table:table-cell>
          <table:table-cell office:value-type="float" office:value="2848" calcext:value-type="float">
            <text:p>2848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73780068" calcext:value-type="float">
            <text:p>873780068</text:p>
          </table:table-cell>
          <table:table-cell office:value-type="float" office:value="2591132" calcext:value-type="float">
            <text:p>2591132</text:p>
          </table:table-cell>
        </table:table-row>
        <table:table-row table:style-name="ro1">
          <table:table-cell office:value-type="string" calcext:value-type="string">
            <text:p>cornel-10-9-100</text:p>
          </table:table-cell>
          <table:table-cell office:value-type="float" office:value="2850" calcext:value-type="float">
            <text:p>2850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39089307" calcext:value-type="float">
            <text:p>839089307</text:p>
          </table:table-cell>
          <table:table-cell office:value-type="float" office:value="7194944" calcext:value-type="float">
            <text:p>7194944</text:p>
          </table:table-cell>
        </table:table-row>
        <table:table-row table:style-name="ro1">
          <table:table-cell office:value-type="string" calcext:value-type="string">
            <text:p>cornel-9-8-40</text:p>
          </table:table-cell>
          <table:table-cell office:value-type="float" office:value="2853" calcext:value-type="float">
            <text:p>2853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72633488" calcext:value-type="float">
            <text:p>872633488</text:p>
          </table:table-cell>
          <table:table-cell office:value-type="float" office:value="4739956" calcext:value-type="float">
            <text:p>4739956</text:p>
          </table:table-cell>
        </table:table-row>
        <table:table-row table:style-name="ro1">
          <table:table-cell office:value-type="string" calcext:value-type="string">
            <text:p>cornel-9-9-40</text:p>
          </table:table-cell>
          <table:table-cell office:value-type="float" office:value="2853" calcext:value-type="float">
            <text:p>2853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68959593" calcext:value-type="float">
            <text:p>868959593</text:p>
          </table:table-cell>
          <table:table-cell office:value-type="float" office:value="6812528" calcext:value-type="float">
            <text:p>6812528</text:p>
          </table:table-cell>
        </table:table-row>
        <table:table-row table:style-name="ro1">
          <table:table-cell office:value-type="string" calcext:value-type="string">
            <text:p>cornel-8-9-30</text:p>
          </table:table-cell>
          <table:table-cell office:value-type="float" office:value="2854" calcext:value-type="float">
            <text:p>2854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61225593" calcext:value-type="float">
            <text:p>861225593</text:p>
          </table:table-cell>
          <table:table-cell office:value-type="float" office:value="6558848" calcext:value-type="float">
            <text:p>6558848</text:p>
          </table:table-cell>
        </table:table-row>
        <table:table-row table:style-name="ro1">
          <table:table-cell office:value-type="string" calcext:value-type="string">
            <text:p>cornel-9-9-100</text:p>
          </table:table-cell>
          <table:table-cell office:value-type="float" office:value="2854" calcext:value-type="float">
            <text:p>2854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68959593" calcext:value-type="float">
            <text:p>868959593</text:p>
          </table:table-cell>
          <table:table-cell office:value-type="float" office:value="6812528" calcext:value-type="float">
            <text:p>6812528</text:p>
          </table:table-cell>
        </table:table-row>
        <table:table-row table:style-name="ro1">
          <table:table-cell office:value-type="string" calcext:value-type="string">
            <text:p>cornel-10-9-50</text:p>
          </table:table-cell>
          <table:table-cell office:value-type="float" office:value="2854" calcext:value-type="float">
            <text:p>2854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39089307" calcext:value-type="float">
            <text:p>839089307</text:p>
          </table:table-cell>
          <table:table-cell office:value-type="float" office:value="7194944" calcext:value-type="float">
            <text:p>7194944</text:p>
          </table:table-cell>
        </table:table-row>
        <table:table-row table:style-name="ro1">
          <table:table-cell office:value-type="string" calcext:value-type="string">
            <text:p>cornel-10-7-100</text:p>
          </table:table-cell>
          <table:table-cell office:value-type="float" office:value="2856" calcext:value-type="float">
            <text:p>2856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63876798" calcext:value-type="float">
            <text:p>863876798</text:p>
          </table:table-cell>
          <table:table-cell office:value-type="float" office:value="3608320" calcext:value-type="float">
            <text:p>3608320</text:p>
          </table:table-cell>
        </table:table-row>
        <table:table-row table:style-name="ro1">
          <table:table-cell office:value-type="string" calcext:value-type="string">
            <text:p>cornel-10-6-40</text:p>
          </table:table-cell>
          <table:table-cell office:value-type="float" office:value="2857" calcext:value-type="float">
            <text:p>2857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73780068" calcext:value-type="float">
            <text:p>873780068</text:p>
          </table:table-cell>
          <table:table-cell office:value-type="float" office:value="2591132" calcext:value-type="float">
            <text:p>2591132</text:p>
          </table:table-cell>
        </table:table-row>
        <table:table-row table:style-name="ro1">
          <table:table-cell office:value-type="string" calcext:value-type="string">
            <text:p>cornel-8-10-50</text:p>
          </table:table-cell>
          <table:table-cell office:value-type="float" office:value="2857" calcext:value-type="float">
            <text:p>2857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44187201" calcext:value-type="float">
            <text:p>844187201</text:p>
          </table:table-cell>
          <table:table-cell office:value-type="float" office:value="9374828" calcext:value-type="float">
            <text:p>9374828</text:p>
          </table:table-cell>
        </table:table-row>
        <table:table-row table:style-name="ro1">
          <table:table-cell office:value-type="string" calcext:value-type="string">
            <text:p>cornel-10-5-30</text:p>
          </table:table-cell>
          <table:table-cell office:value-type="float" office:value="2858" calcext:value-type="float">
            <text:p>2858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903126006" calcext:value-type="float">
            <text:p>903126006</text:p>
          </table:table-cell>
          <table:table-cell office:value-type="float" office:value="1918476" calcext:value-type="float">
            <text:p>1918476</text:p>
          </table:table-cell>
        </table:table-row>
        <table:table-row table:style-name="ro1">
          <table:table-cell office:value-type="string" calcext:value-type="string">
            <text:p>cornel-9-7-40</text:p>
          </table:table-cell>
          <table:table-cell office:value-type="float" office:value="2858" calcext:value-type="float">
            <text:p>2858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93747084" calcext:value-type="float">
            <text:p>893747084</text:p>
          </table:table-cell>
          <table:table-cell office:value-type="float" office:value="3225904" calcext:value-type="float">
            <text:p>3225904</text:p>
          </table:table-cell>
        </table:table-row>
        <table:table-row table:style-name="ro1">
          <table:table-cell office:value-type="string" calcext:value-type="string">
            <text:p>cornel-9-7-50</text:p>
          </table:table-cell>
          <table:table-cell office:value-type="float" office:value="2859" calcext:value-type="float">
            <text:p>2859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93747084" calcext:value-type="float">
            <text:p>893747084</text:p>
          </table:table-cell>
          <table:table-cell office:value-type="float" office:value="3225904" calcext:value-type="float">
            <text:p>3225904</text:p>
          </table:table-cell>
        </table:table-row>
        <table:table-row table:style-name="ro1">
          <table:table-cell office:value-type="string" calcext:value-type="string">
            <text:p>cornel-6-9-50</text:p>
          </table:table-cell>
          <table:table-cell office:value-type="float" office:value="2860" calcext:value-type="float">
            <text:p>2860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93651575" calcext:value-type="float">
            <text:p>993651575</text:p>
          </table:table-cell>
          <table:table-cell office:value-type="float" office:value="6223000" calcext:value-type="float">
            <text:p>6223000</text:p>
          </table:table-cell>
        </table:table-row>
        <table:table-row table:style-name="ro1">
          <table:table-cell office:value-type="string" calcext:value-type="string">
            <text:p>cornel-8-9-100</text:p>
          </table:table-cell>
          <table:table-cell office:value-type="float" office:value="2864" calcext:value-type="float">
            <text:p>2864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61225593" calcext:value-type="float">
            <text:p>861225593</text:p>
          </table:table-cell>
          <table:table-cell office:value-type="float" office:value="6558848" calcext:value-type="float">
            <text:p>6558848</text:p>
          </table:table-cell>
        </table:table-row>
        <table:table-row table:style-name="ro1">
          <table:table-cell office:value-type="string" calcext:value-type="string">
            <text:p>cornel-10-9-40</text:p>
          </table:table-cell>
          <table:table-cell office:value-type="float" office:value="2865" calcext:value-type="float">
            <text:p>2865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39089307" calcext:value-type="float">
            <text:p>839089307</text:p>
          </table:table-cell>
          <table:table-cell office:value-type="float" office:value="7194944" calcext:value-type="float">
            <text:p>7194944</text:p>
          </table:table-cell>
        </table:table-row>
        <table:table-row table:style-name="ro1">
          <table:table-cell office:value-type="string" calcext:value-type="string">
            <text:p>cornel-5-10-40</text:p>
          </table:table-cell>
          <table:table-cell office:value-type="float" office:value="2865" calcext:value-type="float">
            <text:p>2865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985288459" calcext:value-type="float">
            <text:p>985288459</text:p>
          </table:table-cell>
          <table:table-cell office:value-type="float" office:value="8959972" calcext:value-type="float">
            <text:p>8959972</text:p>
          </table:table-cell>
        </table:table-row>
        <table:table-row table:style-name="ro1">
          <table:table-cell office:value-type="string" calcext:value-type="string">
            <text:p>cornel-9-6-40</text:p>
          </table:table-cell>
          <table:table-cell office:value-type="float" office:value="2868" calcext:value-type="float">
            <text:p>2868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03650354" calcext:value-type="float">
            <text:p>903650354</text:p>
          </table:table-cell>
          <table:table-cell office:value-type="float" office:value="2208716" calcext:value-type="float">
            <text:p>2208716</text:p>
          </table:table-cell>
        </table:table-row>
        <table:table-row table:style-name="ro1">
          <table:table-cell office:value-type="string" calcext:value-type="string">
            <text:p>cornel-8-5-30</text:p>
          </table:table-cell>
          <table:table-cell office:value-type="float" office:value="2869" calcext:value-type="float">
            <text:p>2869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925262292" calcext:value-type="float">
            <text:p>925262292</text:p>
          </table:table-cell>
          <table:table-cell office:value-type="float" office:value="1282380" calcext:value-type="float">
            <text:p>1282380</text:p>
          </table:table-cell>
        </table:table-row>
        <table:table-row table:style-name="ro1">
          <table:table-cell office:value-type="string" calcext:value-type="string">
            <text:p>cornel-9-8-50</text:p>
          </table:table-cell>
          <table:table-cell office:value-type="float" office:value="2872" calcext:value-type="float">
            <text:p>2872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72633488" calcext:value-type="float">
            <text:p>872633488</text:p>
          </table:table-cell>
          <table:table-cell office:value-type="float" office:value="4739956" calcext:value-type="float">
            <text:p>4739956</text:p>
          </table:table-cell>
        </table:table-row>
        <table:table-row table:style-name="ro1">
          <table:table-cell office:value-type="string" calcext:value-type="string">
            <text:p>cornel-9-9-30</text:p>
          </table:table-cell>
          <table:table-cell office:value-type="float" office:value="2875" calcext:value-type="float">
            <text:p>2875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68959593" calcext:value-type="float">
            <text:p>868959593</text:p>
          </table:table-cell>
          <table:table-cell office:value-type="float" office:value="6812528" calcext:value-type="float">
            <text:p>6812528</text:p>
          </table:table-cell>
        </table:table-row>
        <table:table-row table:style-name="ro1">
          <table:table-cell office:value-type="string" calcext:value-type="string">
            <text:p>cornel-8-8-30</text:p>
          </table:table-cell>
          <table:table-cell office:value-type="float" office:value="2876" calcext:value-type="float">
            <text:p>2876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64899488" calcext:value-type="float">
            <text:p>864899488</text:p>
          </table:table-cell>
          <table:table-cell office:value-type="float" office:value="4486276" calcext:value-type="float">
            <text:p>4486276</text:p>
          </table:table-cell>
        </table:table-row>
        <table:table-row table:style-name="ro1">
          <table:table-cell office:value-type="string" calcext:value-type="string">
            <text:p>cornel-8-6-40</text:p>
          </table:table-cell>
          <table:table-cell office:value-type="float" office:value="2879" calcext:value-type="float">
            <text:p>2879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95916354" calcext:value-type="float">
            <text:p>895916354</text:p>
          </table:table-cell>
          <table:table-cell office:value-type="float" office:value="1955036" calcext:value-type="float">
            <text:p>1955036</text:p>
          </table:table-cell>
        </table:table-row>
        <table:table-row table:style-name="ro1">
          <table:table-cell office:value-type="string" calcext:value-type="string">
            <text:p>cornel-8-7-50</text:p>
          </table:table-cell>
          <table:table-cell office:value-type="float" office:value="2880" calcext:value-type="float">
            <text:p>2880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86013084" calcext:value-type="float">
            <text:p>886013084</text:p>
          </table:table-cell>
          <table:table-cell office:value-type="float" office:value="2972224" calcext:value-type="float">
            <text:p>2972224</text:p>
          </table:table-cell>
        </table:table-row>
        <table:table-row table:style-name="ro1">
          <table:table-cell office:value-type="string" calcext:value-type="string">
            <text:p>cornel-10-4-100</text:p>
          </table:table-cell>
          <table:table-cell office:value-type="float" office:value="2885" calcext:value-type="float">
            <text:p>2885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918222141" calcext:value-type="float">
            <text:p>918222141</text:p>
          </table:table-cell>
          <table:table-cell office:value-type="float" office:value="1524776" calcext:value-type="float">
            <text:p>1524776</text:p>
          </table:table-cell>
        </table:table-row>
        <table:table-row table:style-name="ro1">
          <table:table-cell office:value-type="string" calcext:value-type="string">
            <text:p>cornel-6-9-30</text:p>
          </table:table-cell>
          <table:table-cell office:value-type="float" office:value="2885" calcext:value-type="float">
            <text:p>2885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93651575" calcext:value-type="float">
            <text:p>993651575</text:p>
          </table:table-cell>
          <table:table-cell office:value-type="float" office:value="6223000" calcext:value-type="float">
            <text:p>6223000</text:p>
          </table:table-cell>
        </table:table-row>
        <table:table-row table:style-name="ro1">
          <table:table-cell office:value-type="string" calcext:value-type="string">
            <text:p>cornel-8-10-40</text:p>
          </table:table-cell>
          <table:table-cell office:value-type="float" office:value="2885" calcext:value-type="float">
            <text:p>2885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44187201" calcext:value-type="float">
            <text:p>844187201</text:p>
          </table:table-cell>
          <table:table-cell office:value-type="float" office:value="9374828" calcext:value-type="float">
            <text:p>9374828</text:p>
          </table:table-cell>
        </table:table-row>
        <table:table-row table:style-name="ro1">
          <table:table-cell office:value-type="string" calcext:value-type="string">
            <text:p>cornel-10-6-30</text:p>
          </table:table-cell>
          <table:table-cell office:value-type="float" office:value="2887" calcext:value-type="float">
            <text:p>2887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73780068" calcext:value-type="float">
            <text:p>873780068</text:p>
          </table:table-cell>
          <table:table-cell office:value-type="float" office:value="2591132" calcext:value-type="float">
            <text:p>2591132</text:p>
          </table:table-cell>
        </table:table-row>
        <table:table-row table:style-name="ro1">
          <table:table-cell office:value-type="string" calcext:value-type="string">
            <text:p>cornel-8-7-30</text:p>
          </table:table-cell>
          <table:table-cell office:value-type="float" office:value="2888" calcext:value-type="float">
            <text:p>2888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86013084" calcext:value-type="float">
            <text:p>886013084</text:p>
          </table:table-cell>
          <table:table-cell office:value-type="float" office:value="2972224" calcext:value-type="float">
            <text:p>2972224</text:p>
          </table:table-cell>
        </table:table-row>
        <table:table-row table:style-name="ro1">
          <table:table-cell office:value-type="string" calcext:value-type="string">
            <text:p>cornel-6-8-100</text:p>
          </table:table-cell>
          <table:table-cell office:value-type="float" office:value="2889" calcext:value-type="float">
            <text:p>2889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97325470" calcext:value-type="float">
            <text:p>997325470</text:p>
          </table:table-cell>
          <table:table-cell office:value-type="float" office:value="4150428" calcext:value-type="float">
            <text:p>4150428</text:p>
          </table:table-cell>
        </table:table-row>
        <table:table-row table:style-name="ro1">
          <table:table-cell office:value-type="string" calcext:value-type="string">
            <text:p>cornel-9-5-50</text:p>
          </table:table-cell>
          <table:table-cell office:value-type="float" office:value="2890" calcext:value-type="float">
            <text:p>2890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32996292" calcext:value-type="float">
            <text:p>932996292</text:p>
          </table:table-cell>
          <table:table-cell office:value-type="float" office:value="1536060" calcext:value-type="float">
            <text:p>1536060</text:p>
          </table:table-cell>
        </table:table-row>
        <table:table-row table:style-name="ro1">
          <table:table-cell office:value-type="string" calcext:value-type="string">
            <text:p>cornel-10-5-50</text:p>
          </table:table-cell>
          <table:table-cell office:value-type="float" office:value="2893" calcext:value-type="float">
            <text:p>2893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903126006" calcext:value-type="float">
            <text:p>903126006</text:p>
          </table:table-cell>
          <table:table-cell office:value-type="float" office:value="1918476" calcext:value-type="float">
            <text:p>1918476</text:p>
          </table:table-cell>
        </table:table-row>
        <table:table-row table:style-name="ro1">
          <table:table-cell office:value-type="string" calcext:value-type="string">
            <text:p>cornel-10-6-100</text:p>
          </table:table-cell>
          <table:table-cell office:value-type="float" office:value="2893" calcext:value-type="float">
            <text:p>2893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873780068" calcext:value-type="float">
            <text:p>873780068</text:p>
          </table:table-cell>
          <table:table-cell office:value-type="float" office:value="2591132" calcext:value-type="float">
            <text:p>2591132</text:p>
          </table:table-cell>
        </table:table-row>
        <table:table-row table:style-name="ro1">
          <table:table-cell office:value-type="string" calcext:value-type="string">
            <text:p>cornel-7-10-100</text:p>
          </table:table-cell>
          <table:table-cell office:value-type="float" office:value="2893" calcext:value-type="float">
            <text:p>2893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50325753" calcext:value-type="float">
            <text:p>950325753</text:p>
          </table:table-cell>
          <table:table-cell office:value-type="float" office:value="9179432" calcext:value-type="float">
            <text:p>9179432</text:p>
          </table:table-cell>
        </table:table-row>
        <table:table-row table:style-name="ro1">
          <table:table-cell office:value-type="string" calcext:value-type="string">
            <text:p>cornel-9-6-50</text:p>
          </table:table-cell>
          <table:table-cell office:value-type="float" office:value="2894" calcext:value-type="float">
            <text:p>2894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03650354" calcext:value-type="float">
            <text:p>903650354</text:p>
          </table:table-cell>
          <table:table-cell office:value-type="float" office:value="2208716" calcext:value-type="float">
            <text:p>2208716</text:p>
          </table:table-cell>
        </table:table-row>
        <table:table-row table:style-name="ro1">
          <table:table-cell office:value-type="string" calcext:value-type="string">
            <text:p>cornel-6-8-30</text:p>
          </table:table-cell>
          <table:table-cell office:value-type="float" office:value="2896" calcext:value-type="float">
            <text:p>2896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97325470" calcext:value-type="float">
            <text:p>997325470</text:p>
          </table:table-cell>
          <table:table-cell office:value-type="float" office:value="4150428" calcext:value-type="float">
            <text:p>4150428</text:p>
          </table:table-cell>
        </table:table-row>
        <table:table-row table:style-name="ro1">
          <table:table-cell office:value-type="string" calcext:value-type="string">
            <text:p>cornel-8-8-40</text:p>
          </table:table-cell>
          <table:table-cell office:value-type="float" office:value="2899" calcext:value-type="float">
            <text:p>2899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64899488" calcext:value-type="float">
            <text:p>864899488</text:p>
          </table:table-cell>
          <table:table-cell office:value-type="float" office:value="4486276" calcext:value-type="float">
            <text:p>4486276</text:p>
          </table:table-cell>
        </table:table-row>
        <table:table-row table:style-name="ro1">
          <table:table-cell office:value-type="string" calcext:value-type="string">
            <text:p>cornel-5-9-100</text:p>
          </table:table-cell>
          <table:table-cell office:value-type="float" office:value="2899" calcext:value-type="float">
            <text:p>2899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02326851" calcext:value-type="float">
            <text:p>1002326851</text:p>
          </table:table-cell>
          <table:table-cell office:value-type="float" office:value="6143992" calcext:value-type="float">
            <text:p>6143992</text:p>
          </table:table-cell>
        </table:table-row>
        <table:table-row table:style-name="ro1">
          <table:table-cell office:value-type="string" calcext:value-type="string">
            <text:p>cornel-6-10-30</text:p>
          </table:table-cell>
          <table:table-cell office:value-type="float" office:value="2900" calcext:value-type="float">
            <text:p>2900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76613183" calcext:value-type="float">
            <text:p>976613183</text:p>
          </table:table-cell>
          <table:table-cell office:value-type="float" office:value="9038980" calcext:value-type="float">
            <text:p>9038980</text:p>
          </table:table-cell>
        </table:table-row>
        <table:table-row table:style-name="ro1">
          <table:table-cell office:value-type="string" calcext:value-type="string">
            <text:p>cornel-9-7-100</text:p>
          </table:table-cell>
          <table:table-cell office:value-type="float" office:value="2901" calcext:value-type="float">
            <text:p>2901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93747084" calcext:value-type="float">
            <text:p>893747084</text:p>
          </table:table-cell>
          <table:table-cell office:value-type="float" office:value="3225904" calcext:value-type="float">
            <text:p>3225904</text:p>
          </table:table-cell>
        </table:table-row>
        <table:table-row table:style-name="ro1">
          <table:table-cell office:value-type="string" calcext:value-type="string">
            <text:p>cornel-6-10-100</text:p>
          </table:table-cell>
          <table:table-cell office:value-type="float" office:value="2902" calcext:value-type="float">
            <text:p>2902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76613183" calcext:value-type="float">
            <text:p>976613183</text:p>
          </table:table-cell>
          <table:table-cell office:value-type="float" office:value="9038980" calcext:value-type="float">
            <text:p>9038980</text:p>
          </table:table-cell>
        </table:table-row>
        <table:table-row table:style-name="ro1">
          <table:table-cell office:value-type="string" calcext:value-type="string">
            <text:p>cornel-9-9-50</text:p>
          </table:table-cell>
          <table:table-cell office:value-type="float" office:value="2903" calcext:value-type="float">
            <text:p>2903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868959593" calcext:value-type="float">
            <text:p>868959593</text:p>
          </table:table-cell>
          <table:table-cell office:value-type="float" office:value="6812528" calcext:value-type="float">
            <text:p>6812528</text:p>
          </table:table-cell>
        </table:table-row>
        <table:table-row table:style-name="ro1">
          <table:table-cell office:value-type="string" calcext:value-type="string">
            <text:p>cornel-9-5-40</text:p>
          </table:table-cell>
          <table:table-cell office:value-type="float" office:value="2906" calcext:value-type="float">
            <text:p>2906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32996292" calcext:value-type="float">
            <text:p>932996292</text:p>
          </table:table-cell>
          <table:table-cell office:value-type="float" office:value="1536060" calcext:value-type="float">
            <text:p>1536060</text:p>
          </table:table-cell>
        </table:table-row>
        <table:table-row table:style-name="ro1">
          <table:table-cell office:value-type="string" calcext:value-type="string">
            <text:p>cornel-7-8-100</text:p>
          </table:table-cell>
          <table:table-cell office:value-type="float" office:value="2906" calcext:value-type="float">
            <text:p>2906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71038040" calcext:value-type="float">
            <text:p>971038040</text:p>
          </table:table-cell>
          <table:table-cell office:value-type="float" office:value="4290880" calcext:value-type="float">
            <text:p>4290880</text:p>
          </table:table-cell>
        </table:table-row>
        <table:table-row table:style-name="ro1">
          <table:table-cell office:value-type="string" calcext:value-type="string">
            <text:p>cornel-9-4-100</text:p>
          </table:table-cell>
          <table:table-cell office:value-type="float" office:value="2913" calcext:value-type="float">
            <text:p>2913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48092427" calcext:value-type="float">
            <text:p>948092427</text:p>
          </table:table-cell>
          <table:table-cell office:value-type="float" office:value="1142360" calcext:value-type="float">
            <text:p>1142360</text:p>
          </table:table-cell>
        </table:table-row>
        <table:table-row table:style-name="ro1">
          <table:table-cell office:value-type="string" calcext:value-type="string">
            <text:p>cornel-5-8-100</text:p>
          </table:table-cell>
          <table:table-cell office:value-type="float" office:value="2918" calcext:value-type="float">
            <text:p>2918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06000746" calcext:value-type="float">
            <text:p>1006000746</text:p>
          </table:table-cell>
          <table:table-cell office:value-type="float" office:value="4071420" calcext:value-type="float">
            <text:p>4071420</text:p>
          </table:table-cell>
        </table:table-row>
        <table:table-row table:style-name="ro1">
          <table:table-cell office:value-type="string" calcext:value-type="string">
            <text:p>cornel-7-10-30</text:p>
          </table:table-cell>
          <table:table-cell office:value-type="float" office:value="2924" calcext:value-type="float">
            <text:p>2924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50325753" calcext:value-type="float">
            <text:p>950325753</text:p>
          </table:table-cell>
          <table:table-cell office:value-type="float" office:value="9179432" calcext:value-type="float">
            <text:p>9179432</text:p>
          </table:table-cell>
        </table:table-row>
        <table:table-row table:style-name="ro1">
          <table:table-cell office:value-type="string" calcext:value-type="string">
            <text:p>cornel-8-5-100</text:p>
          </table:table-cell>
          <table:table-cell office:value-type="float" office:value="2925" calcext:value-type="float">
            <text:p>2925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925262292" calcext:value-type="float">
            <text:p>925262292</text:p>
          </table:table-cell>
          <table:table-cell office:value-type="float" office:value="1282380" calcext:value-type="float">
            <text:p>1282380</text:p>
          </table:table-cell>
        </table:table-row>
        <table:table-row table:style-name="ro1">
          <table:table-cell office:value-type="string" calcext:value-type="string">
            <text:p>cornel-8-6-30</text:p>
          </table:table-cell>
          <table:table-cell office:value-type="float" office:value="2925" calcext:value-type="float">
            <text:p>2925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95916354" calcext:value-type="float">
            <text:p>895916354</text:p>
          </table:table-cell>
          <table:table-cell office:value-type="float" office:value="1955036" calcext:value-type="float">
            <text:p>1955036</text:p>
          </table:table-cell>
        </table:table-row>
        <table:table-row table:style-name="ro1">
          <table:table-cell office:value-type="string" calcext:value-type="string">
            <text:p>cornel-10-5-100</text:p>
          </table:table-cell>
          <table:table-cell office:value-type="float" office:value="2926" calcext:value-type="float">
            <text:p>2926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903126006" calcext:value-type="float">
            <text:p>903126006</text:p>
          </table:table-cell>
          <table:table-cell office:value-type="float" office:value="1918476" calcext:value-type="float">
            <text:p>1918476</text:p>
          </table:table-cell>
        </table:table-row>
        <table:table-row table:style-name="ro1">
          <table:table-cell office:value-type="string" calcext:value-type="string">
            <text:p>cornel-7-10-40</text:p>
          </table:table-cell>
          <table:table-cell office:value-type="float" office:value="2926" calcext:value-type="float">
            <text:p>2926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50325753" calcext:value-type="float">
            <text:p>950325753</text:p>
          </table:table-cell>
          <table:table-cell office:value-type="float" office:value="9179432" calcext:value-type="float">
            <text:p>9179432</text:p>
          </table:table-cell>
        </table:table-row>
        <table:table-row table:style-name="ro1">
          <table:table-cell office:value-type="string" calcext:value-type="string">
            <text:p>cornel-9-5-30</text:p>
          </table:table-cell>
          <table:table-cell office:value-type="float" office:value="2927" calcext:value-type="float">
            <text:p>2927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32996292" calcext:value-type="float">
            <text:p>932996292</text:p>
          </table:table-cell>
          <table:table-cell office:value-type="float" office:value="1536060" calcext:value-type="float">
            <text:p>1536060</text:p>
          </table:table-cell>
        </table:table-row>
        <table:table-row table:style-name="ro1">
          <table:table-cell office:value-type="string" calcext:value-type="string">
            <text:p>cornel-6-10-40</text:p>
          </table:table-cell>
          <table:table-cell office:value-type="float" office:value="2928" calcext:value-type="float">
            <text:p>2928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76613183" calcext:value-type="float">
            <text:p>976613183</text:p>
          </table:table-cell>
          <table:table-cell office:value-type="float" office:value="9038980" calcext:value-type="float">
            <text:p>9038980</text:p>
          </table:table-cell>
        </table:table-row>
        <table:table-row table:style-name="ro1">
          <table:table-cell office:value-type="string" calcext:value-type="string">
            <text:p>cornel-9-6-30</text:p>
          </table:table-cell>
          <table:table-cell office:value-type="float" office:value="2929" calcext:value-type="float">
            <text:p>2929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03650354" calcext:value-type="float">
            <text:p>903650354</text:p>
          </table:table-cell>
          <table:table-cell office:value-type="float" office:value="2208716" calcext:value-type="float">
            <text:p>2208716</text:p>
          </table:table-cell>
        </table:table-row>
        <table:table-row table:style-name="ro1">
          <table:table-cell office:value-type="string" calcext:value-type="string">
            <text:p>cornel-9-4-30</text:p>
          </table:table-cell>
          <table:table-cell office:value-type="float" office:value="2938" calcext:value-type="float">
            <text:p>2938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48092427" calcext:value-type="float">
            <text:p>948092427</text:p>
          </table:table-cell>
          <table:table-cell office:value-type="float" office:value="1142360" calcext:value-type="float">
            <text:p>1142360</text:p>
          </table:table-cell>
        </table:table-row>
        <table:table-row table:style-name="ro1">
          <table:table-cell office:value-type="string" calcext:value-type="string">
            <text:p>cornel-6-10-50</text:p>
          </table:table-cell>
          <table:table-cell office:value-type="float" office:value="2939" calcext:value-type="float">
            <text:p>2939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76613183" calcext:value-type="float">
            <text:p>976613183</text:p>
          </table:table-cell>
          <table:table-cell office:value-type="float" office:value="9038980" calcext:value-type="float">
            <text:p>9038980</text:p>
          </table:table-cell>
        </table:table-row>
        <table:table-row table:style-name="ro1">
          <table:table-cell office:value-type="string" calcext:value-type="string">
            <text:p>cornel-6-6-50</text:p>
          </table:table-cell>
          <table:table-cell office:value-type="float" office:value="2941" calcext:value-type="float">
            <text:p>2941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28342336" calcext:value-type="float">
            <text:p>1028342336</text:p>
          </table:table-cell>
          <table:table-cell office:value-type="float" office:value="1619188" calcext:value-type="float">
            <text:p>1619188</text:p>
          </table:table-cell>
        </table:table-row>
        <table:table-row table:style-name="ro1">
          <table:table-cell office:value-type="string" calcext:value-type="string">
            <text:p>cornel-8-4-40</text:p>
          </table:table-cell>
          <table:table-cell office:value-type="float" office:value="2943" calcext:value-type="float">
            <text:p>2943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940358427" calcext:value-type="float">
            <text:p>940358427</text:p>
          </table:table-cell>
          <table:table-cell office:value-type="float" office:value="888680" calcext:value-type="float">
            <text:p>888680</text:p>
          </table:table-cell>
        </table:table-row>
        <table:table-row table:style-name="ro1">
          <table:table-cell office:value-type="string" calcext:value-type="string">
            <text:p>cornel-9-4-40</text:p>
          </table:table-cell>
          <table:table-cell office:value-type="float" office:value="2943" calcext:value-type="float">
            <text:p>2943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48092427" calcext:value-type="float">
            <text:p>948092427</text:p>
          </table:table-cell>
          <table:table-cell office:value-type="float" office:value="1142360" calcext:value-type="float">
            <text:p>1142360</text:p>
          </table:table-cell>
        </table:table-row>
        <table:table-row table:style-name="ro1">
          <table:table-cell office:value-type="string" calcext:value-type="string">
            <text:p>cornel-5-7-40</text:p>
          </table:table-cell>
          <table:table-cell office:value-type="float" office:value="2943" calcext:value-type="float">
            <text:p>2943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27114342" calcext:value-type="float">
            <text:p>1027114342</text:p>
          </table:table-cell>
          <table:table-cell office:value-type="float" office:value="2557368" calcext:value-type="float">
            <text:p>2557368</text:p>
          </table:table-cell>
        </table:table-row>
        <table:table-row table:style-name="ro1">
          <table:table-cell office:value-type="string" calcext:value-type="string">
            <text:p>cornel-6-9-40</text:p>
          </table:table-cell>
          <table:table-cell office:value-type="float" office:value="2944" calcext:value-type="float">
            <text:p>2944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93651575" calcext:value-type="float">
            <text:p>993651575</text:p>
          </table:table-cell>
          <table:table-cell office:value-type="float" office:value="6223000" calcext:value-type="float">
            <text:p>6223000</text:p>
          </table:table-cell>
        </table:table-row>
        <table:table-row table:style-name="ro1">
          <table:table-cell office:value-type="string" calcext:value-type="string">
            <text:p>cornel-7-9-40</text:p>
          </table:table-cell>
          <table:table-cell office:value-type="float" office:value="2945" calcext:value-type="float">
            <text:p>2945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67364145" calcext:value-type="float">
            <text:p>967364145</text:p>
          </table:table-cell>
          <table:table-cell office:value-type="float" office:value="6363452" calcext:value-type="float">
            <text:p>6363452</text:p>
          </table:table-cell>
        </table:table-row>
        <table:table-row table:style-name="ro1">
          <table:table-cell office:value-type="string" calcext:value-type="string">
            <text:p>cornel-7-10-50</text:p>
          </table:table-cell>
          <table:table-cell office:value-type="float" office:value="2946" calcext:value-type="float">
            <text:p>2946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50325753" calcext:value-type="float">
            <text:p>950325753</text:p>
          </table:table-cell>
          <table:table-cell office:value-type="float" office:value="9179432" calcext:value-type="float">
            <text:p>9179432</text:p>
          </table:table-cell>
        </table:table-row>
        <table:table-row table:style-name="ro1">
          <table:table-cell office:value-type="string" calcext:value-type="string">
            <text:p>cornel-6-7-50</text:p>
          </table:table-cell>
          <table:table-cell office:value-type="float" office:value="2949" calcext:value-type="float">
            <text:p>2949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18439066" calcext:value-type="float">
            <text:p>1018439066</text:p>
          </table:table-cell>
          <table:table-cell office:value-type="float" office:value="2636376" calcext:value-type="float">
            <text:p>2636376</text:p>
          </table:table-cell>
        </table:table-row>
        <table:table-row table:style-name="ro1">
          <table:table-cell office:value-type="string" calcext:value-type="string">
            <text:p>cornel-5-9-50</text:p>
          </table:table-cell>
          <table:table-cell office:value-type="float" office:value="2949" calcext:value-type="float">
            <text:p>2949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02326851" calcext:value-type="float">
            <text:p>1002326851</text:p>
          </table:table-cell>
          <table:table-cell office:value-type="float" office:value="6143992" calcext:value-type="float">
            <text:p>6143992</text:p>
          </table:table-cell>
        </table:table-row>
        <table:table-row table:style-name="ro1">
          <table:table-cell office:value-type="string" calcext:value-type="string">
            <text:p>cornel-10-4-30</text:p>
          </table:table-cell>
          <table:table-cell office:value-type="float" office:value="2955" calcext:value-type="float">
            <text:p>2955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918222141" calcext:value-type="float">
            <text:p>918222141</text:p>
          </table:table-cell>
          <table:table-cell office:value-type="float" office:value="1524776" calcext:value-type="float">
            <text:p>1524776</text:p>
          </table:table-cell>
        </table:table-row>
        <table:table-row table:style-name="ro1">
          <table:table-cell office:value-type="string" calcext:value-type="string">
            <text:p>cornel-6-7-100</text:p>
          </table:table-cell>
          <table:table-cell office:value-type="float" office:value="2955" calcext:value-type="float">
            <text:p>2955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18439066" calcext:value-type="float">
            <text:p>1018439066</text:p>
          </table:table-cell>
          <table:table-cell office:value-type="float" office:value="2636376" calcext:value-type="float">
            <text:p>2636376</text:p>
          </table:table-cell>
        </table:table-row>
        <table:table-row table:style-name="ro1">
          <table:table-cell office:value-type="string" calcext:value-type="string">
            <text:p>cornel-5-8-40</text:p>
          </table:table-cell>
          <table:table-cell office:value-type="float" office:value="2955" calcext:value-type="float">
            <text:p>2955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06000746" calcext:value-type="float">
            <text:p>1006000746</text:p>
          </table:table-cell>
          <table:table-cell office:value-type="float" office:value="4071420" calcext:value-type="float">
            <text:p>4071420</text:p>
          </table:table-cell>
        </table:table-row>
        <table:table-row table:style-name="ro1">
          <table:table-cell office:value-type="string" calcext:value-type="string">
            <text:p>cornel-7-9-50</text:p>
          </table:table-cell>
          <table:table-cell office:value-type="float" office:value="2955" calcext:value-type="float">
            <text:p>2955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67364145" calcext:value-type="float">
            <text:p>967364145</text:p>
          </table:table-cell>
          <table:table-cell office:value-type="float" office:value="6363452" calcext:value-type="float">
            <text:p>6363452</text:p>
          </table:table-cell>
        </table:table-row>
        <table:table-row table:style-name="ro1">
          <table:table-cell office:value-type="string" calcext:value-type="string">
            <text:p>cornel-6-9-100</text:p>
          </table:table-cell>
          <table:table-cell office:value-type="float" office:value="2956" calcext:value-type="float">
            <text:p>2956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93651575" calcext:value-type="float">
            <text:p>993651575</text:p>
          </table:table-cell>
          <table:table-cell office:value-type="float" office:value="6223000" calcext:value-type="float">
            <text:p>6223000</text:p>
          </table:table-cell>
        </table:table-row>
        <table:table-row table:style-name="ro1">
          <table:table-cell office:value-type="string" calcext:value-type="string">
            <text:p>cornel-5-10-100</text:p>
          </table:table-cell>
          <table:table-cell office:value-type="float" office:value="2959" calcext:value-type="float">
            <text:p>2959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985288459" calcext:value-type="float">
            <text:p>985288459</text:p>
          </table:table-cell>
          <table:table-cell office:value-type="float" office:value="8959972" calcext:value-type="float">
            <text:p>8959972</text:p>
          </table:table-cell>
        </table:table-row>
        <table:table-row table:style-name="ro1">
          <table:table-cell office:value-type="string" calcext:value-type="string">
            <text:p>cornel-5-6-40</text:p>
          </table:table-cell>
          <table:table-cell office:value-type="float" office:value="2963" calcext:value-type="float">
            <text:p>2963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37017612" calcext:value-type="float">
            <text:p>1037017612</text:p>
          </table:table-cell>
          <table:table-cell office:value-type="float" office:value="1540180" calcext:value-type="float">
            <text:p>1540180</text:p>
          </table:table-cell>
        </table:table-row>
        <table:table-row table:style-name="ro1">
          <table:table-cell office:value-type="string" calcext:value-type="string">
            <text:p>cornel-5-8-50</text:p>
          </table:table-cell>
          <table:table-cell office:value-type="float" office:value="2965" calcext:value-type="float">
            <text:p>2965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06000746" calcext:value-type="float">
            <text:p>1006000746</text:p>
          </table:table-cell>
          <table:table-cell office:value-type="float" office:value="4071420" calcext:value-type="float">
            <text:p>4071420</text:p>
          </table:table-cell>
        </table:table-row>
        <table:table-row table:style-name="ro1">
          <table:table-cell office:value-type="string" calcext:value-type="string">
            <text:p>cornel-5-9-30</text:p>
          </table:table-cell>
          <table:table-cell office:value-type="float" office:value="2966" calcext:value-type="float">
            <text:p>2966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02326851" calcext:value-type="float">
            <text:p>1002326851</text:p>
          </table:table-cell>
          <table:table-cell office:value-type="float" office:value="6143992" calcext:value-type="float">
            <text:p>6143992</text:p>
          </table:table-cell>
        </table:table-row>
        <table:table-row table:style-name="ro1">
          <table:table-cell office:value-type="string" calcext:value-type="string">
            <text:p>cornel-8-4-50</text:p>
          </table:table-cell>
          <table:table-cell office:value-type="float" office:value="2967" calcext:value-type="float">
            <text:p>2967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940358427" calcext:value-type="float">
            <text:p>940358427</text:p>
          </table:table-cell>
          <table:table-cell office:value-type="float" office:value="888680" calcext:value-type="float">
            <text:p>888680</text:p>
          </table:table-cell>
        </table:table-row>
        <table:table-row table:style-name="ro1">
          <table:table-cell office:value-type="string" calcext:value-type="string">
            <text:p>cornel-9-4-50</text:p>
          </table:table-cell>
          <table:table-cell office:value-type="float" office:value="2967" calcext:value-type="float">
            <text:p>2967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48092427" calcext:value-type="float">
            <text:p>948092427</text:p>
          </table:table-cell>
          <table:table-cell office:value-type="float" office:value="1142360" calcext:value-type="float">
            <text:p>1142360</text:p>
          </table:table-cell>
        </table:table-row>
        <table:table-row table:style-name="ro1">
          <table:table-cell office:value-type="string" calcext:value-type="string">
            <text:p>cornel-10-4-50</text:p>
          </table:table-cell>
          <table:table-cell office:value-type="float" office:value="2967" calcext:value-type="float">
            <text:p>2967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918222141" calcext:value-type="float">
            <text:p>918222141</text:p>
          </table:table-cell>
          <table:table-cell office:value-type="float" office:value="1524776" calcext:value-type="float">
            <text:p>1524776</text:p>
          </table:table-cell>
        </table:table-row>
        <table:table-row table:style-name="ro1">
          <table:table-cell office:value-type="string" calcext:value-type="string">
            <text:p>cornel-7-6-40</text:p>
          </table:table-cell>
          <table:table-cell office:value-type="float" office:value="2969" calcext:value-type="float">
            <text:p>2969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02054906" calcext:value-type="float">
            <text:p>1002054906</text:p>
          </table:table-cell>
          <table:table-cell office:value-type="float" office:value="1759640" calcext:value-type="float">
            <text:p>1759640</text:p>
          </table:table-cell>
        </table:table-row>
        <table:table-row table:style-name="ro1">
          <table:table-cell office:value-type="string" calcext:value-type="string">
            <text:p>cornel-5-10-50</text:p>
          </table:table-cell>
          <table:table-cell office:value-type="float" office:value="2969" calcext:value-type="float">
            <text:p>2969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985288459" calcext:value-type="float">
            <text:p>985288459</text:p>
          </table:table-cell>
          <table:table-cell office:value-type="float" office:value="8959972" calcext:value-type="float">
            <text:p>8959972</text:p>
          </table:table-cell>
        </table:table-row>
        <table:table-row table:style-name="ro1">
          <table:table-cell office:value-type="string" calcext:value-type="string">
            <text:p>cornel-8-4-30</text:p>
          </table:table-cell>
          <table:table-cell office:value-type="float" office:value="2972" calcext:value-type="float">
            <text:p>2972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940358427" calcext:value-type="float">
            <text:p>940358427</text:p>
          </table:table-cell>
          <table:table-cell office:value-type="float" office:value="888680" calcext:value-type="float">
            <text:p>888680</text:p>
          </table:table-cell>
        </table:table-row>
        <table:table-row table:style-name="ro1">
          <table:table-cell office:value-type="string" calcext:value-type="string">
            <text:p>cornel-5-6-30</text:p>
          </table:table-cell>
          <table:table-cell office:value-type="float" office:value="2972" calcext:value-type="float">
            <text:p>2972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37017612" calcext:value-type="float">
            <text:p>1037017612</text:p>
          </table:table-cell>
          <table:table-cell office:value-type="float" office:value="1540180" calcext:value-type="float">
            <text:p>1540180</text:p>
          </table:table-cell>
        </table:table-row>
        <table:table-row table:style-name="ro1">
          <table:table-cell office:value-type="string" calcext:value-type="string">
            <text:p>cornel-8-4-100</text:p>
          </table:table-cell>
          <table:table-cell office:value-type="float" office:value="2973" calcext:value-type="float">
            <text:p>2973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940358427" calcext:value-type="float">
            <text:p>940358427</text:p>
          </table:table-cell>
          <table:table-cell office:value-type="float" office:value="888680" calcext:value-type="float">
            <text:p>888680</text:p>
          </table:table-cell>
        </table:table-row>
        <table:table-row table:style-name="ro1">
          <table:table-cell office:value-type="string" calcext:value-type="string">
            <text:p>cornel-9-5-100</text:p>
          </table:table-cell>
          <table:table-cell office:value-type="float" office:value="2974" calcext:value-type="float">
            <text:p>2974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53429754" calcext:value-type="float">
            <text:p>653429754</text:p>
          </table:table-cell>
          <table:table-cell office:value-type="float" office:value="932996292" calcext:value-type="float">
            <text:p>932996292</text:p>
          </table:table-cell>
          <table:table-cell office:value-type="float" office:value="1536060" calcext:value-type="float">
            <text:p>1536060</text:p>
          </table:table-cell>
        </table:table-row>
        <table:table-row table:style-name="ro1">
          <table:table-cell office:value-type="string" calcext:value-type="string">
            <text:p>cornel-7-9-100</text:p>
          </table:table-cell>
          <table:table-cell office:value-type="float" office:value="2974" calcext:value-type="float">
            <text:p>2974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67364145" calcext:value-type="float">
            <text:p>967364145</text:p>
          </table:table-cell>
          <table:table-cell office:value-type="float" office:value="6363452" calcext:value-type="float">
            <text:p>6363452</text:p>
          </table:table-cell>
        </table:table-row>
        <table:table-row table:style-name="ro1">
          <table:table-cell office:value-type="string" calcext:value-type="string">
            <text:p>cornel-5-8-30</text:p>
          </table:table-cell>
          <table:table-cell office:value-type="float" office:value="2975" calcext:value-type="float">
            <text:p>2975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06000746" calcext:value-type="float">
            <text:p>1006000746</text:p>
          </table:table-cell>
          <table:table-cell office:value-type="float" office:value="4071420" calcext:value-type="float">
            <text:p>4071420</text:p>
          </table:table-cell>
        </table:table-row>
        <table:table-row table:style-name="ro1">
          <table:table-cell office:value-type="string" calcext:value-type="string">
            <text:p>cornel-6-8-50</text:p>
          </table:table-cell>
          <table:table-cell office:value-type="float" office:value="2975" calcext:value-type="float">
            <text:p>2975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97325470" calcext:value-type="float">
            <text:p>997325470</text:p>
          </table:table-cell>
          <table:table-cell office:value-type="float" office:value="4150428" calcext:value-type="float">
            <text:p>4150428</text:p>
          </table:table-cell>
        </table:table-row>
        <table:table-row table:style-name="ro1">
          <table:table-cell office:value-type="string" calcext:value-type="string">
            <text:p>cornel-5-10-30</text:p>
          </table:table-cell>
          <table:table-cell office:value-type="float" office:value="2975" calcext:value-type="float">
            <text:p>2975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985288459" calcext:value-type="float">
            <text:p>985288459</text:p>
          </table:table-cell>
          <table:table-cell office:value-type="float" office:value="8959972" calcext:value-type="float">
            <text:p>8959972</text:p>
          </table:table-cell>
        </table:table-row>
        <table:table-row table:style-name="ro1">
          <table:table-cell office:value-type="string" calcext:value-type="string">
            <text:p>cornel-8-6-100</text:p>
          </table:table-cell>
          <table:table-cell office:value-type="float" office:value="2976" calcext:value-type="float">
            <text:p>2976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895916354" calcext:value-type="float">
            <text:p>895916354</text:p>
          </table:table-cell>
          <table:table-cell office:value-type="float" office:value="1955036" calcext:value-type="float">
            <text:p>1955036</text:p>
          </table:table-cell>
        </table:table-row>
        <table:table-row table:style-name="ro1">
          <table:table-cell office:value-type="string" calcext:value-type="string">
            <text:p>cornel-6-7-30</text:p>
          </table:table-cell>
          <table:table-cell office:value-type="float" office:value="2978" calcext:value-type="float">
            <text:p>2978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18439066" calcext:value-type="float">
            <text:p>1018439066</text:p>
          </table:table-cell>
          <table:table-cell office:value-type="float" office:value="2636376" calcext:value-type="float">
            <text:p>2636376</text:p>
          </table:table-cell>
        </table:table-row>
        <table:table-row table:style-name="ro1">
          <table:table-cell office:value-type="string" calcext:value-type="string">
            <text:p>cornel-7-8-30</text:p>
          </table:table-cell>
          <table:table-cell office:value-type="float" office:value="2978" calcext:value-type="float">
            <text:p>2978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71038040" calcext:value-type="float">
            <text:p>971038040</text:p>
          </table:table-cell>
          <table:table-cell office:value-type="float" office:value="4290880" calcext:value-type="float">
            <text:p>4290880</text:p>
          </table:table-cell>
        </table:table-row>
        <table:table-row table:style-name="ro1">
          <table:table-cell office:value-type="string" calcext:value-type="string">
            <text:p>cornel-5-6-100</text:p>
          </table:table-cell>
          <table:table-cell office:value-type="float" office:value="2980" calcext:value-type="float">
            <text:p>2980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37017612" calcext:value-type="float">
            <text:p>1037017612</text:p>
          </table:table-cell>
          <table:table-cell office:value-type="float" office:value="1540180" calcext:value-type="float">
            <text:p>1540180</text:p>
          </table:table-cell>
        </table:table-row>
        <table:table-row table:style-name="ro1">
          <table:table-cell office:value-type="string" calcext:value-type="string">
            <text:p>cornel-7-9-30</text:p>
          </table:table-cell>
          <table:table-cell office:value-type="float" office:value="2981" calcext:value-type="float">
            <text:p>2981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67364145" calcext:value-type="float">
            <text:p>967364145</text:p>
          </table:table-cell>
          <table:table-cell office:value-type="float" office:value="6363452" calcext:value-type="float">
            <text:p>6363452</text:p>
          </table:table-cell>
        </table:table-row>
        <table:table-row table:style-name="ro1">
          <table:table-cell office:value-type="string" calcext:value-type="string">
            <text:p>cornel-8-5-40</text:p>
          </table:table-cell>
          <table:table-cell office:value-type="float" office:value="2983" calcext:value-type="float">
            <text:p>2983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925262292" calcext:value-type="float">
            <text:p>925262292</text:p>
          </table:table-cell>
          <table:table-cell office:value-type="float" office:value="1282380" calcext:value-type="float">
            <text:p>1282380</text:p>
          </table:table-cell>
        </table:table-row>
        <table:table-row table:style-name="ro1">
          <table:table-cell office:value-type="string" calcext:value-type="string">
            <text:p>cornel-6-6-30</text:p>
          </table:table-cell>
          <table:table-cell office:value-type="float" office:value="2985" calcext:value-type="float">
            <text:p>2985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28342336" calcext:value-type="float">
            <text:p>1028342336</text:p>
          </table:table-cell>
          <table:table-cell office:value-type="float" office:value="1619188" calcext:value-type="float">
            <text:p>1619188</text:p>
          </table:table-cell>
        </table:table-row>
        <table:table-row table:style-name="ro1">
          <table:table-cell office:value-type="string" calcext:value-type="string">
            <text:p>cornel-6-5-30</text:p>
          </table:table-cell>
          <table:table-cell office:value-type="float" office:value="2992" calcext:value-type="float">
            <text:p>2992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57688274" calcext:value-type="float">
            <text:p>1057688274</text:p>
          </table:table-cell>
          <table:table-cell office:value-type="float" office:value="946532" calcext:value-type="float">
            <text:p>946532</text:p>
          </table:table-cell>
        </table:table-row>
        <table:table-row table:style-name="ro1">
          <table:table-cell office:value-type="string" calcext:value-type="string">
            <text:p>cornel-7-7-100</text:p>
          </table:table-cell>
          <table:table-cell office:value-type="float" office:value="2992" calcext:value-type="float">
            <text:p>2992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92151636" calcext:value-type="float">
            <text:p>992151636</text:p>
          </table:table-cell>
          <table:table-cell office:value-type="float" office:value="2776828" calcext:value-type="float">
            <text:p>2776828</text:p>
          </table:table-cell>
        </table:table-row>
        <table:table-row table:style-name="ro1">
          <table:table-cell office:value-type="string" calcext:value-type="string">
            <text:p>cornel-6-4-40</text:p>
          </table:table-cell>
          <table:table-cell office:value-type="float" office:value="2993" calcext:value-type="float">
            <text:p>2993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72784409" calcext:value-type="float">
            <text:p>1072784409</text:p>
          </table:table-cell>
          <table:table-cell office:value-type="float" office:value="552832" calcext:value-type="float">
            <text:p>552832</text:p>
          </table:table-cell>
        </table:table-row>
        <table:table-row table:style-name="ro1">
          <table:table-cell office:value-type="string" calcext:value-type="string">
            <text:p>cornel-7-7-50</text:p>
          </table:table-cell>
          <table:table-cell office:value-type="float" office:value="2993" calcext:value-type="float">
            <text:p>2993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92151636" calcext:value-type="float">
            <text:p>992151636</text:p>
          </table:table-cell>
          <table:table-cell office:value-type="float" office:value="2776828" calcext:value-type="float">
            <text:p>2776828</text:p>
          </table:table-cell>
        </table:table-row>
        <table:table-row table:style-name="ro1">
          <table:table-cell office:value-type="string" calcext:value-type="string">
            <text:p>cornel-7-6-100</text:p>
          </table:table-cell>
          <table:table-cell office:value-type="float" office:value="2994" calcext:value-type="float">
            <text:p>2994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02054906" calcext:value-type="float">
            <text:p>1002054906</text:p>
          </table:table-cell>
          <table:table-cell office:value-type="float" office:value="1759640" calcext:value-type="float">
            <text:p>1759640</text:p>
          </table:table-cell>
        </table:table-row>
        <table:table-row table:style-name="ro1">
          <table:table-cell office:value-type="string" calcext:value-type="string">
            <text:p>cornel-4-10-100</text:p>
          </table:table-cell>
          <table:table-cell office:value-type="float" office:value="2996" calcext:value-type="float">
            <text:p>2996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42625705" calcext:value-type="float">
            <text:p>1142625705</text:p>
          </table:table-cell>
          <table:table-cell office:value-type="float" office:value="8907892" calcext:value-type="float">
            <text:p>8907892</text:p>
          </table:table-cell>
        </table:table-row>
        <table:table-row table:style-name="ro1">
          <table:table-cell office:value-type="string" calcext:value-type="string">
            <text:p>cornel-10-4-40</text:p>
          </table:table-cell>
          <table:table-cell office:value-type="float" office:value="2997" calcext:value-type="float">
            <text:p>2997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623559468" calcext:value-type="float">
            <text:p>623559468</text:p>
          </table:table-cell>
          <table:table-cell office:value-type="float" office:value="918222141" calcext:value-type="float">
            <text:p>918222141</text:p>
          </table:table-cell>
          <table:table-cell office:value-type="float" office:value="1524776" calcext:value-type="float">
            <text:p>1524776</text:p>
          </table:table-cell>
        </table:table-row>
        <table:table-row table:style-name="ro1">
          <table:table-cell office:value-type="string" calcext:value-type="string">
            <text:p>cornel-6-8-40</text:p>
          </table:table-cell>
          <table:table-cell office:value-type="float" office:value="2997" calcext:value-type="float">
            <text:p>2997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997325470" calcext:value-type="float">
            <text:p>997325470</text:p>
          </table:table-cell>
          <table:table-cell office:value-type="float" office:value="4150428" calcext:value-type="float">
            <text:p>4150428</text:p>
          </table:table-cell>
        </table:table-row>
        <table:table-row table:style-name="ro1">
          <table:table-cell office:value-type="string" calcext:value-type="string">
            <text:p>cornel-6-6-40</text:p>
          </table:table-cell>
          <table:table-cell office:value-type="float" office:value="2999" calcext:value-type="float">
            <text:p>2999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28342336" calcext:value-type="float">
            <text:p>1028342336</text:p>
          </table:table-cell>
          <table:table-cell office:value-type="float" office:value="1619188" calcext:value-type="float">
            <text:p>1619188</text:p>
          </table:table-cell>
        </table:table-row>
        <table:table-row table:style-name="ro1">
          <table:table-cell office:value-type="string" calcext:value-type="string">
            <text:p>cornel-7-7-40</text:p>
          </table:table-cell>
          <table:table-cell office:value-type="float" office:value="3000" calcext:value-type="float">
            <text:p>3000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92151636" calcext:value-type="float">
            <text:p>992151636</text:p>
          </table:table-cell>
          <table:table-cell office:value-type="float" office:value="2776828" calcext:value-type="float">
            <text:p>2776828</text:p>
          </table:table-cell>
        </table:table-row>
        <table:table-row table:style-name="ro1">
          <table:table-cell office:value-type="string" calcext:value-type="string">
            <text:p>cornel-8-5-50</text:p>
          </table:table-cell>
          <table:table-cell office:value-type="float" office:value="3001" calcext:value-type="float">
            <text:p>3001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645695754" calcext:value-type="float">
            <text:p>645695754</text:p>
          </table:table-cell>
          <table:table-cell office:value-type="float" office:value="925262292" calcext:value-type="float">
            <text:p>925262292</text:p>
          </table:table-cell>
          <table:table-cell office:value-type="float" office:value="1282380" calcext:value-type="float">
            <text:p>1282380</text:p>
          </table:table-cell>
        </table:table-row>
        <table:table-row table:style-name="ro1">
          <table:table-cell office:value-type="string" calcext:value-type="string">
            <text:p>cornel-5-9-40</text:p>
          </table:table-cell>
          <table:table-cell office:value-type="float" office:value="3001" calcext:value-type="float">
            <text:p>3001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02326851" calcext:value-type="float">
            <text:p>1002326851</text:p>
          </table:table-cell>
          <table:table-cell office:value-type="float" office:value="6143992" calcext:value-type="float">
            <text:p>6143992</text:p>
          </table:table-cell>
        </table:table-row>
        <table:table-row table:style-name="ro1">
          <table:table-cell office:value-type="string" calcext:value-type="string">
            <text:p>cornel-7-6-30</text:p>
          </table:table-cell>
          <table:table-cell office:value-type="float" office:value="3002" calcext:value-type="float">
            <text:p>3002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02054906" calcext:value-type="float">
            <text:p>1002054906</text:p>
          </table:table-cell>
          <table:table-cell office:value-type="float" office:value="1759640" calcext:value-type="float">
            <text:p>1759640</text:p>
          </table:table-cell>
        </table:table-row>
        <table:table-row table:style-name="ro1">
          <table:table-cell office:value-type="string" calcext:value-type="string">
            <text:p>cornel-7-4-40</text:p>
          </table:table-cell>
          <table:table-cell office:value-type="float" office:value="3005" calcext:value-type="float">
            <text:p>3005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46496979" calcext:value-type="float">
            <text:p>1046496979</text:p>
          </table:table-cell>
          <table:table-cell office:value-type="float" office:value="693284" calcext:value-type="float">
            <text:p>693284</text:p>
          </table:table-cell>
        </table:table-row>
        <table:table-row table:style-name="ro1">
          <table:table-cell office:value-type="string" calcext:value-type="string">
            <text:p>cornel-4-10-30</text:p>
          </table:table-cell>
          <table:table-cell office:value-type="float" office:value="3006" calcext:value-type="float">
            <text:p>3006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42625705" calcext:value-type="float">
            <text:p>1142625705</text:p>
          </table:table-cell>
          <table:table-cell office:value-type="float" office:value="8907892" calcext:value-type="float">
            <text:p>8907892</text:p>
          </table:table-cell>
        </table:table-row>
        <table:table-row table:style-name="ro1">
          <table:table-cell office:value-type="string" calcext:value-type="string">
            <text:p>cornel-5-7-30</text:p>
          </table:table-cell>
          <table:table-cell office:value-type="float" office:value="3009" calcext:value-type="float">
            <text:p>3009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27114342" calcext:value-type="float">
            <text:p>1027114342</text:p>
          </table:table-cell>
          <table:table-cell office:value-type="float" office:value="2557368" calcext:value-type="float">
            <text:p>2557368</text:p>
          </table:table-cell>
        </table:table-row>
        <table:table-row table:style-name="ro1">
          <table:table-cell office:value-type="string" calcext:value-type="string">
            <text:p>cornel-6-7-40</text:p>
          </table:table-cell>
          <table:table-cell office:value-type="float" office:value="3010" calcext:value-type="float">
            <text:p>3010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18439066" calcext:value-type="float">
            <text:p>1018439066</text:p>
          </table:table-cell>
          <table:table-cell office:value-type="float" office:value="2636376" calcext:value-type="float">
            <text:p>2636376</text:p>
          </table:table-cell>
        </table:table-row>
        <table:table-row table:style-name="ro1">
          <table:table-cell office:value-type="string" calcext:value-type="string">
            <text:p>cornel-7-8-50</text:p>
          </table:table-cell>
          <table:table-cell office:value-type="float" office:value="3013" calcext:value-type="float">
            <text:p>3013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71038040" calcext:value-type="float">
            <text:p>971038040</text:p>
          </table:table-cell>
          <table:table-cell office:value-type="float" office:value="4290880" calcext:value-type="float">
            <text:p>4290880</text:p>
          </table:table-cell>
        </table:table-row>
        <table:table-row table:style-name="ro1">
          <table:table-cell office:value-type="string" calcext:value-type="string">
            <text:p>cornel-6-5-40</text:p>
          </table:table-cell>
          <table:table-cell office:value-type="float" office:value="3014" calcext:value-type="float">
            <text:p>3014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57688274" calcext:value-type="float">
            <text:p>1057688274</text:p>
          </table:table-cell>
          <table:table-cell office:value-type="float" office:value="946532" calcext:value-type="float">
            <text:p>946532</text:p>
          </table:table-cell>
        </table:table-row>
        <table:table-row table:style-name="ro1">
          <table:table-cell office:value-type="string" calcext:value-type="string">
            <text:p>cornel-7-8-40</text:p>
          </table:table-cell>
          <table:table-cell office:value-type="float" office:value="3014" calcext:value-type="float">
            <text:p>3014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71038040" calcext:value-type="float">
            <text:p>971038040</text:p>
          </table:table-cell>
          <table:table-cell office:value-type="float" office:value="4290880" calcext:value-type="float">
            <text:p>4290880</text:p>
          </table:table-cell>
        </table:table-row>
        <table:table-row table:style-name="ro1">
          <table:table-cell office:value-type="string" calcext:value-type="string">
            <text:p>cornel-6-6-100</text:p>
          </table:table-cell>
          <table:table-cell office:value-type="float" office:value="3015" calcext:value-type="float">
            <text:p>3015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28342336" calcext:value-type="float">
            <text:p>1028342336</text:p>
          </table:table-cell>
          <table:table-cell office:value-type="float" office:value="1619188" calcext:value-type="float">
            <text:p>1619188</text:p>
          </table:table-cell>
        </table:table-row>
        <table:table-row table:style-name="ro1">
          <table:table-cell office:value-type="string" calcext:value-type="string">
            <text:p>cornel-7-5-30</text:p>
          </table:table-cell>
          <table:table-cell office:value-type="float" office:value="3019" calcext:value-type="float">
            <text:p>3019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31400844" calcext:value-type="float">
            <text:p>1031400844</text:p>
          </table:table-cell>
          <table:table-cell office:value-type="float" office:value="1086984" calcext:value-type="float">
            <text:p>1086984</text:p>
          </table:table-cell>
        </table:table-row>
        <table:table-row table:style-name="ro1">
          <table:table-cell office:value-type="string" calcext:value-type="string">
            <text:p>cornel-7-5-50</text:p>
          </table:table-cell>
          <table:table-cell office:value-type="float" office:value="3019" calcext:value-type="float">
            <text:p>3019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31400844" calcext:value-type="float">
            <text:p>1031400844</text:p>
          </table:table-cell>
          <table:table-cell office:value-type="float" office:value="1086984" calcext:value-type="float">
            <text:p>1086984</text:p>
          </table:table-cell>
        </table:table-row>
        <table:table-row table:style-name="ro1">
          <table:table-cell office:value-type="string" calcext:value-type="string">
            <text:p>cornel-5-7-50</text:p>
          </table:table-cell>
          <table:table-cell office:value-type="float" office:value="3022" calcext:value-type="float">
            <text:p>3022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27114342" calcext:value-type="float">
            <text:p>1027114342</text:p>
          </table:table-cell>
          <table:table-cell office:value-type="float" office:value="2557368" calcext:value-type="float">
            <text:p>2557368</text:p>
          </table:table-cell>
        </table:table-row>
        <table:table-row table:style-name="ro1">
          <table:table-cell office:value-type="string" calcext:value-type="string">
            <text:p>cornel-5-5-50</text:p>
          </table:table-cell>
          <table:table-cell office:value-type="float" office:value="3023" calcext:value-type="float">
            <text:p>3023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66363550" calcext:value-type="float">
            <text:p>1066363550</text:p>
          </table:table-cell>
          <table:table-cell office:value-type="float" office:value="867524" calcext:value-type="float">
            <text:p>867524</text:p>
          </table:table-cell>
        </table:table-row>
        <table:table-row table:style-name="ro1">
          <table:table-cell office:value-type="string" calcext:value-type="string">
            <text:p>cornel-7-5-40</text:p>
          </table:table-cell>
          <table:table-cell office:value-type="float" office:value="3026" calcext:value-type="float">
            <text:p>3026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31400844" calcext:value-type="float">
            <text:p>1031400844</text:p>
          </table:table-cell>
          <table:table-cell office:value-type="float" office:value="1086984" calcext:value-type="float">
            <text:p>1086984</text:p>
          </table:table-cell>
        </table:table-row>
        <table:table-row table:style-name="ro1">
          <table:table-cell office:value-type="string" calcext:value-type="string">
            <text:p>cornel-4-10-40</text:p>
          </table:table-cell>
          <table:table-cell office:value-type="float" office:value="3029" calcext:value-type="float">
            <text:p>3029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42625705" calcext:value-type="float">
            <text:p>1142625705</text:p>
          </table:table-cell>
          <table:table-cell office:value-type="float" office:value="8907892" calcext:value-type="float">
            <text:p>8907892</text:p>
          </table:table-cell>
        </table:table-row>
        <table:table-row table:style-name="ro1">
          <table:table-cell office:value-type="string" calcext:value-type="string">
            <text:p>cornel-5-4-30</text:p>
          </table:table-cell>
          <table:table-cell office:value-type="float" office:value="3032" calcext:value-type="float">
            <text:p>3032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81459685" calcext:value-type="float">
            <text:p>1081459685</text:p>
          </table:table-cell>
          <table:table-cell office:value-type="float" office:value="473824" calcext:value-type="float">
            <text:p>473824</text:p>
          </table:table-cell>
        </table:table-row>
        <table:table-row table:style-name="ro1">
          <table:table-cell office:value-type="string" calcext:value-type="string">
            <text:p>cornel-7-7-30</text:p>
          </table:table-cell>
          <table:table-cell office:value-type="float" office:value="3032" calcext:value-type="float">
            <text:p>3032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992151636" calcext:value-type="float">
            <text:p>992151636</text:p>
          </table:table-cell>
          <table:table-cell office:value-type="float" office:value="2776828" calcext:value-type="float">
            <text:p>2776828</text:p>
          </table:table-cell>
        </table:table-row>
        <table:table-row table:style-name="ro1">
          <table:table-cell office:value-type="string" calcext:value-type="string">
            <text:p>cornel-7-4-50</text:p>
          </table:table-cell>
          <table:table-cell office:value-type="float" office:value="3037" calcext:value-type="float">
            <text:p>3037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46496979" calcext:value-type="float">
            <text:p>1046496979</text:p>
          </table:table-cell>
          <table:table-cell office:value-type="float" office:value="693284" calcext:value-type="float">
            <text:p>693284</text:p>
          </table:table-cell>
        </table:table-row>
        <table:table-row table:style-name="ro1">
          <table:table-cell office:value-type="string" calcext:value-type="string">
            <text:p>cornel-7-6-50</text:p>
          </table:table-cell>
          <table:table-cell office:value-type="float" office:value="3037" calcext:value-type="float">
            <text:p>3037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02054906" calcext:value-type="float">
            <text:p>1002054906</text:p>
          </table:table-cell>
          <table:table-cell office:value-type="float" office:value="1759640" calcext:value-type="float">
            <text:p>1759640</text:p>
          </table:table-cell>
        </table:table-row>
        <table:table-row table:style-name="ro1">
          <table:table-cell office:value-type="string" calcext:value-type="string">
            <text:p>cornel-4-10-50</text:p>
          </table:table-cell>
          <table:table-cell office:value-type="float" office:value="3037" calcext:value-type="float">
            <text:p>3037</text:p>
          </table:table-cell>
          <table:table-cell office:value-type="float" office:value="198491447" calcext:value-type="float">
            <text:p>198491447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42625705" calcext:value-type="float">
            <text:p>1142625705</text:p>
          </table:table-cell>
          <table:table-cell office:value-type="float" office:value="8907892" calcext:value-type="float">
            <text:p>8907892</text:p>
          </table:table-cell>
        </table:table-row>
        <table:table-row table:style-name="ro1">
          <table:table-cell office:value-type="string" calcext:value-type="string">
            <text:p>cornel-6-4-30</text:p>
          </table:table-cell>
          <table:table-cell office:value-type="float" office:value="3039" calcext:value-type="float">
            <text:p>3039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72784409" calcext:value-type="float">
            <text:p>1072784409</text:p>
          </table:table-cell>
          <table:table-cell office:value-type="float" office:value="552832" calcext:value-type="float">
            <text:p>552832</text:p>
          </table:table-cell>
        </table:table-row>
        <table:table-row table:style-name="ro1">
          <table:table-cell office:value-type="string" calcext:value-type="string">
            <text:p>cornel-5-7-100</text:p>
          </table:table-cell>
          <table:table-cell office:value-type="float" office:value="3041" calcext:value-type="float">
            <text:p>3041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27114342" calcext:value-type="float">
            <text:p>1027114342</text:p>
          </table:table-cell>
          <table:table-cell office:value-type="float" office:value="2557368" calcext:value-type="float">
            <text:p>2557368</text:p>
          </table:table-cell>
        </table:table-row>
        <table:table-row table:style-name="ro1">
          <table:table-cell office:value-type="string" calcext:value-type="string">
            <text:p>cornel-6-5-50</text:p>
          </table:table-cell>
          <table:table-cell office:value-type="float" office:value="3043" calcext:value-type="float">
            <text:p>3043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57688274" calcext:value-type="float">
            <text:p>1057688274</text:p>
          </table:table-cell>
          <table:table-cell office:value-type="float" office:value="946532" calcext:value-type="float">
            <text:p>946532</text:p>
          </table:table-cell>
        </table:table-row>
        <table:table-row table:style-name="ro1">
          <table:table-cell office:value-type="string" calcext:value-type="string">
            <text:p>cornel-5-6-50</text:p>
          </table:table-cell>
          <table:table-cell office:value-type="float" office:value="3045" calcext:value-type="float">
            <text:p>3045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37017612" calcext:value-type="float">
            <text:p>1037017612</text:p>
          </table:table-cell>
          <table:table-cell office:value-type="float" office:value="1540180" calcext:value-type="float">
            <text:p>1540180</text:p>
          </table:table-cell>
        </table:table-row>
        <table:table-row table:style-name="ro1">
          <table:table-cell office:value-type="string" calcext:value-type="string">
            <text:p>cornel-5-5-40</text:p>
          </table:table-cell>
          <table:table-cell office:value-type="float" office:value="3051" calcext:value-type="float">
            <text:p>3051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66363550" calcext:value-type="float">
            <text:p>1066363550</text:p>
          </table:table-cell>
          <table:table-cell office:value-type="float" office:value="867524" calcext:value-type="float">
            <text:p>867524</text:p>
          </table:table-cell>
        </table:table-row>
        <table:table-row table:style-name="ro1">
          <table:table-cell office:value-type="string" calcext:value-type="string">
            <text:p>cornel-6-5-100</text:p>
          </table:table-cell>
          <table:table-cell office:value-type="float" office:value="3052" calcext:value-type="float">
            <text:p>3052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57688274" calcext:value-type="float">
            <text:p>1057688274</text:p>
          </table:table-cell>
          <table:table-cell office:value-type="float" office:value="946532" calcext:value-type="float">
            <text:p>946532</text:p>
          </table:table-cell>
        </table:table-row>
        <table:table-row table:style-name="ro1">
          <table:table-cell office:value-type="string" calcext:value-type="string">
            <text:p>cornel-4-6-30</text:p>
          </table:table-cell>
          <table:table-cell office:value-type="float" office:value="3064" calcext:value-type="float">
            <text:p>3064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94354858" calcext:value-type="float">
            <text:p>1194354858</text:p>
          </table:table-cell>
          <table:table-cell office:value-type="float" office:value="1488100" calcext:value-type="float">
            <text:p>1488100</text:p>
          </table:table-cell>
        </table:table-row>
        <table:table-row table:style-name="ro1">
          <table:table-cell office:value-type="string" calcext:value-type="string">
            <text:p>cornel-5-4-40</text:p>
          </table:table-cell>
          <table:table-cell office:value-type="float" office:value="3065" calcext:value-type="float">
            <text:p>3065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81459685" calcext:value-type="float">
            <text:p>1081459685</text:p>
          </table:table-cell>
          <table:table-cell office:value-type="float" office:value="473824" calcext:value-type="float">
            <text:p>473824</text:p>
          </table:table-cell>
        </table:table-row>
        <table:table-row table:style-name="ro1">
          <table:table-cell office:value-type="string" calcext:value-type="string">
            <text:p>cornel-5-5-30</text:p>
          </table:table-cell>
          <table:table-cell office:value-type="float" office:value="3073" calcext:value-type="float">
            <text:p>3073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66363550" calcext:value-type="float">
            <text:p>1066363550</text:p>
          </table:table-cell>
          <table:table-cell office:value-type="float" office:value="867524" calcext:value-type="float">
            <text:p>867524</text:p>
          </table:table-cell>
        </table:table-row>
        <table:table-row table:style-name="ro1">
          <table:table-cell office:value-type="string" calcext:value-type="string">
            <text:p>cornel-4-8-40</text:p>
          </table:table-cell>
          <table:table-cell office:value-type="float" office:value="3073" calcext:value-type="float">
            <text:p>3073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63337992" calcext:value-type="float">
            <text:p>1163337992</text:p>
          </table:table-cell>
          <table:table-cell office:value-type="float" office:value="4019340" calcext:value-type="float">
            <text:p>4019340</text:p>
          </table:table-cell>
        </table:table-row>
        <table:table-row table:style-name="ro1">
          <table:table-cell office:value-type="string" calcext:value-type="string">
            <text:p>cornel-4-8-30</text:p>
          </table:table-cell>
          <table:table-cell office:value-type="float" office:value="3075" calcext:value-type="float">
            <text:p>3075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63337992" calcext:value-type="float">
            <text:p>1163337992</text:p>
          </table:table-cell>
          <table:table-cell office:value-type="float" office:value="4019340" calcext:value-type="float">
            <text:p>4019340</text:p>
          </table:table-cell>
        </table:table-row>
        <table:table-row table:style-name="ro1">
          <table:table-cell office:value-type="string" calcext:value-type="string">
            <text:p>cornel-6-4-100</text:p>
          </table:table-cell>
          <table:table-cell office:value-type="float" office:value="3077" calcext:value-type="float">
            <text:p>3077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72784409" calcext:value-type="float">
            <text:p>1072784409</text:p>
          </table:table-cell>
          <table:table-cell office:value-type="float" office:value="552832" calcext:value-type="float">
            <text:p>552832</text:p>
          </table:table-cell>
        </table:table-row>
        <table:table-row table:style-name="ro1">
          <table:table-cell office:value-type="string" calcext:value-type="string">
            <text:p>cornel-5-4-50</text:p>
          </table:table-cell>
          <table:table-cell office:value-type="float" office:value="3079" calcext:value-type="float">
            <text:p>3079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81459685" calcext:value-type="float">
            <text:p>1081459685</text:p>
          </table:table-cell>
          <table:table-cell office:value-type="float" office:value="473824" calcext:value-type="float">
            <text:p>473824</text:p>
          </table:table-cell>
        </table:table-row>
        <table:table-row table:style-name="ro1">
          <table:table-cell office:value-type="string" calcext:value-type="string">
            <text:p>cornel-4-9-30</text:p>
          </table:table-cell>
          <table:table-cell office:value-type="float" office:value="3080" calcext:value-type="float">
            <text:p>3080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59664097" calcext:value-type="float">
            <text:p>1159664097</text:p>
          </table:table-cell>
          <table:table-cell office:value-type="float" office:value="6091912" calcext:value-type="float">
            <text:p>6091912</text:p>
          </table:table-cell>
        </table:table-row>
        <table:table-row table:style-name="ro1">
          <table:table-cell office:value-type="string" calcext:value-type="string">
            <text:p>cornel-4-5-50</text:p>
          </table:table-cell>
          <table:table-cell office:value-type="float" office:value="3097" calcext:value-type="float">
            <text:p>3097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223700796" calcext:value-type="float">
            <text:p>1223700796</text:p>
          </table:table-cell>
          <table:table-cell office:value-type="float" office:value="815444" calcext:value-type="float">
            <text:p>815444</text:p>
          </table:table-cell>
        </table:table-row>
        <table:table-row table:style-name="ro1">
          <table:table-cell office:value-type="string" calcext:value-type="string">
            <text:p>cornel-5-5-100</text:p>
          </table:table-cell>
          <table:table-cell office:value-type="float" office:value="3097" calcext:value-type="float">
            <text:p>3097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66363550" calcext:value-type="float">
            <text:p>1066363550</text:p>
          </table:table-cell>
          <table:table-cell office:value-type="float" office:value="867524" calcext:value-type="float">
            <text:p>867524</text:p>
          </table:table-cell>
        </table:table-row>
        <table:table-row table:style-name="ro1">
          <table:table-cell office:value-type="string" calcext:value-type="string">
            <text:p>cornel-7-5-100</text:p>
          </table:table-cell>
          <table:table-cell office:value-type="float" office:value="3098" calcext:value-type="float">
            <text:p>3098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31400844" calcext:value-type="float">
            <text:p>1031400844</text:p>
          </table:table-cell>
          <table:table-cell office:value-type="float" office:value="1086984" calcext:value-type="float">
            <text:p>1086984</text:p>
          </table:table-cell>
        </table:table-row>
        <table:table-row table:style-name="ro1">
          <table:table-cell office:value-type="string" calcext:value-type="string">
            <text:p>cornel-4-8-50</text:p>
          </table:table-cell>
          <table:table-cell office:value-type="float" office:value="3098" calcext:value-type="float">
            <text:p>3098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63337992" calcext:value-type="float">
            <text:p>1163337992</text:p>
          </table:table-cell>
          <table:table-cell office:value-type="float" office:value="4019340" calcext:value-type="float">
            <text:p>4019340</text:p>
          </table:table-cell>
        </table:table-row>
        <table:table-row table:style-name="ro1">
          <table:table-cell office:value-type="string" calcext:value-type="string">
            <text:p>cornel-7-4-100</text:p>
          </table:table-cell>
          <table:table-cell office:value-type="float" office:value="3099" calcext:value-type="float">
            <text:p>3099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46496979" calcext:value-type="float">
            <text:p>1046496979</text:p>
          </table:table-cell>
          <table:table-cell office:value-type="float" office:value="693284" calcext:value-type="float">
            <text:p>693284</text:p>
          </table:table-cell>
        </table:table-row>
        <table:table-row table:style-name="ro1">
          <table:table-cell office:value-type="string" calcext:value-type="string">
            <text:p>cornel-7-4-30</text:p>
          </table:table-cell>
          <table:table-cell office:value-type="float" office:value="3114" calcext:value-type="float">
            <text:p>3114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51834306" calcext:value-type="float">
            <text:p>751834306</text:p>
          </table:table-cell>
          <table:table-cell office:value-type="float" office:value="1046496979" calcext:value-type="float">
            <text:p>1046496979</text:p>
          </table:table-cell>
          <table:table-cell office:value-type="float" office:value="693284" calcext:value-type="float">
            <text:p>693284</text:p>
          </table:table-cell>
        </table:table-row>
        <table:table-row table:style-name="ro1">
          <table:table-cell office:value-type="string" calcext:value-type="string">
            <text:p>cornel-4-7-40</text:p>
          </table:table-cell>
          <table:table-cell office:value-type="float" office:value="3115" calcext:value-type="float">
            <text:p>3115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84451588" calcext:value-type="float">
            <text:p>1184451588</text:p>
          </table:table-cell>
          <table:table-cell office:value-type="float" office:value="2505288" calcext:value-type="float">
            <text:p>2505288</text:p>
          </table:table-cell>
        </table:table-row>
        <table:table-row table:style-name="ro1">
          <table:table-cell office:value-type="string" calcext:value-type="string">
            <text:p>cornel-4-9-100</text:p>
          </table:table-cell>
          <table:table-cell office:value-type="float" office:value="3117" calcext:value-type="float">
            <text:p>3117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59664097" calcext:value-type="float">
            <text:p>1159664097</text:p>
          </table:table-cell>
          <table:table-cell office:value-type="float" office:value="6091912" calcext:value-type="float">
            <text:p>6091912</text:p>
          </table:table-cell>
        </table:table-row>
        <table:table-row table:style-name="ro1">
          <table:table-cell office:value-type="string" calcext:value-type="string">
            <text:p>cornel-4-7-50</text:p>
          </table:table-cell>
          <table:table-cell office:value-type="float" office:value="3123" calcext:value-type="float">
            <text:p>3123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84451588" calcext:value-type="float">
            <text:p>1184451588</text:p>
          </table:table-cell>
          <table:table-cell office:value-type="float" office:value="2505288" calcext:value-type="float">
            <text:p>2505288</text:p>
          </table:table-cell>
        </table:table-row>
        <table:table-row table:style-name="ro1">
          <table:table-cell office:value-type="string" calcext:value-type="string">
            <text:p>cornel-4-7-30</text:p>
          </table:table-cell>
          <table:table-cell office:value-type="float" office:value="3133" calcext:value-type="float">
            <text:p>3133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84451588" calcext:value-type="float">
            <text:p>1184451588</text:p>
          </table:table-cell>
          <table:table-cell office:value-type="float" office:value="2505288" calcext:value-type="float">
            <text:p>2505288</text:p>
          </table:table-cell>
        </table:table-row>
        <table:table-row table:style-name="ro1">
          <table:table-cell office:value-type="string" calcext:value-type="string">
            <text:p>cornel-4-9-50</text:p>
          </table:table-cell>
          <table:table-cell office:value-type="float" office:value="3136" calcext:value-type="float">
            <text:p>3136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59664097" calcext:value-type="float">
            <text:p>1159664097</text:p>
          </table:table-cell>
          <table:table-cell office:value-type="float" office:value="6091912" calcext:value-type="float">
            <text:p>6091912</text:p>
          </table:table-cell>
        </table:table-row>
        <table:table-row table:style-name="ro1">
          <table:table-cell office:value-type="string" calcext:value-type="string">
            <text:p>cornel-4-4-100</text:p>
          </table:table-cell>
          <table:table-cell office:value-type="float" office:value="3150" calcext:value-type="float">
            <text:p>3150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238796931" calcext:value-type="float">
            <text:p>1238796931</text:p>
          </table:table-cell>
          <table:table-cell office:value-type="float" office:value="421744" calcext:value-type="float">
            <text:p>421744</text:p>
          </table:table-cell>
        </table:table-row>
        <table:table-row table:style-name="ro1">
          <table:table-cell office:value-type="string" calcext:value-type="string">
            <text:p>cornel-4-8-100</text:p>
          </table:table-cell>
          <table:table-cell office:value-type="float" office:value="3150" calcext:value-type="float">
            <text:p>3150</text:p>
          </table:table-cell>
          <table:table-cell office:value-type="float" office:value="219203734" calcext:value-type="float">
            <text:p>219203734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63337992" calcext:value-type="float">
            <text:p>1163337992</text:p>
          </table:table-cell>
          <table:table-cell office:value-type="float" office:value="4019340" calcext:value-type="float">
            <text:p>4019340</text:p>
          </table:table-cell>
        </table:table-row>
        <table:table-row table:style-name="ro1">
          <table:table-cell office:value-type="string" calcext:value-type="string">
            <text:p>cornel-4-6-50</text:p>
          </table:table-cell>
          <table:table-cell office:value-type="float" office:value="3154" calcext:value-type="float">
            <text:p>3154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94354858" calcext:value-type="float">
            <text:p>1194354858</text:p>
          </table:table-cell>
          <table:table-cell office:value-type="float" office:value="1488100" calcext:value-type="float">
            <text:p>1488100</text:p>
          </table:table-cell>
        </table:table-row>
        <table:table-row table:style-name="ro1">
          <table:table-cell office:value-type="string" calcext:value-type="string">
            <text:p>cornel-6-4-50</text:p>
          </table:table-cell>
          <table:table-cell office:value-type="float" office:value="3155" calcext:value-type="float">
            <text:p>3155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78121736" calcext:value-type="float">
            <text:p>778121736</text:p>
          </table:table-cell>
          <table:table-cell office:value-type="float" office:value="1072784409" calcext:value-type="float">
            <text:p>1072784409</text:p>
          </table:table-cell>
          <table:table-cell office:value-type="float" office:value="552832" calcext:value-type="float">
            <text:p>552832</text:p>
          </table:table-cell>
        </table:table-row>
        <table:table-row table:style-name="ro1">
          <table:table-cell office:value-type="string" calcext:value-type="string">
            <text:p>cornel-5-4-100</text:p>
          </table:table-cell>
          <table:table-cell office:value-type="float" office:value="3157" calcext:value-type="float">
            <text:p>3157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786797012" calcext:value-type="float">
            <text:p>786797012</text:p>
          </table:table-cell>
          <table:table-cell office:value-type="float" office:value="1081459685" calcext:value-type="float">
            <text:p>1081459685</text:p>
          </table:table-cell>
          <table:table-cell office:value-type="float" office:value="473824" calcext:value-type="float">
            <text:p>473824</text:p>
          </table:table-cell>
        </table:table-row>
        <table:table-row table:style-name="ro1">
          <table:table-cell office:value-type="string" calcext:value-type="string">
            <text:p>cornel-4-5-40</text:p>
          </table:table-cell>
          <table:table-cell office:value-type="float" office:value="3158" calcext:value-type="float">
            <text:p>3158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223700796" calcext:value-type="float">
            <text:p>1223700796</text:p>
          </table:table-cell>
          <table:table-cell office:value-type="float" office:value="815444" calcext:value-type="float">
            <text:p>815444</text:p>
          </table:table-cell>
        </table:table-row>
        <table:table-row table:style-name="ro1">
          <table:table-cell office:value-type="string" calcext:value-type="string">
            <text:p>cornel-4-4-50</text:p>
          </table:table-cell>
          <table:table-cell office:value-type="float" office:value="3163" calcext:value-type="float">
            <text:p>3163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238796931" calcext:value-type="float">
            <text:p>1238796931</text:p>
          </table:table-cell>
          <table:table-cell office:value-type="float" office:value="421744" calcext:value-type="float">
            <text:p>421744</text:p>
          </table:table-cell>
        </table:table-row>
        <table:table-row table:style-name="ro1">
          <table:table-cell office:value-type="string" calcext:value-type="string">
            <text:p>cornel-4-9-40</text:p>
          </table:table-cell>
          <table:table-cell office:value-type="float" office:value="3163" calcext:value-type="float">
            <text:p>3163</text:p>
          </table:table-cell>
          <table:table-cell office:value-type="float" office:value="215529839" calcext:value-type="float">
            <text:p>215529839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59664097" calcext:value-type="float">
            <text:p>1159664097</text:p>
          </table:table-cell>
          <table:table-cell office:value-type="float" office:value="6091912" calcext:value-type="float">
            <text:p>6091912</text:p>
          </table:table-cell>
        </table:table-row>
        <table:table-row table:style-name="ro1">
          <table:table-cell office:value-type="string" calcext:value-type="string">
            <text:p>cornel-4-4-40</text:p>
          </table:table-cell>
          <table:table-cell office:value-type="float" office:value="3167" calcext:value-type="float">
            <text:p>3167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238796931" calcext:value-type="float">
            <text:p>1238796931</text:p>
          </table:table-cell>
          <table:table-cell office:value-type="float" office:value="421744" calcext:value-type="float">
            <text:p>421744</text:p>
          </table:table-cell>
        </table:table-row>
        <table:table-row table:style-name="ro1">
          <table:table-cell office:value-type="string" calcext:value-type="string">
            <text:p>cornel-4-7-100</text:p>
          </table:table-cell>
          <table:table-cell office:value-type="float" office:value="3167" calcext:value-type="float">
            <text:p>3167</text:p>
          </table:table-cell>
          <table:table-cell office:value-type="float" office:value="240317330" calcext:value-type="float">
            <text:p>240317330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84451588" calcext:value-type="float">
            <text:p>1184451588</text:p>
          </table:table-cell>
          <table:table-cell office:value-type="float" office:value="2505288" calcext:value-type="float">
            <text:p>2505288</text:p>
          </table:table-cell>
        </table:table-row>
        <table:table-row table:style-name="ro1">
          <table:table-cell office:value-type="string" calcext:value-type="string">
            <text:p>cornel-4-5-30</text:p>
          </table:table-cell>
          <table:table-cell office:value-type="float" office:value="3171" calcext:value-type="float">
            <text:p>3171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223700796" calcext:value-type="float">
            <text:p>1223700796</text:p>
          </table:table-cell>
          <table:table-cell office:value-type="float" office:value="815444" calcext:value-type="float">
            <text:p>815444</text:p>
          </table:table-cell>
        </table:table-row>
        <table:table-row table:style-name="ro1">
          <table:table-cell office:value-type="string" calcext:value-type="string">
            <text:p>cornel-4-4-30</text:p>
          </table:table-cell>
          <table:table-cell office:value-type="float" office:value="3172" calcext:value-type="float">
            <text:p>3172</text:p>
          </table:table-cell>
          <table:table-cell office:value-type="float" office:value="294662673" calcext:value-type="float">
            <text:p>294662673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238796931" calcext:value-type="float">
            <text:p>1238796931</text:p>
          </table:table-cell>
          <table:table-cell office:value-type="float" office:value="421744" calcext:value-type="float">
            <text:p>421744</text:p>
          </table:table-cell>
        </table:table-row>
        <table:table-row table:style-name="ro1">
          <table:table-cell office:value-type="string" calcext:value-type="string">
            <text:p>cornel-4-6-40</text:p>
          </table:table-cell>
          <table:table-cell office:value-type="float" office:value="3175" calcext:value-type="float">
            <text:p>3175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94354858" calcext:value-type="float">
            <text:p>1194354858</text:p>
          </table:table-cell>
          <table:table-cell office:value-type="float" office:value="1488100" calcext:value-type="float">
            <text:p>1488100</text:p>
          </table:table-cell>
        </table:table-row>
        <table:table-row table:style-name="ro1">
          <table:table-cell office:value-type="string" calcext:value-type="string">
            <text:p>cornel-4-6-100</text:p>
          </table:table-cell>
          <table:table-cell office:value-type="float" office:value="3181" calcext:value-type="float">
            <text:p>3181</text:p>
          </table:table-cell>
          <table:table-cell office:value-type="float" office:value="250220600" calcext:value-type="float">
            <text:p>250220600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194354858" calcext:value-type="float">
            <text:p>1194354858</text:p>
          </table:table-cell>
          <table:table-cell office:value-type="float" office:value="1488100" calcext:value-type="float">
            <text:p>1488100</text:p>
          </table:table-cell>
        </table:table-row>
        <table:table-row table:style-name="ro1">
          <table:table-cell office:value-type="string" calcext:value-type="string">
            <text:p>cornel-4-5-100</text:p>
          </table:table-cell>
          <table:table-cell office:value-type="float" office:value="3193" calcext:value-type="float">
            <text:p>3193</text:p>
          </table:table-cell>
          <table:table-cell office:value-type="float" office:value="279566538" calcext:value-type="float">
            <text:p>279566538</text:p>
          </table:table-cell>
          <table:table-cell office:value-type="float" office:value="944134258" calcext:value-type="float">
            <text:p>944134258</text:p>
          </table:table-cell>
          <table:table-cell office:value-type="float" office:value="1223700796" calcext:value-type="float">
            <text:p>1223700796</text:p>
          </table:table-cell>
          <table:table-cell office:value-type="float" office:value="815444" calcext:value-type="float">
            <text:p>815444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A1:data.F19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14:45:59.469247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14:50:51.823913191</dc:date>
    <meta:editing-duration>PT15M34S</meta:editing-duration>
    <meta:editing-cycles>2</meta:editing-cycles>
    <meta:generator>LibreOffice/24.8.0.3$Linux_X86_64 LibreOffice_project/480$Build-3</meta:generator>
    <meta:document-statistic meta:table-count="2" meta:cell-count="118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2.113cm" svg:y="4.204cm" style:legend-expansion="high" chart:style-name="ch2"/>
        <chart:plot-area chart:style-name="ch3" table:cell-range-address="data.A1:data.B197" chart:data-source-has-labels="both" svg:x="0.32cm" svg:y="0.18cm" svg:width="11.473cm" svg:height="8.646cm">
          <chart:coordinate-region svg:x="2.178cm" svg:y="0.379cm" svg:width="9.615cm" svg:height="6.2cm"/>
          <chart:axis chart:dimension="x" chart:name="primary-x" chart:style-name="ch4" chartooo:axis-type="auto">
            <chartooo:date-scale/>
            <chart:categories table:cell-range-address="data.A2:data.A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197" chart:label-cell-address="data.B1:data.B1" chart:class="chart:line"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endering Time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nel-9-10-100</text:p>
                <draw:g>
                  <svg:desc>data.A2:data.A197</svg:desc>
                </draw:g>
              </table:table-cell>
              <table:table-cell office:value-type="float" office:value="2753">
                <text:p>2753</text:p>
                <draw:g>
                  <svg:desc>data.B2:data.B197</svg:desc>
                </draw:g>
              </table:table-cell>
            </table:table-row>
            <table:table-row>
              <table:table-cell office:value-type="string">
                <text:p>cornel-10-10-30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cornel-8-10-100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cornel-8-8-50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cornel-9-10-3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cornel-10-10-50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cornel-8-9-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cornel-8-7-4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cornel-9-8-3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cornel-10-8-10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cornel-10-10-4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cornel-10-8-40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cornel-9-7-30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cornel-10-10-100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cornel-8-7-10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cornel-10-8-50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cornel-10-7-5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cornel-10-5-4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cornel-9-6-10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cornel-8-8-10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cornel-9-10-5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cornel-8-6-5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cornel-10-8-3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cornel-9-8-100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cornel-10-7-30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cornel-10-9-3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cornel-8-9-50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cornel-9-10-40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cornel-10-7-4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cornel-8-10-3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cornel-10-6-5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cornel-10-9-10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cornel-9-8-40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cornel-9-9-40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cornel-8-9-3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cornel-9-9-10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cornel-10-9-5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cornel-10-7-10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cornel-10-6-4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cornel-8-10-5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cornel-10-5-3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cornel-9-7-4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cornel-9-7-5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cornel-6-9-5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cornel-8-9-100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cornel-10-9-4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cornel-5-10-4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cornel-9-6-4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cornel-8-5-3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cornel-9-8-5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cornel-9-9-30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cornel-8-8-3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cornel-8-6-40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cornel-8-7-5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cornel-10-4-100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cornel-6-9-30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cornel-8-10-40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cornel-10-6-3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cornel-8-7-30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cornel-6-8-100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cornel-9-5-5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cornel-10-5-50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cornel-10-6-100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cornel-7-10-100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cornel-9-6-50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cornel-6-8-30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cornel-8-8-4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cornel-5-9-10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cornel-6-10-3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cornel-9-7-10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cornel-6-10-100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cornel-9-9-50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cornel-9-5-40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cornel-7-8-100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cornel-9-4-10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cornel-5-8-10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cornel-7-10-30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cornel-8-5-100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cornel-8-6-30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cornel-10-5-10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cornel-7-10-4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cornel-9-5-3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cornel-6-10-40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cornel-9-6-30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cornel-9-4-30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cornel-6-10-5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cornel-6-6-50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cornel-8-4-4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cornel-9-4-4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cornel-5-7-4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cornel-6-9-40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cornel-7-9-40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cornel-7-10-50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cornel-6-7-50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cornel-5-9-50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cornel-10-4-3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cornel-6-7-10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cornel-5-8-4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cornel-7-9-5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cornel-6-9-100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cornel-5-10-10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cornel-5-6-40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cornel-5-8-50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cornel-5-9-3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cornel-8-4-50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cornel-9-4-50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cornel-10-4-50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cornel-7-6-40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cornel-5-10-50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cornel-8-4-30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cornel-5-6-30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cornel-8-4-10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cornel-9-5-10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cornel-7-9-10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cornel-5-8-30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cornel-6-8-50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cornel-5-10-30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cornel-8-6-100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cornel-6-7-3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cornel-7-8-3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cornel-5-6-10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cornel-7-9-3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cornel-8-5-40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cornel-6-6-30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cornel-6-5-30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cornel-7-7-100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cornel-6-4-40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cornel-7-7-50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cornel-7-6-10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cornel-4-10-100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cornel-10-4-40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cornel-6-8-40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cornel-6-6-40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cornel-7-7-4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rnel-8-5-50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cornel-5-9-40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cornel-7-6-30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cornel-7-4-40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cornel-4-10-30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cornel-5-7-30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cornel-6-7-4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cornel-7-8-50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cornel-6-5-40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cornel-7-8-40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cornel-6-6-100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cornel-7-5-30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cornel-7-5-50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cornel-5-7-50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cornel-5-5-5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cornel-7-5-40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cornel-4-10-40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cornel-5-4-3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cornel-7-7-3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cornel-7-4-50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cornel-7-6-50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cornel-4-10-50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cornel-6-4-3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cornel-5-7-100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cornel-6-5-50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cornel-5-6-50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cornel-5-5-40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cornel-6-5-100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cornel-4-6-30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cornel-5-4-40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cornel-5-5-30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cornel-4-8-40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cornel-4-8-30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cornel-6-4-100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cornel-5-4-50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cornel-4-9-3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cornel-4-5-50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cornel-5-5-100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cornel-7-5-100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cornel-4-8-50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cornel-7-4-100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cornel-7-4-30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cornel-4-7-4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cornel-4-9-100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cornel-4-7-50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cornel-4-7-30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cornel-4-9-50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cornel-4-4-1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cornel-4-8-1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cornel-4-6-50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cornel-6-4-50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cornel-5-4-100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cornel-4-5-40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cornel-4-4-50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cornel-4-9-40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cornel-4-4-40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cornel-4-7-100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cornel-4-5-30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cornel-4-4-30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cornel-4-6-4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cornel-4-6-100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cornel-4-5-100</text:p>
              </table:table-cell>
              <table:table-cell office:value-type="float" office:value="3193">
                <text:p>3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72cm" svg:y="3.703cm" style:legend-expansion="high" chart:style-name="ch2"/>
        <chart:plot-area chart:style-name="ch3" table:cell-range-address="data.A1:data.A197 data.C1:data.E197" chart:data-source-has-labels="both" svg:x="0.32cm" svg:y="0.18cm" svg:width="10.632cm" svg:height="8.64cm">
          <chart:coordinate-region svg:x="2.484cm" svg:y="0.379cm" svg:width="8.468cm" svg:height="6.194cm"/>
          <chart:axis chart:dimension="x" chart:name="primary-x" chart:style-name="ch4" chartooo:axis-type="auto">
            <chartooo:date-scale/>
            <chart:categories table:cell-range-address="data.A2:data.A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C2:data.C197" chart:label-cell-address="data.C1:data.C1" chart:class="chart:line">
            <chart:data-point chart:repeated="196"/>
          </chart:series>
          <chart:series chart:style-name="ch8" chart:values-cell-range-address="data.D2:data.D197" chart:label-cell-address="data.D1:data.D1" chart:class="chart:line">
            <chart:data-point chart:repeated="196"/>
          </chart:series>
          <chart:series chart:style-name="ch9" chart:values-cell-range-address="data.E2:data.E197" chart:label-cell-address="data.E1:data.E1" chart:class="chart:line">
            <chart:data-point chart:repeated="1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riangle Intersections</text:p>
                <draw:g>
                  <svg:desc>data.C1:data.C1</svg:desc>
                </draw:g>
              </table:table-cell>
              <table:table-cell office:value-type="string">
                <text:p> AS Intersections</text:p>
                <draw:g>
                  <svg:desc>data.D1:data.D1</svg:desc>
                </draw:g>
              </table:table-cell>
              <table:table-cell office:value-type="string">
                <text:p> Total Intersection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nel-9-10-100</text:p>
                <draw:g>
                  <svg:desc>data.A2:data.A197</svg:desc>
                </draw:g>
              </table:table-cell>
              <table:table-cell office:value-type="float" office:value="198491447">
                <text:p>198491447</text:p>
                <draw:g>
                  <svg:desc>data.C2:data.C197</svg:desc>
                </draw:g>
              </table:table-cell>
              <table:table-cell office:value-type="float" office:value="653429754">
                <text:p>653429754</text:p>
                <draw:g>
                  <svg:desc>data.D2:data.D197</svg:desc>
                </draw:g>
              </table:table-cell>
              <table:table-cell office:value-type="float" office:value="851921201">
                <text:p>851921201</text:p>
                <draw:g>
                  <svg:desc>data.E2:data.E197</svg:desc>
                </draw:g>
              </table:table-cell>
            </table:table-row>
            <table:table-row>
              <table:table-cell office:value-type="string">
                <text:p>cornel-10-10-30</text:p>
              </table:table-cell>
              <table:table-cell office:value-type="float" office:value="198491447">
                <text:p>198491447</text:p>
              </table:table-cell>
              <table:table-cell office:value-type="float" office:value="623559468">
                <text:p>623559468</text:p>
              </table:table-cell>
              <table:table-cell office:value-type="float" office:value="822050915">
                <text:p>822050915</text:p>
              </table:table-cell>
            </table:table-row>
            <table:table-row>
              <table:table-cell office:value-type="string">
                <text:p>cornel-8-10-100</text:p>
              </table:table-cell>
              <table:table-cell office:value-type="float" office:value="198491447">
                <text:p>198491447</text:p>
              </table:table-cell>
              <table:table-cell office:value-type="float" office:value="645695754">
                <text:p>645695754</text:p>
              </table:table-cell>
              <table:table-cell office:value-type="float" office:value="844187201">
                <text:p>844187201</text:p>
              </table:table-cell>
            </table:table-row>
            <table:table-row>
              <table:table-cell office:value-type="string">
                <text:p>cornel-8-8-50</text:p>
              </table:table-cell>
              <table:table-cell office:value-type="float" office:value="219203734">
                <text:p>219203734</text:p>
              </table:table-cell>
              <table:table-cell office:value-type="float" office:value="645695754">
                <text:p>645695754</text:p>
              </table:table-cell>
              <table:table-cell office:value-type="float" office:value="864899488">
                <text:p>864899488</text:p>
              </table:table-cell>
            </table:table-row>
            <table:table-row>
              <table:table-cell office:value-type="string">
                <text:p>cornel-9-10-30</text:p>
              </table:table-cell>
              <table:table-cell office:value-type="float" office:value="198491447">
                <text:p>198491447</text:p>
              </table:table-cell>
              <table:table-cell office:value-type="float" office:value="653429754">
                <text:p>653429754</text:p>
              </table:table-cell>
              <table:table-cell office:value-type="float" office:value="851921201">
                <text:p>851921201</text:p>
              </table:table-cell>
            </table:table-row>
            <table:table-row>
              <table:table-cell office:value-type="string">
                <text:p>cornel-10-10-50</text:p>
              </table:table-cell>
              <table:table-cell office:value-type="float" office:value="198491447">
                <text:p>198491447</text:p>
              </table:table-cell>
              <table:table-cell office:value-type="float" office:value="623559468">
                <text:p>623559468</text:p>
              </table:table-cell>
              <table:table-cell office:value-type="float" office:value="822050915">
                <text:p>822050915</text:p>
              </table:table-cell>
            </table:table-row>
            <table:table-row>
              <table:table-cell office:value-type="string">
                <text:p>cornel-8-9-40</text:p>
              </table:table-cell>
              <table:table-cell office:value-type="float" office:value="215529839">
                <text:p>215529839</text:p>
              </table:table-cell>
              <table:table-cell office:value-type="float" office:value="645695754">
                <text:p>645695754</text:p>
              </table:table-cell>
              <table:table-cell office:value-type="float" office:value="861225593">
                <text:p>861225593</text:p>
              </table:table-cell>
            </table:table-row>
            <table:table-row>
              <table:table-cell office:value-type="string">
                <text:p>cornel-8-7-40</text:p>
              </table:table-cell>
              <table:table-cell office:value-type="float" office:value="240317330">
                <text:p>240317330</text:p>
              </table:table-cell>
              <table:table-cell office:value-type="float" office:value="645695754">
                <text:p>645695754</text:p>
              </table:table-cell>
              <table:table-cell office:value-type="float" office:value="886013084">
                <text:p>886013084</text:p>
              </table:table-cell>
            </table:table-row>
            <table:table-row>
              <table:table-cell office:value-type="string">
                <text:p>cornel-9-8-30</text:p>
              </table:table-cell>
              <table:table-cell office:value-type="float" office:value="219203734">
                <text:p>219203734</text:p>
              </table:table-cell>
              <table:table-cell office:value-type="float" office:value="653429754">
                <text:p>653429754</text:p>
              </table:table-cell>
              <table:table-cell office:value-type="float" office:value="872633488">
                <text:p>872633488</text:p>
              </table:table-cell>
            </table:table-row>
            <table:table-row>
              <table:table-cell office:value-type="string">
                <text:p>cornel-10-8-100</text:p>
              </table:table-cell>
              <table:table-cell office:value-type="float" office:value="219203734">
                <text:p>219203734</text:p>
              </table:table-cell>
              <table:table-cell office:value-type="float" office:value="623559468">
                <text:p>623559468</text:p>
              </table:table-cell>
              <table:table-cell office:value-type="float" office:value="842763202">
                <text:p>842763202</text:p>
              </table:table-cell>
            </table:table-row>
            <table:table-row>
              <table:table-cell office:value-type="string">
                <text:p>cornel-10-10-40</text:p>
              </table:table-cell>
              <table:table-cell office:value-type="float" office:value="198491447">
                <text:p>198491447</text:p>
              </table:table-cell>
              <table:table-cell office:value-type="float" office:value="623559468">
                <text:p>623559468</text:p>
              </table:table-cell>
              <table:table-cell office:value-type="float" office:value="822050915">
                <text:p>822050915</text:p>
              </table:table-cell>
            </table:table-row>
            <table:table-row>
              <table:table-cell office:value-type="string">
                <text:p>cornel-10-8-40</text:p>
              </table:table-cell>
              <table:table-cell office:value-type="float" office:value="219203734">
                <text:p>219203734</text:p>
              </table:table-cell>
              <table:table-cell office:value-type="float" office:value="623559468">
                <text:p>623559468</text:p>
              </table:table-cell>
              <table:table-cell office:value-type="float" office:value="842763202">
                <text:p>842763202</text:p>
              </table:table-cell>
            </table:table-row>
            <table:table-row>
              <table:table-cell office:value-type="string">
                <text:p>cornel-9-7-30</text:p>
              </table:table-cell>
              <table:table-cell office:value-type="float" office:value="240317330">
                <text:p>240317330</text:p>
              </table:table-cell>
              <table:table-cell office:value-type="float" office:value="653429754">
                <text:p>653429754</text:p>
              </table:table-cell>
              <table:table-cell office:value-type="float" office:value="893747084">
                <text:p>893747084</text:p>
              </table:table-cell>
            </table:table-row>
            <table:table-row>
              <table:table-cell office:value-type="string">
                <text:p>cornel-10-10-100</text:p>
              </table:table-cell>
              <table:table-cell office:value-type="float" office:value="198491447">
                <text:p>198491447</text:p>
              </table:table-cell>
              <table:table-cell office:value-type="float" office:value="623559468">
                <text:p>623559468</text:p>
              </table:table-cell>
              <table:table-cell office:value-type="float" office:value="822050915">
                <text:p>822050915</text:p>
              </table:table-cell>
            </table:table-row>
            <table:table-row>
              <table:table-cell office:value-type="string">
                <text:p>cornel-8-7-100</text:p>
              </table:table-cell>
              <table:table-cell office:value-type="float" office:value="240317330">
                <text:p>240317330</text:p>
              </table:table-cell>
              <table:table-cell office:value-type="float" office:value="645695754">
                <text:p>645695754</text:p>
              </table:table-cell>
              <table:table-cell office:value-type="float" office:value="886013084">
                <text:p>886013084</text:p>
              </table:table-cell>
            </table:table-row>
            <table:table-row>
              <table:table-cell office:value-type="string">
                <text:p>cornel-10-8-50</text:p>
              </table:table-cell>
              <table:table-cell office:value-type="float" office:value="219203734">
                <text:p>219203734</text:p>
              </table:table-cell>
              <table:table-cell office:value-type="float" office:value="623559468">
                <text:p>623559468</text:p>
              </table:table-cell>
              <table:table-cell office:value-type="float" office:value="842763202">
                <text:p>842763202</text:p>
              </table:table-cell>
            </table:table-row>
            <table:table-row>
              <table:table-cell office:value-type="string">
                <text:p>cornel-10-7-50</text:p>
              </table:table-cell>
              <table:table-cell office:value-type="float" office:value="240317330">
                <text:p>240317330</text:p>
              </table:table-cell>
              <table:table-cell office:value-type="float" office:value="623559468">
                <text:p>623559468</text:p>
              </table:table-cell>
              <table:table-cell office:value-type="float" office:value="863876798">
                <text:p>863876798</text:p>
              </table:table-cell>
            </table:table-row>
            <table:table-row>
              <table:table-cell office:value-type="string">
                <text:p>cornel-10-5-40</text:p>
              </table:table-cell>
              <table:table-cell office:value-type="float" office:value="279566538">
                <text:p>279566538</text:p>
              </table:table-cell>
              <table:table-cell office:value-type="float" office:value="623559468">
                <text:p>623559468</text:p>
              </table:table-cell>
              <table:table-cell office:value-type="float" office:value="903126006">
                <text:p>903126006</text:p>
              </table:table-cell>
            </table:table-row>
            <table:table-row>
              <table:table-cell office:value-type="string">
                <text:p>cornel-9-6-100</text:p>
              </table:table-cell>
              <table:table-cell office:value-type="float" office:value="250220600">
                <text:p>250220600</text:p>
              </table:table-cell>
              <table:table-cell office:value-type="float" office:value="653429754">
                <text:p>653429754</text:p>
              </table:table-cell>
              <table:table-cell office:value-type="float" office:value="903650354">
                <text:p>903650354</text:p>
              </table:table-cell>
            </table:table-row>
            <table:table-row>
              <table:table-cell office:value-type="string">
                <text:p>cornel-8-8-100</text:p>
              </table:table-cell>
              <table:table-cell office:value-type="float" office:value="219203734">
                <text:p>219203734</text:p>
              </table:table-cell>
              <table:table-cell office:value-type="float" office:value="645695754">
                <text:p>645695754</text:p>
              </table:table-cell>
              <table:table-cell office:value-type="float" office:value="864899488">
                <text:p>864899488</text:p>
              </table:table-cell>
            </table:table-row>
            <table:table-row>
              <table:table-cell office:value-type="string">
                <text:p>cornel-9-10-50</text:p>
              </table:table-cell>
              <table:table-cell office:value-type="float" office:value="198491447">
                <text:p>198491447</text:p>
              </table:table-cell>
              <table:table-cell office:value-type="float" office:value="653429754">
                <text:p>653429754</text:p>
              </table:table-cell>
              <table:table-cell office:value-type="float" office:value="851921201">
                <text:p>851921201</text:p>
              </table:table-cell>
            </table:table-row>
            <table:table-row>
              <table:table-cell office:value-type="string">
                <text:p>cornel-8-6-50</text:p>
              </table:table-cell>
              <table:table-cell office:value-type="float" office:value="250220600">
                <text:p>250220600</text:p>
              </table:table-cell>
              <table:table-cell office:value-type="float" office:value="645695754">
                <text:p>645695754</text:p>
              </table:table-cell>
              <table:table-cell office:value-type="float" office:value="895916354">
                <text:p>895916354</text:p>
              </table:table-cell>
            </table:table-row>
            <table:table-row>
              <table:table-cell office:value-type="string">
                <text:p>cornel-10-8-30</text:p>
              </table:table-cell>
              <table:table-cell office:value-type="float" office:value="219203734">
                <text:p>219203734</text:p>
              </table:table-cell>
              <table:table-cell office:value-type="float" office:value="623559468">
                <text:p>623559468</text:p>
              </table:table-cell>
              <table:table-cell office:value-type="float" office:value="842763202">
                <text:p>842763202</text:p>
              </table:table-cell>
            </table:table-row>
            <table:table-row>
              <table:table-cell office:value-type="string">
                <text:p>cornel-9-8-100</text:p>
              </table:table-cell>
              <table:table-cell office:value-type="float" office:value="219203734">
                <text:p>219203734</text:p>
              </table:table-cell>
              <table:table-cell office:value-type="float" office:value="653429754">
                <text:p>653429754</text:p>
              </table:table-cell>
              <table:table-cell office:value-type="float" office:value="872633488">
                <text:p>872633488</text:p>
              </table:table-cell>
            </table:table-row>
            <table:table-row>
              <table:table-cell office:value-type="string">
                <text:p>cornel-10-7-30</text:p>
              </table:table-cell>
              <table:table-cell office:value-type="float" office:value="240317330">
                <text:p>240317330</text:p>
              </table:table-cell>
              <table:table-cell office:value-type="float" office:value="623559468">
                <text:p>623559468</text:p>
              </table:table-cell>
              <table:table-cell office:value-type="float" office:value="863876798">
                <text:p>863876798</text:p>
              </table:table-cell>
            </table:table-row>
            <table:table-row>
              <table:table-cell office:value-type="string">
                <text:p>cornel-10-9-30</text:p>
              </table:table-cell>
              <table:table-cell office:value-type="float" office:value="215529839">
                <text:p>215529839</text:p>
              </table:table-cell>
              <table:table-cell office:value-type="float" office:value="623559468">
                <text:p>623559468</text:p>
              </table:table-cell>
              <table:table-cell office:value-type="float" office:value="839089307">
                <text:p>839089307</text:p>
              </table:table-cell>
            </table:table-row>
            <table:table-row>
              <table:table-cell office:value-type="string">
                <text:p>cornel-8-9-50</text:p>
              </table:table-cell>
              <table:table-cell office:value-type="float" office:value="215529839">
                <text:p>215529839</text:p>
              </table:table-cell>
              <table:table-cell office:value-type="float" office:value="645695754">
                <text:p>645695754</text:p>
              </table:table-cell>
              <table:table-cell office:value-type="float" office:value="861225593">
                <text:p>861225593</text:p>
              </table:table-cell>
            </table:table-row>
            <table:table-row>
              <table:table-cell office:value-type="string">
                <text:p>cornel-9-10-40</text:p>
              </table:table-cell>
              <table:table-cell office:value-type="float" office:value="198491447">
                <text:p>198491447</text:p>
              </table:table-cell>
              <table:table-cell office:value-type="float" office:value="653429754">
                <text:p>653429754</text:p>
              </table:table-cell>
              <table:table-cell office:value-type="float" office:value="851921201">
                <text:p>851921201</text:p>
              </table:table-cell>
            </table:table-row>
            <table:table-row>
              <table:table-cell office:value-type="string">
                <text:p>cornel-10-7-40</text:p>
              </table:table-cell>
              <table:table-cell office:value-type="float" office:value="240317330">
                <text:p>240317330</text:p>
              </table:table-cell>
              <table:table-cell office:value-type="float" office:value="623559468">
                <text:p>623559468</text:p>
              </table:table-cell>
              <table:table-cell office:value-type="float" office:value="863876798">
                <text:p>863876798</text:p>
              </table:table-cell>
            </table:table-row>
            <table:table-row>
              <table:table-cell office:value-type="string">
                <text:p>cornel-8-10-30</text:p>
              </table:table-cell>
              <table:table-cell office:value-type="float" office:value="198491447">
                <text:p>198491447</text:p>
              </table:table-cell>
              <table:table-cell office:value-type="float" office:value="645695754">
                <text:p>645695754</text:p>
              </table:table-cell>
              <table:table-cell office:value-type="float" office:value="844187201">
                <text:p>844187201</text:p>
              </table:table-cell>
            </table:table-row>
            <table:table-row>
              <table:table-cell office:value-type="string">
                <text:p>cornel-10-6-50</text:p>
              </table:table-cell>
              <table:table-cell office:value-type="float" office:value="250220600">
                <text:p>250220600</text:p>
              </table:table-cell>
              <table:table-cell office:value-type="float" office:value="623559468">
                <text:p>623559468</text:p>
              </table:table-cell>
              <table:table-cell office:value-type="float" office:value="873780068">
                <text:p>873780068</text:p>
              </table:table-cell>
            </table:table-row>
            <table:table-row>
              <table:table-cell office:value-type="string">
                <text:p>cornel-10-9-100</text:p>
              </table:table-cell>
              <table:table-cell office:value-type="float" office:value="215529839">
                <text:p>215529839</text:p>
              </table:table-cell>
              <table:table-cell office:value-type="float" office:value="623559468">
                <text:p>623559468</text:p>
              </table:table-cell>
              <table:table-cell office:value-type="float" office:value="839089307">
                <text:p>839089307</text:p>
              </table:table-cell>
            </table:table-row>
            <table:table-row>
              <table:table-cell office:value-type="string">
                <text:p>cornel-9-8-40</text:p>
              </table:table-cell>
              <table:table-cell office:value-type="float" office:value="219203734">
                <text:p>219203734</text:p>
              </table:table-cell>
              <table:table-cell office:value-type="float" office:value="653429754">
                <text:p>653429754</text:p>
              </table:table-cell>
              <table:table-cell office:value-type="float" office:value="872633488">
                <text:p>872633488</text:p>
              </table:table-cell>
            </table:table-row>
            <table:table-row>
              <table:table-cell office:value-type="string">
                <text:p>cornel-9-9-40</text:p>
              </table:table-cell>
              <table:table-cell office:value-type="float" office:value="215529839">
                <text:p>215529839</text:p>
              </table:table-cell>
              <table:table-cell office:value-type="float" office:value="653429754">
                <text:p>653429754</text:p>
              </table:table-cell>
              <table:table-cell office:value-type="float" office:value="868959593">
                <text:p>868959593</text:p>
              </table:table-cell>
            </table:table-row>
            <table:table-row>
              <table:table-cell office:value-type="string">
                <text:p>cornel-8-9-30</text:p>
              </table:table-cell>
              <table:table-cell office:value-type="float" office:value="215529839">
                <text:p>215529839</text:p>
              </table:table-cell>
              <table:table-cell office:value-type="float" office:value="645695754">
                <text:p>645695754</text:p>
              </table:table-cell>
              <table:table-cell office:value-type="float" office:value="861225593">
                <text:p>861225593</text:p>
              </table:table-cell>
            </table:table-row>
            <table:table-row>
              <table:table-cell office:value-type="string">
                <text:p>cornel-9-9-100</text:p>
              </table:table-cell>
              <table:table-cell office:value-type="float" office:value="215529839">
                <text:p>215529839</text:p>
              </table:table-cell>
              <table:table-cell office:value-type="float" office:value="653429754">
                <text:p>653429754</text:p>
              </table:table-cell>
              <table:table-cell office:value-type="float" office:value="868959593">
                <text:p>868959593</text:p>
              </table:table-cell>
            </table:table-row>
            <table:table-row>
              <table:table-cell office:value-type="string">
                <text:p>cornel-10-9-50</text:p>
              </table:table-cell>
              <table:table-cell office:value-type="float" office:value="215529839">
                <text:p>215529839</text:p>
              </table:table-cell>
              <table:table-cell office:value-type="float" office:value="623559468">
                <text:p>623559468</text:p>
              </table:table-cell>
              <table:table-cell office:value-type="float" office:value="839089307">
                <text:p>839089307</text:p>
              </table:table-cell>
            </table:table-row>
            <table:table-row>
              <table:table-cell office:value-type="string">
                <text:p>cornel-10-7-100</text:p>
              </table:table-cell>
              <table:table-cell office:value-type="float" office:value="240317330">
                <text:p>240317330</text:p>
              </table:table-cell>
              <table:table-cell office:value-type="float" office:value="623559468">
                <text:p>623559468</text:p>
              </table:table-cell>
              <table:table-cell office:value-type="float" office:value="863876798">
                <text:p>863876798</text:p>
              </table:table-cell>
            </table:table-row>
            <table:table-row>
              <table:table-cell office:value-type="string">
                <text:p>cornel-10-6-40</text:p>
              </table:table-cell>
              <table:table-cell office:value-type="float" office:value="250220600">
                <text:p>250220600</text:p>
              </table:table-cell>
              <table:table-cell office:value-type="float" office:value="623559468">
                <text:p>623559468</text:p>
              </table:table-cell>
              <table:table-cell office:value-type="float" office:value="873780068">
                <text:p>873780068</text:p>
              </table:table-cell>
            </table:table-row>
            <table:table-row>
              <table:table-cell office:value-type="string">
                <text:p>cornel-8-10-50</text:p>
              </table:table-cell>
              <table:table-cell office:value-type="float" office:value="198491447">
                <text:p>198491447</text:p>
              </table:table-cell>
              <table:table-cell office:value-type="float" office:value="645695754">
                <text:p>645695754</text:p>
              </table:table-cell>
              <table:table-cell office:value-type="float" office:value="844187201">
                <text:p>844187201</text:p>
              </table:table-cell>
            </table:table-row>
            <table:table-row>
              <table:table-cell office:value-type="string">
                <text:p>cornel-10-5-30</text:p>
              </table:table-cell>
              <table:table-cell office:value-type="float" office:value="279566538">
                <text:p>279566538</text:p>
              </table:table-cell>
              <table:table-cell office:value-type="float" office:value="623559468">
                <text:p>623559468</text:p>
              </table:table-cell>
              <table:table-cell office:value-type="float" office:value="903126006">
                <text:p>903126006</text:p>
              </table:table-cell>
            </table:table-row>
            <table:table-row>
              <table:table-cell office:value-type="string">
                <text:p>cornel-9-7-40</text:p>
              </table:table-cell>
              <table:table-cell office:value-type="float" office:value="240317330">
                <text:p>240317330</text:p>
              </table:table-cell>
              <table:table-cell office:value-type="float" office:value="653429754">
                <text:p>653429754</text:p>
              </table:table-cell>
              <table:table-cell office:value-type="float" office:value="893747084">
                <text:p>893747084</text:p>
              </table:table-cell>
            </table:table-row>
            <table:table-row>
              <table:table-cell office:value-type="string">
                <text:p>cornel-9-7-50</text:p>
              </table:table-cell>
              <table:table-cell office:value-type="float" office:value="240317330">
                <text:p>240317330</text:p>
              </table:table-cell>
              <table:table-cell office:value-type="float" office:value="653429754">
                <text:p>653429754</text:p>
              </table:table-cell>
              <table:table-cell office:value-type="float" office:value="893747084">
                <text:p>893747084</text:p>
              </table:table-cell>
            </table:table-row>
            <table:table-row>
              <table:table-cell office:value-type="string">
                <text:p>cornel-6-9-50</text:p>
              </table:table-cell>
              <table:table-cell office:value-type="float" office:value="215529839">
                <text:p>215529839</text:p>
              </table:table-cell>
              <table:table-cell office:value-type="float" office:value="778121736">
                <text:p>778121736</text:p>
              </table:table-cell>
              <table:table-cell office:value-type="float" office:value="993651575">
                <text:p>993651575</text:p>
              </table:table-cell>
            </table:table-row>
            <table:table-row>
              <table:table-cell office:value-type="string">
                <text:p>cornel-8-9-100</text:p>
              </table:table-cell>
              <table:table-cell office:value-type="float" office:value="215529839">
                <text:p>215529839</text:p>
              </table:table-cell>
              <table:table-cell office:value-type="float" office:value="645695754">
                <text:p>645695754</text:p>
              </table:table-cell>
              <table:table-cell office:value-type="float" office:value="861225593">
                <text:p>861225593</text:p>
              </table:table-cell>
            </table:table-row>
            <table:table-row>
              <table:table-cell office:value-type="string">
                <text:p>cornel-10-9-40</text:p>
              </table:table-cell>
              <table:table-cell office:value-type="float" office:value="215529839">
                <text:p>215529839</text:p>
              </table:table-cell>
              <table:table-cell office:value-type="float" office:value="623559468">
                <text:p>623559468</text:p>
              </table:table-cell>
              <table:table-cell office:value-type="float" office:value="839089307">
                <text:p>839089307</text:p>
              </table:table-cell>
            </table:table-row>
            <table:table-row>
              <table:table-cell office:value-type="string">
                <text:p>cornel-5-10-40</text:p>
              </table:table-cell>
              <table:table-cell office:value-type="float" office:value="198491447">
                <text:p>198491447</text:p>
              </table:table-cell>
              <table:table-cell office:value-type="float" office:value="786797012">
                <text:p>786797012</text:p>
              </table:table-cell>
              <table:table-cell office:value-type="float" office:value="985288459">
                <text:p>985288459</text:p>
              </table:table-cell>
            </table:table-row>
            <table:table-row>
              <table:table-cell office:value-type="string">
                <text:p>cornel-9-6-40</text:p>
              </table:table-cell>
              <table:table-cell office:value-type="float" office:value="250220600">
                <text:p>250220600</text:p>
              </table:table-cell>
              <table:table-cell office:value-type="float" office:value="653429754">
                <text:p>653429754</text:p>
              </table:table-cell>
              <table:table-cell office:value-type="float" office:value="903650354">
                <text:p>903650354</text:p>
              </table:table-cell>
            </table:table-row>
            <table:table-row>
              <table:table-cell office:value-type="string">
                <text:p>cornel-8-5-30</text:p>
              </table:table-cell>
              <table:table-cell office:value-type="float" office:value="279566538">
                <text:p>279566538</text:p>
              </table:table-cell>
              <table:table-cell office:value-type="float" office:value="645695754">
                <text:p>645695754</text:p>
              </table:table-cell>
              <table:table-cell office:value-type="float" office:value="925262292">
                <text:p>925262292</text:p>
              </table:table-cell>
            </table:table-row>
            <table:table-row>
              <table:table-cell office:value-type="string">
                <text:p>cornel-9-8-50</text:p>
              </table:table-cell>
              <table:table-cell office:value-type="float" office:value="219203734">
                <text:p>219203734</text:p>
              </table:table-cell>
              <table:table-cell office:value-type="float" office:value="653429754">
                <text:p>653429754</text:p>
              </table:table-cell>
              <table:table-cell office:value-type="float" office:value="872633488">
                <text:p>872633488</text:p>
              </table:table-cell>
            </table:table-row>
            <table:table-row>
              <table:table-cell office:value-type="string">
                <text:p>cornel-9-9-30</text:p>
              </table:table-cell>
              <table:table-cell office:value-type="float" office:value="215529839">
                <text:p>215529839</text:p>
              </table:table-cell>
              <table:table-cell office:value-type="float" office:value="653429754">
                <text:p>653429754</text:p>
              </table:table-cell>
              <table:table-cell office:value-type="float" office:value="868959593">
                <text:p>868959593</text:p>
              </table:table-cell>
            </table:table-row>
            <table:table-row>
              <table:table-cell office:value-type="string">
                <text:p>cornel-8-8-30</text:p>
              </table:table-cell>
              <table:table-cell office:value-type="float" office:value="219203734">
                <text:p>219203734</text:p>
              </table:table-cell>
              <table:table-cell office:value-type="float" office:value="645695754">
                <text:p>645695754</text:p>
              </table:table-cell>
              <table:table-cell office:value-type="float" office:value="864899488">
                <text:p>864899488</text:p>
              </table:table-cell>
            </table:table-row>
            <table:table-row>
              <table:table-cell office:value-type="string">
                <text:p>cornel-8-6-40</text:p>
              </table:table-cell>
              <table:table-cell office:value-type="float" office:value="250220600">
                <text:p>250220600</text:p>
              </table:table-cell>
              <table:table-cell office:value-type="float" office:value="645695754">
                <text:p>645695754</text:p>
              </table:table-cell>
              <table:table-cell office:value-type="float" office:value="895916354">
                <text:p>895916354</text:p>
              </table:table-cell>
            </table:table-row>
            <table:table-row>
              <table:table-cell office:value-type="string">
                <text:p>cornel-8-7-50</text:p>
              </table:table-cell>
              <table:table-cell office:value-type="float" office:value="240317330">
                <text:p>240317330</text:p>
              </table:table-cell>
              <table:table-cell office:value-type="float" office:value="645695754">
                <text:p>645695754</text:p>
              </table:table-cell>
              <table:table-cell office:value-type="float" office:value="886013084">
                <text:p>886013084</text:p>
              </table:table-cell>
            </table:table-row>
            <table:table-row>
              <table:table-cell office:value-type="string">
                <text:p>cornel-10-4-100</text:p>
              </table:table-cell>
              <table:table-cell office:value-type="float" office:value="294662673">
                <text:p>294662673</text:p>
              </table:table-cell>
              <table:table-cell office:value-type="float" office:value="623559468">
                <text:p>623559468</text:p>
              </table:table-cell>
              <table:table-cell office:value-type="float" office:value="918222141">
                <text:p>918222141</text:p>
              </table:table-cell>
            </table:table-row>
            <table:table-row>
              <table:table-cell office:value-type="string">
                <text:p>cornel-6-9-30</text:p>
              </table:table-cell>
              <table:table-cell office:value-type="float" office:value="215529839">
                <text:p>215529839</text:p>
              </table:table-cell>
              <table:table-cell office:value-type="float" office:value="778121736">
                <text:p>778121736</text:p>
              </table:table-cell>
              <table:table-cell office:value-type="float" office:value="993651575">
                <text:p>993651575</text:p>
              </table:table-cell>
            </table:table-row>
            <table:table-row>
              <table:table-cell office:value-type="string">
                <text:p>cornel-8-10-40</text:p>
              </table:table-cell>
              <table:table-cell office:value-type="float" office:value="198491447">
                <text:p>198491447</text:p>
              </table:table-cell>
              <table:table-cell office:value-type="float" office:value="645695754">
                <text:p>645695754</text:p>
              </table:table-cell>
              <table:table-cell office:value-type="float" office:value="844187201">
                <text:p>844187201</text:p>
              </table:table-cell>
            </table:table-row>
            <table:table-row>
              <table:table-cell office:value-type="string">
                <text:p>cornel-10-6-30</text:p>
              </table:table-cell>
              <table:table-cell office:value-type="float" office:value="250220600">
                <text:p>250220600</text:p>
              </table:table-cell>
              <table:table-cell office:value-type="float" office:value="623559468">
                <text:p>623559468</text:p>
              </table:table-cell>
              <table:table-cell office:value-type="float" office:value="873780068">
                <text:p>873780068</text:p>
              </table:table-cell>
            </table:table-row>
            <table:table-row>
              <table:table-cell office:value-type="string">
                <text:p>cornel-8-7-30</text:p>
              </table:table-cell>
              <table:table-cell office:value-type="float" office:value="240317330">
                <text:p>240317330</text:p>
              </table:table-cell>
              <table:table-cell office:value-type="float" office:value="645695754">
                <text:p>645695754</text:p>
              </table:table-cell>
              <table:table-cell office:value-type="float" office:value="886013084">
                <text:p>886013084</text:p>
              </table:table-cell>
            </table:table-row>
            <table:table-row>
              <table:table-cell office:value-type="string">
                <text:p>cornel-6-8-100</text:p>
              </table:table-cell>
              <table:table-cell office:value-type="float" office:value="219203734">
                <text:p>219203734</text:p>
              </table:table-cell>
              <table:table-cell office:value-type="float" office:value="778121736">
                <text:p>778121736</text:p>
              </table:table-cell>
              <table:table-cell office:value-type="float" office:value="997325470">
                <text:p>997325470</text:p>
              </table:table-cell>
            </table:table-row>
            <table:table-row>
              <table:table-cell office:value-type="string">
                <text:p>cornel-9-5-50</text:p>
              </table:table-cell>
              <table:table-cell office:value-type="float" office:value="279566538">
                <text:p>279566538</text:p>
              </table:table-cell>
              <table:table-cell office:value-type="float" office:value="653429754">
                <text:p>653429754</text:p>
              </table:table-cell>
              <table:table-cell office:value-type="float" office:value="932996292">
                <text:p>932996292</text:p>
              </table:table-cell>
            </table:table-row>
            <table:table-row>
              <table:table-cell office:value-type="string">
                <text:p>cornel-10-5-50</text:p>
              </table:table-cell>
              <table:table-cell office:value-type="float" office:value="279566538">
                <text:p>279566538</text:p>
              </table:table-cell>
              <table:table-cell office:value-type="float" office:value="623559468">
                <text:p>623559468</text:p>
              </table:table-cell>
              <table:table-cell office:value-type="float" office:value="903126006">
                <text:p>903126006</text:p>
              </table:table-cell>
            </table:table-row>
            <table:table-row>
              <table:table-cell office:value-type="string">
                <text:p>cornel-10-6-100</text:p>
              </table:table-cell>
              <table:table-cell office:value-type="float" office:value="250220600">
                <text:p>250220600</text:p>
              </table:table-cell>
              <table:table-cell office:value-type="float" office:value="623559468">
                <text:p>623559468</text:p>
              </table:table-cell>
              <table:table-cell office:value-type="float" office:value="873780068">
                <text:p>873780068</text:p>
              </table:table-cell>
            </table:table-row>
            <table:table-row>
              <table:table-cell office:value-type="string">
                <text:p>cornel-7-10-100</text:p>
              </table:table-cell>
              <table:table-cell office:value-type="float" office:value="198491447">
                <text:p>198491447</text:p>
              </table:table-cell>
              <table:table-cell office:value-type="float" office:value="751834306">
                <text:p>751834306</text:p>
              </table:table-cell>
              <table:table-cell office:value-type="float" office:value="950325753">
                <text:p>950325753</text:p>
              </table:table-cell>
            </table:table-row>
            <table:table-row>
              <table:table-cell office:value-type="string">
                <text:p>cornel-9-6-50</text:p>
              </table:table-cell>
              <table:table-cell office:value-type="float" office:value="250220600">
                <text:p>250220600</text:p>
              </table:table-cell>
              <table:table-cell office:value-type="float" office:value="653429754">
                <text:p>653429754</text:p>
              </table:table-cell>
              <table:table-cell office:value-type="float" office:value="903650354">
                <text:p>903650354</text:p>
              </table:table-cell>
            </table:table-row>
            <table:table-row>
              <table:table-cell office:value-type="string">
                <text:p>cornel-6-8-30</text:p>
              </table:table-cell>
              <table:table-cell office:value-type="float" office:value="219203734">
                <text:p>219203734</text:p>
              </table:table-cell>
              <table:table-cell office:value-type="float" office:value="778121736">
                <text:p>778121736</text:p>
              </table:table-cell>
              <table:table-cell office:value-type="float" office:value="997325470">
                <text:p>997325470</text:p>
              </table:table-cell>
            </table:table-row>
            <table:table-row>
              <table:table-cell office:value-type="string">
                <text:p>cornel-8-8-40</text:p>
              </table:table-cell>
              <table:table-cell office:value-type="float" office:value="219203734">
                <text:p>219203734</text:p>
              </table:table-cell>
              <table:table-cell office:value-type="float" office:value="645695754">
                <text:p>645695754</text:p>
              </table:table-cell>
              <table:table-cell office:value-type="float" office:value="864899488">
                <text:p>864899488</text:p>
              </table:table-cell>
            </table:table-row>
            <table:table-row>
              <table:table-cell office:value-type="string">
                <text:p>cornel-5-9-100</text:p>
              </table:table-cell>
              <table:table-cell office:value-type="float" office:value="215529839">
                <text:p>215529839</text:p>
              </table:table-cell>
              <table:table-cell office:value-type="float" office:value="786797012">
                <text:p>786797012</text:p>
              </table:table-cell>
              <table:table-cell office:value-type="float" office:value="1002326851">
                <text:p>1002326851</text:p>
              </table:table-cell>
            </table:table-row>
            <table:table-row>
              <table:table-cell office:value-type="string">
                <text:p>cornel-6-10-30</text:p>
              </table:table-cell>
              <table:table-cell office:value-type="float" office:value="198491447">
                <text:p>198491447</text:p>
              </table:table-cell>
              <table:table-cell office:value-type="float" office:value="778121736">
                <text:p>778121736</text:p>
              </table:table-cell>
              <table:table-cell office:value-type="float" office:value="976613183">
                <text:p>976613183</text:p>
              </table:table-cell>
            </table:table-row>
            <table:table-row>
              <table:table-cell office:value-type="string">
                <text:p>cornel-9-7-100</text:p>
              </table:table-cell>
              <table:table-cell office:value-type="float" office:value="240317330">
                <text:p>240317330</text:p>
              </table:table-cell>
              <table:table-cell office:value-type="float" office:value="653429754">
                <text:p>653429754</text:p>
              </table:table-cell>
              <table:table-cell office:value-type="float" office:value="893747084">
                <text:p>893747084</text:p>
              </table:table-cell>
            </table:table-row>
            <table:table-row>
              <table:table-cell office:value-type="string">
                <text:p>cornel-6-10-100</text:p>
              </table:table-cell>
              <table:table-cell office:value-type="float" office:value="198491447">
                <text:p>198491447</text:p>
              </table:table-cell>
              <table:table-cell office:value-type="float" office:value="778121736">
                <text:p>778121736</text:p>
              </table:table-cell>
              <table:table-cell office:value-type="float" office:value="976613183">
                <text:p>976613183</text:p>
              </table:table-cell>
            </table:table-row>
            <table:table-row>
              <table:table-cell office:value-type="string">
                <text:p>cornel-9-9-50</text:p>
              </table:table-cell>
              <table:table-cell office:value-type="float" office:value="215529839">
                <text:p>215529839</text:p>
              </table:table-cell>
              <table:table-cell office:value-type="float" office:value="653429754">
                <text:p>653429754</text:p>
              </table:table-cell>
              <table:table-cell office:value-type="float" office:value="868959593">
                <text:p>868959593</text:p>
              </table:table-cell>
            </table:table-row>
            <table:table-row>
              <table:table-cell office:value-type="string">
                <text:p>cornel-9-5-40</text:p>
              </table:table-cell>
              <table:table-cell office:value-type="float" office:value="279566538">
                <text:p>279566538</text:p>
              </table:table-cell>
              <table:table-cell office:value-type="float" office:value="653429754">
                <text:p>653429754</text:p>
              </table:table-cell>
              <table:table-cell office:value-type="float" office:value="932996292">
                <text:p>932996292</text:p>
              </table:table-cell>
            </table:table-row>
            <table:table-row>
              <table:table-cell office:value-type="string">
                <text:p>cornel-7-8-100</text:p>
              </table:table-cell>
              <table:table-cell office:value-type="float" office:value="219203734">
                <text:p>219203734</text:p>
              </table:table-cell>
              <table:table-cell office:value-type="float" office:value="751834306">
                <text:p>751834306</text:p>
              </table:table-cell>
              <table:table-cell office:value-type="float" office:value="971038040">
                <text:p>971038040</text:p>
              </table:table-cell>
            </table:table-row>
            <table:table-row>
              <table:table-cell office:value-type="string">
                <text:p>cornel-9-4-100</text:p>
              </table:table-cell>
              <table:table-cell office:value-type="float" office:value="294662673">
                <text:p>294662673</text:p>
              </table:table-cell>
              <table:table-cell office:value-type="float" office:value="653429754">
                <text:p>653429754</text:p>
              </table:table-cell>
              <table:table-cell office:value-type="float" office:value="948092427">
                <text:p>948092427</text:p>
              </table:table-cell>
            </table:table-row>
            <table:table-row>
              <table:table-cell office:value-type="string">
                <text:p>cornel-5-8-100</text:p>
              </table:table-cell>
              <table:table-cell office:value-type="float" office:value="219203734">
                <text:p>219203734</text:p>
              </table:table-cell>
              <table:table-cell office:value-type="float" office:value="786797012">
                <text:p>786797012</text:p>
              </table:table-cell>
              <table:table-cell office:value-type="float" office:value="1006000746">
                <text:p>1006000746</text:p>
              </table:table-cell>
            </table:table-row>
            <table:table-row>
              <table:table-cell office:value-type="string">
                <text:p>cornel-7-10-30</text:p>
              </table:table-cell>
              <table:table-cell office:value-type="float" office:value="198491447">
                <text:p>198491447</text:p>
              </table:table-cell>
              <table:table-cell office:value-type="float" office:value="751834306">
                <text:p>751834306</text:p>
              </table:table-cell>
              <table:table-cell office:value-type="float" office:value="950325753">
                <text:p>950325753</text:p>
              </table:table-cell>
            </table:table-row>
            <table:table-row>
              <table:table-cell office:value-type="string">
                <text:p>cornel-8-5-100</text:p>
              </table:table-cell>
              <table:table-cell office:value-type="float" office:value="279566538">
                <text:p>279566538</text:p>
              </table:table-cell>
              <table:table-cell office:value-type="float" office:value="645695754">
                <text:p>645695754</text:p>
              </table:table-cell>
              <table:table-cell office:value-type="float" office:value="925262292">
                <text:p>925262292</text:p>
              </table:table-cell>
            </table:table-row>
            <table:table-row>
              <table:table-cell office:value-type="string">
                <text:p>cornel-8-6-30</text:p>
              </table:table-cell>
              <table:table-cell office:value-type="float" office:value="250220600">
                <text:p>250220600</text:p>
              </table:table-cell>
              <table:table-cell office:value-type="float" office:value="645695754">
                <text:p>645695754</text:p>
              </table:table-cell>
              <table:table-cell office:value-type="float" office:value="895916354">
                <text:p>895916354</text:p>
              </table:table-cell>
            </table:table-row>
            <table:table-row>
              <table:table-cell office:value-type="string">
                <text:p>cornel-10-5-100</text:p>
              </table:table-cell>
              <table:table-cell office:value-type="float" office:value="279566538">
                <text:p>279566538</text:p>
              </table:table-cell>
              <table:table-cell office:value-type="float" office:value="623559468">
                <text:p>623559468</text:p>
              </table:table-cell>
              <table:table-cell office:value-type="float" office:value="903126006">
                <text:p>903126006</text:p>
              </table:table-cell>
            </table:table-row>
            <table:table-row>
              <table:table-cell office:value-type="string">
                <text:p>cornel-7-10-40</text:p>
              </table:table-cell>
              <table:table-cell office:value-type="float" office:value="198491447">
                <text:p>198491447</text:p>
              </table:table-cell>
              <table:table-cell office:value-type="float" office:value="751834306">
                <text:p>751834306</text:p>
              </table:table-cell>
              <table:table-cell office:value-type="float" office:value="950325753">
                <text:p>950325753</text:p>
              </table:table-cell>
            </table:table-row>
            <table:table-row>
              <table:table-cell office:value-type="string">
                <text:p>cornel-9-5-30</text:p>
              </table:table-cell>
              <table:table-cell office:value-type="float" office:value="279566538">
                <text:p>279566538</text:p>
              </table:table-cell>
              <table:table-cell office:value-type="float" office:value="653429754">
                <text:p>653429754</text:p>
              </table:table-cell>
              <table:table-cell office:value-type="float" office:value="932996292">
                <text:p>932996292</text:p>
              </table:table-cell>
            </table:table-row>
            <table:table-row>
              <table:table-cell office:value-type="string">
                <text:p>cornel-6-10-40</text:p>
              </table:table-cell>
              <table:table-cell office:value-type="float" office:value="198491447">
                <text:p>198491447</text:p>
              </table:table-cell>
              <table:table-cell office:value-type="float" office:value="778121736">
                <text:p>778121736</text:p>
              </table:table-cell>
              <table:table-cell office:value-type="float" office:value="976613183">
                <text:p>976613183</text:p>
              </table:table-cell>
            </table:table-row>
            <table:table-row>
              <table:table-cell office:value-type="string">
                <text:p>cornel-9-6-30</text:p>
              </table:table-cell>
              <table:table-cell office:value-type="float" office:value="250220600">
                <text:p>250220600</text:p>
              </table:table-cell>
              <table:table-cell office:value-type="float" office:value="653429754">
                <text:p>653429754</text:p>
              </table:table-cell>
              <table:table-cell office:value-type="float" office:value="903650354">
                <text:p>903650354</text:p>
              </table:table-cell>
            </table:table-row>
            <table:table-row>
              <table:table-cell office:value-type="string">
                <text:p>cornel-9-4-30</text:p>
              </table:table-cell>
              <table:table-cell office:value-type="float" office:value="294662673">
                <text:p>294662673</text:p>
              </table:table-cell>
              <table:table-cell office:value-type="float" office:value="653429754">
                <text:p>653429754</text:p>
              </table:table-cell>
              <table:table-cell office:value-type="float" office:value="948092427">
                <text:p>948092427</text:p>
              </table:table-cell>
            </table:table-row>
            <table:table-row>
              <table:table-cell office:value-type="string">
                <text:p>cornel-6-10-50</text:p>
              </table:table-cell>
              <table:table-cell office:value-type="float" office:value="198491447">
                <text:p>198491447</text:p>
              </table:table-cell>
              <table:table-cell office:value-type="float" office:value="778121736">
                <text:p>778121736</text:p>
              </table:table-cell>
              <table:table-cell office:value-type="float" office:value="976613183">
                <text:p>976613183</text:p>
              </table:table-cell>
            </table:table-row>
            <table:table-row>
              <table:table-cell office:value-type="string">
                <text:p>cornel-6-6-50</text:p>
              </table:table-cell>
              <table:table-cell office:value-type="float" office:value="250220600">
                <text:p>250220600</text:p>
              </table:table-cell>
              <table:table-cell office:value-type="float" office:value="778121736">
                <text:p>778121736</text:p>
              </table:table-cell>
              <table:table-cell office:value-type="float" office:value="1028342336">
                <text:p>1028342336</text:p>
              </table:table-cell>
            </table:table-row>
            <table:table-row>
              <table:table-cell office:value-type="string">
                <text:p>cornel-8-4-40</text:p>
              </table:table-cell>
              <table:table-cell office:value-type="float" office:value="294662673">
                <text:p>294662673</text:p>
              </table:table-cell>
              <table:table-cell office:value-type="float" office:value="645695754">
                <text:p>645695754</text:p>
              </table:table-cell>
              <table:table-cell office:value-type="float" office:value="940358427">
                <text:p>940358427</text:p>
              </table:table-cell>
            </table:table-row>
            <table:table-row>
              <table:table-cell office:value-type="string">
                <text:p>cornel-9-4-40</text:p>
              </table:table-cell>
              <table:table-cell office:value-type="float" office:value="294662673">
                <text:p>294662673</text:p>
              </table:table-cell>
              <table:table-cell office:value-type="float" office:value="653429754">
                <text:p>653429754</text:p>
              </table:table-cell>
              <table:table-cell office:value-type="float" office:value="948092427">
                <text:p>948092427</text:p>
              </table:table-cell>
            </table:table-row>
            <table:table-row>
              <table:table-cell office:value-type="string">
                <text:p>cornel-5-7-40</text:p>
              </table:table-cell>
              <table:table-cell office:value-type="float" office:value="240317330">
                <text:p>240317330</text:p>
              </table:table-cell>
              <table:table-cell office:value-type="float" office:value="786797012">
                <text:p>786797012</text:p>
              </table:table-cell>
              <table:table-cell office:value-type="float" office:value="1027114342">
                <text:p>1027114342</text:p>
              </table:table-cell>
            </table:table-row>
            <table:table-row>
              <table:table-cell office:value-type="string">
                <text:p>cornel-6-9-40</text:p>
              </table:table-cell>
              <table:table-cell office:value-type="float" office:value="215529839">
                <text:p>215529839</text:p>
              </table:table-cell>
              <table:table-cell office:value-type="float" office:value="778121736">
                <text:p>778121736</text:p>
              </table:table-cell>
              <table:table-cell office:value-type="float" office:value="993651575">
                <text:p>993651575</text:p>
              </table:table-cell>
            </table:table-row>
            <table:table-row>
              <table:table-cell office:value-type="string">
                <text:p>cornel-7-9-40</text:p>
              </table:table-cell>
              <table:table-cell office:value-type="float" office:value="215529839">
                <text:p>215529839</text:p>
              </table:table-cell>
              <table:table-cell office:value-type="float" office:value="751834306">
                <text:p>751834306</text:p>
              </table:table-cell>
              <table:table-cell office:value-type="float" office:value="967364145">
                <text:p>967364145</text:p>
              </table:table-cell>
            </table:table-row>
            <table:table-row>
              <table:table-cell office:value-type="string">
                <text:p>cornel-7-10-50</text:p>
              </table:table-cell>
              <table:table-cell office:value-type="float" office:value="198491447">
                <text:p>198491447</text:p>
              </table:table-cell>
              <table:table-cell office:value-type="float" office:value="751834306">
                <text:p>751834306</text:p>
              </table:table-cell>
              <table:table-cell office:value-type="float" office:value="950325753">
                <text:p>950325753</text:p>
              </table:table-cell>
            </table:table-row>
            <table:table-row>
              <table:table-cell office:value-type="string">
                <text:p>cornel-6-7-50</text:p>
              </table:table-cell>
              <table:table-cell office:value-type="float" office:value="240317330">
                <text:p>240317330</text:p>
              </table:table-cell>
              <table:table-cell office:value-type="float" office:value="778121736">
                <text:p>778121736</text:p>
              </table:table-cell>
              <table:table-cell office:value-type="float" office:value="1018439066">
                <text:p>1018439066</text:p>
              </table:table-cell>
            </table:table-row>
            <table:table-row>
              <table:table-cell office:value-type="string">
                <text:p>cornel-5-9-50</text:p>
              </table:table-cell>
              <table:table-cell office:value-type="float" office:value="215529839">
                <text:p>215529839</text:p>
              </table:table-cell>
              <table:table-cell office:value-type="float" office:value="786797012">
                <text:p>786797012</text:p>
              </table:table-cell>
              <table:table-cell office:value-type="float" office:value="1002326851">
                <text:p>1002326851</text:p>
              </table:table-cell>
            </table:table-row>
            <table:table-row>
              <table:table-cell office:value-type="string">
                <text:p>cornel-10-4-30</text:p>
              </table:table-cell>
              <table:table-cell office:value-type="float" office:value="294662673">
                <text:p>294662673</text:p>
              </table:table-cell>
              <table:table-cell office:value-type="float" office:value="623559468">
                <text:p>623559468</text:p>
              </table:table-cell>
              <table:table-cell office:value-type="float" office:value="918222141">
                <text:p>918222141</text:p>
              </table:table-cell>
            </table:table-row>
            <table:table-row>
              <table:table-cell office:value-type="string">
                <text:p>cornel-6-7-100</text:p>
              </table:table-cell>
              <table:table-cell office:value-type="float" office:value="240317330">
                <text:p>240317330</text:p>
              </table:table-cell>
              <table:table-cell office:value-type="float" office:value="778121736">
                <text:p>778121736</text:p>
              </table:table-cell>
              <table:table-cell office:value-type="float" office:value="1018439066">
                <text:p>1018439066</text:p>
              </table:table-cell>
            </table:table-row>
            <table:table-row>
              <table:table-cell office:value-type="string">
                <text:p>cornel-5-8-40</text:p>
              </table:table-cell>
              <table:table-cell office:value-type="float" office:value="219203734">
                <text:p>219203734</text:p>
              </table:table-cell>
              <table:table-cell office:value-type="float" office:value="786797012">
                <text:p>786797012</text:p>
              </table:table-cell>
              <table:table-cell office:value-type="float" office:value="1006000746">
                <text:p>1006000746</text:p>
              </table:table-cell>
            </table:table-row>
            <table:table-row>
              <table:table-cell office:value-type="string">
                <text:p>cornel-7-9-50</text:p>
              </table:table-cell>
              <table:table-cell office:value-type="float" office:value="215529839">
                <text:p>215529839</text:p>
              </table:table-cell>
              <table:table-cell office:value-type="float" office:value="751834306">
                <text:p>751834306</text:p>
              </table:table-cell>
              <table:table-cell office:value-type="float" office:value="967364145">
                <text:p>967364145</text:p>
              </table:table-cell>
            </table:table-row>
            <table:table-row>
              <table:table-cell office:value-type="string">
                <text:p>cornel-6-9-100</text:p>
              </table:table-cell>
              <table:table-cell office:value-type="float" office:value="215529839">
                <text:p>215529839</text:p>
              </table:table-cell>
              <table:table-cell office:value-type="float" office:value="778121736">
                <text:p>778121736</text:p>
              </table:table-cell>
              <table:table-cell office:value-type="float" office:value="993651575">
                <text:p>993651575</text:p>
              </table:table-cell>
            </table:table-row>
            <table:table-row>
              <table:table-cell office:value-type="string">
                <text:p>cornel-5-10-100</text:p>
              </table:table-cell>
              <table:table-cell office:value-type="float" office:value="198491447">
                <text:p>198491447</text:p>
              </table:table-cell>
              <table:table-cell office:value-type="float" office:value="786797012">
                <text:p>786797012</text:p>
              </table:table-cell>
              <table:table-cell office:value-type="float" office:value="985288459">
                <text:p>985288459</text:p>
              </table:table-cell>
            </table:table-row>
            <table:table-row>
              <table:table-cell office:value-type="string">
                <text:p>cornel-5-6-40</text:p>
              </table:table-cell>
              <table:table-cell office:value-type="float" office:value="250220600">
                <text:p>250220600</text:p>
              </table:table-cell>
              <table:table-cell office:value-type="float" office:value="786797012">
                <text:p>786797012</text:p>
              </table:table-cell>
              <table:table-cell office:value-type="float" office:value="1037017612">
                <text:p>1037017612</text:p>
              </table:table-cell>
            </table:table-row>
            <table:table-row>
              <table:table-cell office:value-type="string">
                <text:p>cornel-5-8-50</text:p>
              </table:table-cell>
              <table:table-cell office:value-type="float" office:value="219203734">
                <text:p>219203734</text:p>
              </table:table-cell>
              <table:table-cell office:value-type="float" office:value="786797012">
                <text:p>786797012</text:p>
              </table:table-cell>
              <table:table-cell office:value-type="float" office:value="1006000746">
                <text:p>1006000746</text:p>
              </table:table-cell>
            </table:table-row>
            <table:table-row>
              <table:table-cell office:value-type="string">
                <text:p>cornel-5-9-30</text:p>
              </table:table-cell>
              <table:table-cell office:value-type="float" office:value="215529839">
                <text:p>215529839</text:p>
              </table:table-cell>
              <table:table-cell office:value-type="float" office:value="786797012">
                <text:p>786797012</text:p>
              </table:table-cell>
              <table:table-cell office:value-type="float" office:value="1002326851">
                <text:p>1002326851</text:p>
              </table:table-cell>
            </table:table-row>
            <table:table-row>
              <table:table-cell office:value-type="string">
                <text:p>cornel-8-4-50</text:p>
              </table:table-cell>
              <table:table-cell office:value-type="float" office:value="294662673">
                <text:p>294662673</text:p>
              </table:table-cell>
              <table:table-cell office:value-type="float" office:value="645695754">
                <text:p>645695754</text:p>
              </table:table-cell>
              <table:table-cell office:value-type="float" office:value="940358427">
                <text:p>940358427</text:p>
              </table:table-cell>
            </table:table-row>
            <table:table-row>
              <table:table-cell office:value-type="string">
                <text:p>cornel-9-4-50</text:p>
              </table:table-cell>
              <table:table-cell office:value-type="float" office:value="294662673">
                <text:p>294662673</text:p>
              </table:table-cell>
              <table:table-cell office:value-type="float" office:value="653429754">
                <text:p>653429754</text:p>
              </table:table-cell>
              <table:table-cell office:value-type="float" office:value="948092427">
                <text:p>948092427</text:p>
              </table:table-cell>
            </table:table-row>
            <table:table-row>
              <table:table-cell office:value-type="string">
                <text:p>cornel-10-4-50</text:p>
              </table:table-cell>
              <table:table-cell office:value-type="float" office:value="294662673">
                <text:p>294662673</text:p>
              </table:table-cell>
              <table:table-cell office:value-type="float" office:value="623559468">
                <text:p>623559468</text:p>
              </table:table-cell>
              <table:table-cell office:value-type="float" office:value="918222141">
                <text:p>918222141</text:p>
              </table:table-cell>
            </table:table-row>
            <table:table-row>
              <table:table-cell office:value-type="string">
                <text:p>cornel-7-6-40</text:p>
              </table:table-cell>
              <table:table-cell office:value-type="float" office:value="250220600">
                <text:p>250220600</text:p>
              </table:table-cell>
              <table:table-cell office:value-type="float" office:value="751834306">
                <text:p>751834306</text:p>
              </table:table-cell>
              <table:table-cell office:value-type="float" office:value="1002054906">
                <text:p>1002054906</text:p>
              </table:table-cell>
            </table:table-row>
            <table:table-row>
              <table:table-cell office:value-type="string">
                <text:p>cornel-5-10-50</text:p>
              </table:table-cell>
              <table:table-cell office:value-type="float" office:value="198491447">
                <text:p>198491447</text:p>
              </table:table-cell>
              <table:table-cell office:value-type="float" office:value="786797012">
                <text:p>786797012</text:p>
              </table:table-cell>
              <table:table-cell office:value-type="float" office:value="985288459">
                <text:p>985288459</text:p>
              </table:table-cell>
            </table:table-row>
            <table:table-row>
              <table:table-cell office:value-type="string">
                <text:p>cornel-8-4-30</text:p>
              </table:table-cell>
              <table:table-cell office:value-type="float" office:value="294662673">
                <text:p>294662673</text:p>
              </table:table-cell>
              <table:table-cell office:value-type="float" office:value="645695754">
                <text:p>645695754</text:p>
              </table:table-cell>
              <table:table-cell office:value-type="float" office:value="940358427">
                <text:p>940358427</text:p>
              </table:table-cell>
            </table:table-row>
            <table:table-row>
              <table:table-cell office:value-type="string">
                <text:p>cornel-5-6-30</text:p>
              </table:table-cell>
              <table:table-cell office:value-type="float" office:value="250220600">
                <text:p>250220600</text:p>
              </table:table-cell>
              <table:table-cell office:value-type="float" office:value="786797012">
                <text:p>786797012</text:p>
              </table:table-cell>
              <table:table-cell office:value-type="float" office:value="1037017612">
                <text:p>1037017612</text:p>
              </table:table-cell>
            </table:table-row>
            <table:table-row>
              <table:table-cell office:value-type="string">
                <text:p>cornel-8-4-100</text:p>
              </table:table-cell>
              <table:table-cell office:value-type="float" office:value="294662673">
                <text:p>294662673</text:p>
              </table:table-cell>
              <table:table-cell office:value-type="float" office:value="645695754">
                <text:p>645695754</text:p>
              </table:table-cell>
              <table:table-cell office:value-type="float" office:value="940358427">
                <text:p>940358427</text:p>
              </table:table-cell>
            </table:table-row>
            <table:table-row>
              <table:table-cell office:value-type="string">
                <text:p>cornel-9-5-100</text:p>
              </table:table-cell>
              <table:table-cell office:value-type="float" office:value="279566538">
                <text:p>279566538</text:p>
              </table:table-cell>
              <table:table-cell office:value-type="float" office:value="653429754">
                <text:p>653429754</text:p>
              </table:table-cell>
              <table:table-cell office:value-type="float" office:value="932996292">
                <text:p>932996292</text:p>
              </table:table-cell>
            </table:table-row>
            <table:table-row>
              <table:table-cell office:value-type="string">
                <text:p>cornel-7-9-100</text:p>
              </table:table-cell>
              <table:table-cell office:value-type="float" office:value="215529839">
                <text:p>215529839</text:p>
              </table:table-cell>
              <table:table-cell office:value-type="float" office:value="751834306">
                <text:p>751834306</text:p>
              </table:table-cell>
              <table:table-cell office:value-type="float" office:value="967364145">
                <text:p>967364145</text:p>
              </table:table-cell>
            </table:table-row>
            <table:table-row>
              <table:table-cell office:value-type="string">
                <text:p>cornel-5-8-30</text:p>
              </table:table-cell>
              <table:table-cell office:value-type="float" office:value="219203734">
                <text:p>219203734</text:p>
              </table:table-cell>
              <table:table-cell office:value-type="float" office:value="786797012">
                <text:p>786797012</text:p>
              </table:table-cell>
              <table:table-cell office:value-type="float" office:value="1006000746">
                <text:p>1006000746</text:p>
              </table:table-cell>
            </table:table-row>
            <table:table-row>
              <table:table-cell office:value-type="string">
                <text:p>cornel-6-8-50</text:p>
              </table:table-cell>
              <table:table-cell office:value-type="float" office:value="219203734">
                <text:p>219203734</text:p>
              </table:table-cell>
              <table:table-cell office:value-type="float" office:value="778121736">
                <text:p>778121736</text:p>
              </table:table-cell>
              <table:table-cell office:value-type="float" office:value="997325470">
                <text:p>997325470</text:p>
              </table:table-cell>
            </table:table-row>
            <table:table-row>
              <table:table-cell office:value-type="string">
                <text:p>cornel-5-10-30</text:p>
              </table:table-cell>
              <table:table-cell office:value-type="float" office:value="198491447">
                <text:p>198491447</text:p>
              </table:table-cell>
              <table:table-cell office:value-type="float" office:value="786797012">
                <text:p>786797012</text:p>
              </table:table-cell>
              <table:table-cell office:value-type="float" office:value="985288459">
                <text:p>985288459</text:p>
              </table:table-cell>
            </table:table-row>
            <table:table-row>
              <table:table-cell office:value-type="string">
                <text:p>cornel-8-6-100</text:p>
              </table:table-cell>
              <table:table-cell office:value-type="float" office:value="250220600">
                <text:p>250220600</text:p>
              </table:table-cell>
              <table:table-cell office:value-type="float" office:value="645695754">
                <text:p>645695754</text:p>
              </table:table-cell>
              <table:table-cell office:value-type="float" office:value="895916354">
                <text:p>895916354</text:p>
              </table:table-cell>
            </table:table-row>
            <table:table-row>
              <table:table-cell office:value-type="string">
                <text:p>cornel-6-7-30</text:p>
              </table:table-cell>
              <table:table-cell office:value-type="float" office:value="240317330">
                <text:p>240317330</text:p>
              </table:table-cell>
              <table:table-cell office:value-type="float" office:value="778121736">
                <text:p>778121736</text:p>
              </table:table-cell>
              <table:table-cell office:value-type="float" office:value="1018439066">
                <text:p>1018439066</text:p>
              </table:table-cell>
            </table:table-row>
            <table:table-row>
              <table:table-cell office:value-type="string">
                <text:p>cornel-7-8-30</text:p>
              </table:table-cell>
              <table:table-cell office:value-type="float" office:value="219203734">
                <text:p>219203734</text:p>
              </table:table-cell>
              <table:table-cell office:value-type="float" office:value="751834306">
                <text:p>751834306</text:p>
              </table:table-cell>
              <table:table-cell office:value-type="float" office:value="971038040">
                <text:p>971038040</text:p>
              </table:table-cell>
            </table:table-row>
            <table:table-row>
              <table:table-cell office:value-type="string">
                <text:p>cornel-5-6-100</text:p>
              </table:table-cell>
              <table:table-cell office:value-type="float" office:value="250220600">
                <text:p>250220600</text:p>
              </table:table-cell>
              <table:table-cell office:value-type="float" office:value="786797012">
                <text:p>786797012</text:p>
              </table:table-cell>
              <table:table-cell office:value-type="float" office:value="1037017612">
                <text:p>1037017612</text:p>
              </table:table-cell>
            </table:table-row>
            <table:table-row>
              <table:table-cell office:value-type="string">
                <text:p>cornel-7-9-30</text:p>
              </table:table-cell>
              <table:table-cell office:value-type="float" office:value="215529839">
                <text:p>215529839</text:p>
              </table:table-cell>
              <table:table-cell office:value-type="float" office:value="751834306">
                <text:p>751834306</text:p>
              </table:table-cell>
              <table:table-cell office:value-type="float" office:value="967364145">
                <text:p>967364145</text:p>
              </table:table-cell>
            </table:table-row>
            <table:table-row>
              <table:table-cell office:value-type="string">
                <text:p>cornel-8-5-40</text:p>
              </table:table-cell>
              <table:table-cell office:value-type="float" office:value="279566538">
                <text:p>279566538</text:p>
              </table:table-cell>
              <table:table-cell office:value-type="float" office:value="645695754">
                <text:p>645695754</text:p>
              </table:table-cell>
              <table:table-cell office:value-type="float" office:value="925262292">
                <text:p>925262292</text:p>
              </table:table-cell>
            </table:table-row>
            <table:table-row>
              <table:table-cell office:value-type="string">
                <text:p>cornel-6-6-30</text:p>
              </table:table-cell>
              <table:table-cell office:value-type="float" office:value="250220600">
                <text:p>250220600</text:p>
              </table:table-cell>
              <table:table-cell office:value-type="float" office:value="778121736">
                <text:p>778121736</text:p>
              </table:table-cell>
              <table:table-cell office:value-type="float" office:value="1028342336">
                <text:p>1028342336</text:p>
              </table:table-cell>
            </table:table-row>
            <table:table-row>
              <table:table-cell office:value-type="string">
                <text:p>cornel-6-5-30</text:p>
              </table:table-cell>
              <table:table-cell office:value-type="float" office:value="279566538">
                <text:p>279566538</text:p>
              </table:table-cell>
              <table:table-cell office:value-type="float" office:value="778121736">
                <text:p>778121736</text:p>
              </table:table-cell>
              <table:table-cell office:value-type="float" office:value="1057688274">
                <text:p>1057688274</text:p>
              </table:table-cell>
            </table:table-row>
            <table:table-row>
              <table:table-cell office:value-type="string">
                <text:p>cornel-7-7-100</text:p>
              </table:table-cell>
              <table:table-cell office:value-type="float" office:value="240317330">
                <text:p>240317330</text:p>
              </table:table-cell>
              <table:table-cell office:value-type="float" office:value="751834306">
                <text:p>751834306</text:p>
              </table:table-cell>
              <table:table-cell office:value-type="float" office:value="992151636">
                <text:p>992151636</text:p>
              </table:table-cell>
            </table:table-row>
            <table:table-row>
              <table:table-cell office:value-type="string">
                <text:p>cornel-6-4-40</text:p>
              </table:table-cell>
              <table:table-cell office:value-type="float" office:value="294662673">
                <text:p>294662673</text:p>
              </table:table-cell>
              <table:table-cell office:value-type="float" office:value="778121736">
                <text:p>778121736</text:p>
              </table:table-cell>
              <table:table-cell office:value-type="float" office:value="1072784409">
                <text:p>1072784409</text:p>
              </table:table-cell>
            </table:table-row>
            <table:table-row>
              <table:table-cell office:value-type="string">
                <text:p>cornel-7-7-50</text:p>
              </table:table-cell>
              <table:table-cell office:value-type="float" office:value="240317330">
                <text:p>240317330</text:p>
              </table:table-cell>
              <table:table-cell office:value-type="float" office:value="751834306">
                <text:p>751834306</text:p>
              </table:table-cell>
              <table:table-cell office:value-type="float" office:value="992151636">
                <text:p>992151636</text:p>
              </table:table-cell>
            </table:table-row>
            <table:table-row>
              <table:table-cell office:value-type="string">
                <text:p>cornel-7-6-100</text:p>
              </table:table-cell>
              <table:table-cell office:value-type="float" office:value="250220600">
                <text:p>250220600</text:p>
              </table:table-cell>
              <table:table-cell office:value-type="float" office:value="751834306">
                <text:p>751834306</text:p>
              </table:table-cell>
              <table:table-cell office:value-type="float" office:value="1002054906">
                <text:p>1002054906</text:p>
              </table:table-cell>
            </table:table-row>
            <table:table-row>
              <table:table-cell office:value-type="string">
                <text:p>cornel-4-10-100</text:p>
              </table:table-cell>
              <table:table-cell office:value-type="float" office:value="198491447">
                <text:p>198491447</text:p>
              </table:table-cell>
              <table:table-cell office:value-type="float" office:value="944134258">
                <text:p>944134258</text:p>
              </table:table-cell>
              <table:table-cell office:value-type="float" office:value="1142625705">
                <text:p>1142625705</text:p>
              </table:table-cell>
            </table:table-row>
            <table:table-row>
              <table:table-cell office:value-type="string">
                <text:p>cornel-10-4-40</text:p>
              </table:table-cell>
              <table:table-cell office:value-type="float" office:value="294662673">
                <text:p>294662673</text:p>
              </table:table-cell>
              <table:table-cell office:value-type="float" office:value="623559468">
                <text:p>623559468</text:p>
              </table:table-cell>
              <table:table-cell office:value-type="float" office:value="918222141">
                <text:p>918222141</text:p>
              </table:table-cell>
            </table:table-row>
            <table:table-row>
              <table:table-cell office:value-type="string">
                <text:p>cornel-6-8-40</text:p>
              </table:table-cell>
              <table:table-cell office:value-type="float" office:value="219203734">
                <text:p>219203734</text:p>
              </table:table-cell>
              <table:table-cell office:value-type="float" office:value="778121736">
                <text:p>778121736</text:p>
              </table:table-cell>
              <table:table-cell office:value-type="float" office:value="997325470">
                <text:p>997325470</text:p>
              </table:table-cell>
            </table:table-row>
            <table:table-row>
              <table:table-cell office:value-type="string">
                <text:p>cornel-6-6-40</text:p>
              </table:table-cell>
              <table:table-cell office:value-type="float" office:value="250220600">
                <text:p>250220600</text:p>
              </table:table-cell>
              <table:table-cell office:value-type="float" office:value="778121736">
                <text:p>778121736</text:p>
              </table:table-cell>
              <table:table-cell office:value-type="float" office:value="1028342336">
                <text:p>1028342336</text:p>
              </table:table-cell>
            </table:table-row>
            <table:table-row>
              <table:table-cell office:value-type="string">
                <text:p>cornel-7-7-40</text:p>
              </table:table-cell>
              <table:table-cell office:value-type="float" office:value="240317330">
                <text:p>240317330</text:p>
              </table:table-cell>
              <table:table-cell office:value-type="float" office:value="751834306">
                <text:p>751834306</text:p>
              </table:table-cell>
              <table:table-cell office:value-type="float" office:value="992151636">
                <text:p>992151636</text:p>
              </table:table-cell>
            </table:table-row>
            <table:table-row>
              <table:table-cell office:value-type="string">
                <text:p>cornel-8-5-50</text:p>
              </table:table-cell>
              <table:table-cell office:value-type="float" office:value="279566538">
                <text:p>279566538</text:p>
              </table:table-cell>
              <table:table-cell office:value-type="float" office:value="645695754">
                <text:p>645695754</text:p>
              </table:table-cell>
              <table:table-cell office:value-type="float" office:value="925262292">
                <text:p>925262292</text:p>
              </table:table-cell>
            </table:table-row>
            <table:table-row>
              <table:table-cell office:value-type="string">
                <text:p>cornel-5-9-40</text:p>
              </table:table-cell>
              <table:table-cell office:value-type="float" office:value="215529839">
                <text:p>215529839</text:p>
              </table:table-cell>
              <table:table-cell office:value-type="float" office:value="786797012">
                <text:p>786797012</text:p>
              </table:table-cell>
              <table:table-cell office:value-type="float" office:value="1002326851">
                <text:p>1002326851</text:p>
              </table:table-cell>
            </table:table-row>
            <table:table-row>
              <table:table-cell office:value-type="string">
                <text:p>cornel-7-6-30</text:p>
              </table:table-cell>
              <table:table-cell office:value-type="float" office:value="250220600">
                <text:p>250220600</text:p>
              </table:table-cell>
              <table:table-cell office:value-type="float" office:value="751834306">
                <text:p>751834306</text:p>
              </table:table-cell>
              <table:table-cell office:value-type="float" office:value="1002054906">
                <text:p>1002054906</text:p>
              </table:table-cell>
            </table:table-row>
            <table:table-row>
              <table:table-cell office:value-type="string">
                <text:p>cornel-7-4-40</text:p>
              </table:table-cell>
              <table:table-cell office:value-type="float" office:value="294662673">
                <text:p>294662673</text:p>
              </table:table-cell>
              <table:table-cell office:value-type="float" office:value="751834306">
                <text:p>751834306</text:p>
              </table:table-cell>
              <table:table-cell office:value-type="float" office:value="1046496979">
                <text:p>1046496979</text:p>
              </table:table-cell>
            </table:table-row>
            <table:table-row>
              <table:table-cell office:value-type="string">
                <text:p>cornel-4-10-30</text:p>
              </table:table-cell>
              <table:table-cell office:value-type="float" office:value="198491447">
                <text:p>198491447</text:p>
              </table:table-cell>
              <table:table-cell office:value-type="float" office:value="944134258">
                <text:p>944134258</text:p>
              </table:table-cell>
              <table:table-cell office:value-type="float" office:value="1142625705">
                <text:p>1142625705</text:p>
              </table:table-cell>
            </table:table-row>
            <table:table-row>
              <table:table-cell office:value-type="string">
                <text:p>cornel-5-7-30</text:p>
              </table:table-cell>
              <table:table-cell office:value-type="float" office:value="240317330">
                <text:p>240317330</text:p>
              </table:table-cell>
              <table:table-cell office:value-type="float" office:value="786797012">
                <text:p>786797012</text:p>
              </table:table-cell>
              <table:table-cell office:value-type="float" office:value="1027114342">
                <text:p>1027114342</text:p>
              </table:table-cell>
            </table:table-row>
            <table:table-row>
              <table:table-cell office:value-type="string">
                <text:p>cornel-6-7-40</text:p>
              </table:table-cell>
              <table:table-cell office:value-type="float" office:value="240317330">
                <text:p>240317330</text:p>
              </table:table-cell>
              <table:table-cell office:value-type="float" office:value="778121736">
                <text:p>778121736</text:p>
              </table:table-cell>
              <table:table-cell office:value-type="float" office:value="1018439066">
                <text:p>1018439066</text:p>
              </table:table-cell>
            </table:table-row>
            <table:table-row>
              <table:table-cell office:value-type="string">
                <text:p>cornel-7-8-50</text:p>
              </table:table-cell>
              <table:table-cell office:value-type="float" office:value="219203734">
                <text:p>219203734</text:p>
              </table:table-cell>
              <table:table-cell office:value-type="float" office:value="751834306">
                <text:p>751834306</text:p>
              </table:table-cell>
              <table:table-cell office:value-type="float" office:value="971038040">
                <text:p>971038040</text:p>
              </table:table-cell>
            </table:table-row>
            <table:table-row>
              <table:table-cell office:value-type="string">
                <text:p>cornel-6-5-40</text:p>
              </table:table-cell>
              <table:table-cell office:value-type="float" office:value="279566538">
                <text:p>279566538</text:p>
              </table:table-cell>
              <table:table-cell office:value-type="float" office:value="778121736">
                <text:p>778121736</text:p>
              </table:table-cell>
              <table:table-cell office:value-type="float" office:value="1057688274">
                <text:p>1057688274</text:p>
              </table:table-cell>
            </table:table-row>
            <table:table-row>
              <table:table-cell office:value-type="string">
                <text:p>cornel-7-8-40</text:p>
              </table:table-cell>
              <table:table-cell office:value-type="float" office:value="219203734">
                <text:p>219203734</text:p>
              </table:table-cell>
              <table:table-cell office:value-type="float" office:value="751834306">
                <text:p>751834306</text:p>
              </table:table-cell>
              <table:table-cell office:value-type="float" office:value="971038040">
                <text:p>971038040</text:p>
              </table:table-cell>
            </table:table-row>
            <table:table-row>
              <table:table-cell office:value-type="string">
                <text:p>cornel-6-6-100</text:p>
              </table:table-cell>
              <table:table-cell office:value-type="float" office:value="250220600">
                <text:p>250220600</text:p>
              </table:table-cell>
              <table:table-cell office:value-type="float" office:value="778121736">
                <text:p>778121736</text:p>
              </table:table-cell>
              <table:table-cell office:value-type="float" office:value="1028342336">
                <text:p>1028342336</text:p>
              </table:table-cell>
            </table:table-row>
            <table:table-row>
              <table:table-cell office:value-type="string">
                <text:p>cornel-7-5-30</text:p>
              </table:table-cell>
              <table:table-cell office:value-type="float" office:value="279566538">
                <text:p>279566538</text:p>
              </table:table-cell>
              <table:table-cell office:value-type="float" office:value="751834306">
                <text:p>751834306</text:p>
              </table:table-cell>
              <table:table-cell office:value-type="float" office:value="1031400844">
                <text:p>1031400844</text:p>
              </table:table-cell>
            </table:table-row>
            <table:table-row>
              <table:table-cell office:value-type="string">
                <text:p>cornel-7-5-50</text:p>
              </table:table-cell>
              <table:table-cell office:value-type="float" office:value="279566538">
                <text:p>279566538</text:p>
              </table:table-cell>
              <table:table-cell office:value-type="float" office:value="751834306">
                <text:p>751834306</text:p>
              </table:table-cell>
              <table:table-cell office:value-type="float" office:value="1031400844">
                <text:p>1031400844</text:p>
              </table:table-cell>
            </table:table-row>
            <table:table-row>
              <table:table-cell office:value-type="string">
                <text:p>cornel-5-7-50</text:p>
              </table:table-cell>
              <table:table-cell office:value-type="float" office:value="240317330">
                <text:p>240317330</text:p>
              </table:table-cell>
              <table:table-cell office:value-type="float" office:value="786797012">
                <text:p>786797012</text:p>
              </table:table-cell>
              <table:table-cell office:value-type="float" office:value="1027114342">
                <text:p>1027114342</text:p>
              </table:table-cell>
            </table:table-row>
            <table:table-row>
              <table:table-cell office:value-type="string">
                <text:p>cornel-5-5-50</text:p>
              </table:table-cell>
              <table:table-cell office:value-type="float" office:value="279566538">
                <text:p>279566538</text:p>
              </table:table-cell>
              <table:table-cell office:value-type="float" office:value="786797012">
                <text:p>786797012</text:p>
              </table:table-cell>
              <table:table-cell office:value-type="float" office:value="1066363550">
                <text:p>1066363550</text:p>
              </table:table-cell>
            </table:table-row>
            <table:table-row>
              <table:table-cell office:value-type="string">
                <text:p>cornel-7-5-40</text:p>
              </table:table-cell>
              <table:table-cell office:value-type="float" office:value="279566538">
                <text:p>279566538</text:p>
              </table:table-cell>
              <table:table-cell office:value-type="float" office:value="751834306">
                <text:p>751834306</text:p>
              </table:table-cell>
              <table:table-cell office:value-type="float" office:value="1031400844">
                <text:p>1031400844</text:p>
              </table:table-cell>
            </table:table-row>
            <table:table-row>
              <table:table-cell office:value-type="string">
                <text:p>cornel-4-10-40</text:p>
              </table:table-cell>
              <table:table-cell office:value-type="float" office:value="198491447">
                <text:p>198491447</text:p>
              </table:table-cell>
              <table:table-cell office:value-type="float" office:value="944134258">
                <text:p>944134258</text:p>
              </table:table-cell>
              <table:table-cell office:value-type="float" office:value="1142625705">
                <text:p>1142625705</text:p>
              </table:table-cell>
            </table:table-row>
            <table:table-row>
              <table:table-cell office:value-type="string">
                <text:p>cornel-5-4-30</text:p>
              </table:table-cell>
              <table:table-cell office:value-type="float" office:value="294662673">
                <text:p>294662673</text:p>
              </table:table-cell>
              <table:table-cell office:value-type="float" office:value="786797012">
                <text:p>786797012</text:p>
              </table:table-cell>
              <table:table-cell office:value-type="float" office:value="1081459685">
                <text:p>1081459685</text:p>
              </table:table-cell>
            </table:table-row>
            <table:table-row>
              <table:table-cell office:value-type="string">
                <text:p>cornel-7-7-30</text:p>
              </table:table-cell>
              <table:table-cell office:value-type="float" office:value="240317330">
                <text:p>240317330</text:p>
              </table:table-cell>
              <table:table-cell office:value-type="float" office:value="751834306">
                <text:p>751834306</text:p>
              </table:table-cell>
              <table:table-cell office:value-type="float" office:value="992151636">
                <text:p>992151636</text:p>
              </table:table-cell>
            </table:table-row>
            <table:table-row>
              <table:table-cell office:value-type="string">
                <text:p>cornel-7-4-50</text:p>
              </table:table-cell>
              <table:table-cell office:value-type="float" office:value="294662673">
                <text:p>294662673</text:p>
              </table:table-cell>
              <table:table-cell office:value-type="float" office:value="751834306">
                <text:p>751834306</text:p>
              </table:table-cell>
              <table:table-cell office:value-type="float" office:value="1046496979">
                <text:p>1046496979</text:p>
              </table:table-cell>
            </table:table-row>
            <table:table-row>
              <table:table-cell office:value-type="string">
                <text:p>cornel-7-6-50</text:p>
              </table:table-cell>
              <table:table-cell office:value-type="float" office:value="250220600">
                <text:p>250220600</text:p>
              </table:table-cell>
              <table:table-cell office:value-type="float" office:value="751834306">
                <text:p>751834306</text:p>
              </table:table-cell>
              <table:table-cell office:value-type="float" office:value="1002054906">
                <text:p>1002054906</text:p>
              </table:table-cell>
            </table:table-row>
            <table:table-row>
              <table:table-cell office:value-type="string">
                <text:p>cornel-4-10-50</text:p>
              </table:table-cell>
              <table:table-cell office:value-type="float" office:value="198491447">
                <text:p>198491447</text:p>
              </table:table-cell>
              <table:table-cell office:value-type="float" office:value="944134258">
                <text:p>944134258</text:p>
              </table:table-cell>
              <table:table-cell office:value-type="float" office:value="1142625705">
                <text:p>1142625705</text:p>
              </table:table-cell>
            </table:table-row>
            <table:table-row>
              <table:table-cell office:value-type="string">
                <text:p>cornel-6-4-30</text:p>
              </table:table-cell>
              <table:table-cell office:value-type="float" office:value="294662673">
                <text:p>294662673</text:p>
              </table:table-cell>
              <table:table-cell office:value-type="float" office:value="778121736">
                <text:p>778121736</text:p>
              </table:table-cell>
              <table:table-cell office:value-type="float" office:value="1072784409">
                <text:p>1072784409</text:p>
              </table:table-cell>
            </table:table-row>
            <table:table-row>
              <table:table-cell office:value-type="string">
                <text:p>cornel-5-7-100</text:p>
              </table:table-cell>
              <table:table-cell office:value-type="float" office:value="240317330">
                <text:p>240317330</text:p>
              </table:table-cell>
              <table:table-cell office:value-type="float" office:value="786797012">
                <text:p>786797012</text:p>
              </table:table-cell>
              <table:table-cell office:value-type="float" office:value="1027114342">
                <text:p>1027114342</text:p>
              </table:table-cell>
            </table:table-row>
            <table:table-row>
              <table:table-cell office:value-type="string">
                <text:p>cornel-6-5-50</text:p>
              </table:table-cell>
              <table:table-cell office:value-type="float" office:value="279566538">
                <text:p>279566538</text:p>
              </table:table-cell>
              <table:table-cell office:value-type="float" office:value="778121736">
                <text:p>778121736</text:p>
              </table:table-cell>
              <table:table-cell office:value-type="float" office:value="1057688274">
                <text:p>1057688274</text:p>
              </table:table-cell>
            </table:table-row>
            <table:table-row>
              <table:table-cell office:value-type="string">
                <text:p>cornel-5-6-50</text:p>
              </table:table-cell>
              <table:table-cell office:value-type="float" office:value="250220600">
                <text:p>250220600</text:p>
              </table:table-cell>
              <table:table-cell office:value-type="float" office:value="786797012">
                <text:p>786797012</text:p>
              </table:table-cell>
              <table:table-cell office:value-type="float" office:value="1037017612">
                <text:p>1037017612</text:p>
              </table:table-cell>
            </table:table-row>
            <table:table-row>
              <table:table-cell office:value-type="string">
                <text:p>cornel-5-5-40</text:p>
              </table:table-cell>
              <table:table-cell office:value-type="float" office:value="279566538">
                <text:p>279566538</text:p>
              </table:table-cell>
              <table:table-cell office:value-type="float" office:value="786797012">
                <text:p>786797012</text:p>
              </table:table-cell>
              <table:table-cell office:value-type="float" office:value="1066363550">
                <text:p>1066363550</text:p>
              </table:table-cell>
            </table:table-row>
            <table:table-row>
              <table:table-cell office:value-type="string">
                <text:p>cornel-6-5-100</text:p>
              </table:table-cell>
              <table:table-cell office:value-type="float" office:value="279566538">
                <text:p>279566538</text:p>
              </table:table-cell>
              <table:table-cell office:value-type="float" office:value="778121736">
                <text:p>778121736</text:p>
              </table:table-cell>
              <table:table-cell office:value-type="float" office:value="1057688274">
                <text:p>1057688274</text:p>
              </table:table-cell>
            </table:table-row>
            <table:table-row>
              <table:table-cell office:value-type="string">
                <text:p>cornel-4-6-30</text:p>
              </table:table-cell>
              <table:table-cell office:value-type="float" office:value="250220600">
                <text:p>250220600</text:p>
              </table:table-cell>
              <table:table-cell office:value-type="float" office:value="944134258">
                <text:p>944134258</text:p>
              </table:table-cell>
              <table:table-cell office:value-type="float" office:value="1194354858">
                <text:p>1194354858</text:p>
              </table:table-cell>
            </table:table-row>
            <table:table-row>
              <table:table-cell office:value-type="string">
                <text:p>cornel-5-4-40</text:p>
              </table:table-cell>
              <table:table-cell office:value-type="float" office:value="294662673">
                <text:p>294662673</text:p>
              </table:table-cell>
              <table:table-cell office:value-type="float" office:value="786797012">
                <text:p>786797012</text:p>
              </table:table-cell>
              <table:table-cell office:value-type="float" office:value="1081459685">
                <text:p>1081459685</text:p>
              </table:table-cell>
            </table:table-row>
            <table:table-row>
              <table:table-cell office:value-type="string">
                <text:p>cornel-5-5-30</text:p>
              </table:table-cell>
              <table:table-cell office:value-type="float" office:value="279566538">
                <text:p>279566538</text:p>
              </table:table-cell>
              <table:table-cell office:value-type="float" office:value="786797012">
                <text:p>786797012</text:p>
              </table:table-cell>
              <table:table-cell office:value-type="float" office:value="1066363550">
                <text:p>1066363550</text:p>
              </table:table-cell>
            </table:table-row>
            <table:table-row>
              <table:table-cell office:value-type="string">
                <text:p>cornel-4-8-40</text:p>
              </table:table-cell>
              <table:table-cell office:value-type="float" office:value="219203734">
                <text:p>219203734</text:p>
              </table:table-cell>
              <table:table-cell office:value-type="float" office:value="944134258">
                <text:p>944134258</text:p>
              </table:table-cell>
              <table:table-cell office:value-type="float" office:value="1163337992">
                <text:p>1163337992</text:p>
              </table:table-cell>
            </table:table-row>
            <table:table-row>
              <table:table-cell office:value-type="string">
                <text:p>cornel-4-8-30</text:p>
              </table:table-cell>
              <table:table-cell office:value-type="float" office:value="219203734">
                <text:p>219203734</text:p>
              </table:table-cell>
              <table:table-cell office:value-type="float" office:value="944134258">
                <text:p>944134258</text:p>
              </table:table-cell>
              <table:table-cell office:value-type="float" office:value="1163337992">
                <text:p>1163337992</text:p>
              </table:table-cell>
            </table:table-row>
            <table:table-row>
              <table:table-cell office:value-type="string">
                <text:p>cornel-6-4-100</text:p>
              </table:table-cell>
              <table:table-cell office:value-type="float" office:value="294662673">
                <text:p>294662673</text:p>
              </table:table-cell>
              <table:table-cell office:value-type="float" office:value="778121736">
                <text:p>778121736</text:p>
              </table:table-cell>
              <table:table-cell office:value-type="float" office:value="1072784409">
                <text:p>1072784409</text:p>
              </table:table-cell>
            </table:table-row>
            <table:table-row>
              <table:table-cell office:value-type="string">
                <text:p>cornel-5-4-50</text:p>
              </table:table-cell>
              <table:table-cell office:value-type="float" office:value="294662673">
                <text:p>294662673</text:p>
              </table:table-cell>
              <table:table-cell office:value-type="float" office:value="786797012">
                <text:p>786797012</text:p>
              </table:table-cell>
              <table:table-cell office:value-type="float" office:value="1081459685">
                <text:p>1081459685</text:p>
              </table:table-cell>
            </table:table-row>
            <table:table-row>
              <table:table-cell office:value-type="string">
                <text:p>cornel-4-9-30</text:p>
              </table:table-cell>
              <table:table-cell office:value-type="float" office:value="215529839">
                <text:p>215529839</text:p>
              </table:table-cell>
              <table:table-cell office:value-type="float" office:value="944134258">
                <text:p>944134258</text:p>
              </table:table-cell>
              <table:table-cell office:value-type="float" office:value="1159664097">
                <text:p>1159664097</text:p>
              </table:table-cell>
            </table:table-row>
            <table:table-row>
              <table:table-cell office:value-type="string">
                <text:p>cornel-4-5-50</text:p>
              </table:table-cell>
              <table:table-cell office:value-type="float" office:value="279566538">
                <text:p>279566538</text:p>
              </table:table-cell>
              <table:table-cell office:value-type="float" office:value="944134258">
                <text:p>944134258</text:p>
              </table:table-cell>
              <table:table-cell office:value-type="float" office:value="1223700796">
                <text:p>1223700796</text:p>
              </table:table-cell>
            </table:table-row>
            <table:table-row>
              <table:table-cell office:value-type="string">
                <text:p>cornel-5-5-100</text:p>
              </table:table-cell>
              <table:table-cell office:value-type="float" office:value="279566538">
                <text:p>279566538</text:p>
              </table:table-cell>
              <table:table-cell office:value-type="float" office:value="786797012">
                <text:p>786797012</text:p>
              </table:table-cell>
              <table:table-cell office:value-type="float" office:value="1066363550">
                <text:p>1066363550</text:p>
              </table:table-cell>
            </table:table-row>
            <table:table-row>
              <table:table-cell office:value-type="string">
                <text:p>cornel-7-5-100</text:p>
              </table:table-cell>
              <table:table-cell office:value-type="float" office:value="279566538">
                <text:p>279566538</text:p>
              </table:table-cell>
              <table:table-cell office:value-type="float" office:value="751834306">
                <text:p>751834306</text:p>
              </table:table-cell>
              <table:table-cell office:value-type="float" office:value="1031400844">
                <text:p>1031400844</text:p>
              </table:table-cell>
            </table:table-row>
            <table:table-row>
              <table:table-cell office:value-type="string">
                <text:p>cornel-4-8-50</text:p>
              </table:table-cell>
              <table:table-cell office:value-type="float" office:value="219203734">
                <text:p>219203734</text:p>
              </table:table-cell>
              <table:table-cell office:value-type="float" office:value="944134258">
                <text:p>944134258</text:p>
              </table:table-cell>
              <table:table-cell office:value-type="float" office:value="1163337992">
                <text:p>1163337992</text:p>
              </table:table-cell>
            </table:table-row>
            <table:table-row>
              <table:table-cell office:value-type="string">
                <text:p>cornel-7-4-100</text:p>
              </table:table-cell>
              <table:table-cell office:value-type="float" office:value="294662673">
                <text:p>294662673</text:p>
              </table:table-cell>
              <table:table-cell office:value-type="float" office:value="751834306">
                <text:p>751834306</text:p>
              </table:table-cell>
              <table:table-cell office:value-type="float" office:value="1046496979">
                <text:p>1046496979</text:p>
              </table:table-cell>
            </table:table-row>
            <table:table-row>
              <table:table-cell office:value-type="string">
                <text:p>cornel-7-4-30</text:p>
              </table:table-cell>
              <table:table-cell office:value-type="float" office:value="294662673">
                <text:p>294662673</text:p>
              </table:table-cell>
              <table:table-cell office:value-type="float" office:value="751834306">
                <text:p>751834306</text:p>
              </table:table-cell>
              <table:table-cell office:value-type="float" office:value="1046496979">
                <text:p>1046496979</text:p>
              </table:table-cell>
            </table:table-row>
            <table:table-row>
              <table:table-cell office:value-type="string">
                <text:p>cornel-4-7-40</text:p>
              </table:table-cell>
              <table:table-cell office:value-type="float" office:value="240317330">
                <text:p>240317330</text:p>
              </table:table-cell>
              <table:table-cell office:value-type="float" office:value="944134258">
                <text:p>944134258</text:p>
              </table:table-cell>
              <table:table-cell office:value-type="float" office:value="1184451588">
                <text:p>1184451588</text:p>
              </table:table-cell>
            </table:table-row>
            <table:table-row>
              <table:table-cell office:value-type="string">
                <text:p>cornel-4-9-100</text:p>
              </table:table-cell>
              <table:table-cell office:value-type="float" office:value="215529839">
                <text:p>215529839</text:p>
              </table:table-cell>
              <table:table-cell office:value-type="float" office:value="944134258">
                <text:p>944134258</text:p>
              </table:table-cell>
              <table:table-cell office:value-type="float" office:value="1159664097">
                <text:p>1159664097</text:p>
              </table:table-cell>
            </table:table-row>
            <table:table-row>
              <table:table-cell office:value-type="string">
                <text:p>cornel-4-7-50</text:p>
              </table:table-cell>
              <table:table-cell office:value-type="float" office:value="240317330">
                <text:p>240317330</text:p>
              </table:table-cell>
              <table:table-cell office:value-type="float" office:value="944134258">
                <text:p>944134258</text:p>
              </table:table-cell>
              <table:table-cell office:value-type="float" office:value="1184451588">
                <text:p>1184451588</text:p>
              </table:table-cell>
            </table:table-row>
            <table:table-row>
              <table:table-cell office:value-type="string">
                <text:p>cornel-4-7-30</text:p>
              </table:table-cell>
              <table:table-cell office:value-type="float" office:value="240317330">
                <text:p>240317330</text:p>
              </table:table-cell>
              <table:table-cell office:value-type="float" office:value="944134258">
                <text:p>944134258</text:p>
              </table:table-cell>
              <table:table-cell office:value-type="float" office:value="1184451588">
                <text:p>1184451588</text:p>
              </table:table-cell>
            </table:table-row>
            <table:table-row>
              <table:table-cell office:value-type="string">
                <text:p>cornel-4-9-50</text:p>
              </table:table-cell>
              <table:table-cell office:value-type="float" office:value="215529839">
                <text:p>215529839</text:p>
              </table:table-cell>
              <table:table-cell office:value-type="float" office:value="944134258">
                <text:p>944134258</text:p>
              </table:table-cell>
              <table:table-cell office:value-type="float" office:value="1159664097">
                <text:p>1159664097</text:p>
              </table:table-cell>
            </table:table-row>
            <table:table-row>
              <table:table-cell office:value-type="string">
                <text:p>cornel-4-4-100</text:p>
              </table:table-cell>
              <table:table-cell office:value-type="float" office:value="294662673">
                <text:p>294662673</text:p>
              </table:table-cell>
              <table:table-cell office:value-type="float" office:value="944134258">
                <text:p>944134258</text:p>
              </table:table-cell>
              <table:table-cell office:value-type="float" office:value="1238796931">
                <text:p>1238796931</text:p>
              </table:table-cell>
            </table:table-row>
            <table:table-row>
              <table:table-cell office:value-type="string">
                <text:p>cornel-4-8-100</text:p>
              </table:table-cell>
              <table:table-cell office:value-type="float" office:value="219203734">
                <text:p>219203734</text:p>
              </table:table-cell>
              <table:table-cell office:value-type="float" office:value="944134258">
                <text:p>944134258</text:p>
              </table:table-cell>
              <table:table-cell office:value-type="float" office:value="1163337992">
                <text:p>1163337992</text:p>
              </table:table-cell>
            </table:table-row>
            <table:table-row>
              <table:table-cell office:value-type="string">
                <text:p>cornel-4-6-50</text:p>
              </table:table-cell>
              <table:table-cell office:value-type="float" office:value="250220600">
                <text:p>250220600</text:p>
              </table:table-cell>
              <table:table-cell office:value-type="float" office:value="944134258">
                <text:p>944134258</text:p>
              </table:table-cell>
              <table:table-cell office:value-type="float" office:value="1194354858">
                <text:p>1194354858</text:p>
              </table:table-cell>
            </table:table-row>
            <table:table-row>
              <table:table-cell office:value-type="string">
                <text:p>cornel-6-4-50</text:p>
              </table:table-cell>
              <table:table-cell office:value-type="float" office:value="294662673">
                <text:p>294662673</text:p>
              </table:table-cell>
              <table:table-cell office:value-type="float" office:value="778121736">
                <text:p>778121736</text:p>
              </table:table-cell>
              <table:table-cell office:value-type="float" office:value="1072784409">
                <text:p>1072784409</text:p>
              </table:table-cell>
            </table:table-row>
            <table:table-row>
              <table:table-cell office:value-type="string">
                <text:p>cornel-5-4-100</text:p>
              </table:table-cell>
              <table:table-cell office:value-type="float" office:value="294662673">
                <text:p>294662673</text:p>
              </table:table-cell>
              <table:table-cell office:value-type="float" office:value="786797012">
                <text:p>786797012</text:p>
              </table:table-cell>
              <table:table-cell office:value-type="float" office:value="1081459685">
                <text:p>1081459685</text:p>
              </table:table-cell>
            </table:table-row>
            <table:table-row>
              <table:table-cell office:value-type="string">
                <text:p>cornel-4-5-40</text:p>
              </table:table-cell>
              <table:table-cell office:value-type="float" office:value="279566538">
                <text:p>279566538</text:p>
              </table:table-cell>
              <table:table-cell office:value-type="float" office:value="944134258">
                <text:p>944134258</text:p>
              </table:table-cell>
              <table:table-cell office:value-type="float" office:value="1223700796">
                <text:p>1223700796</text:p>
              </table:table-cell>
            </table:table-row>
            <table:table-row>
              <table:table-cell office:value-type="string">
                <text:p>cornel-4-4-50</text:p>
              </table:table-cell>
              <table:table-cell office:value-type="float" office:value="294662673">
                <text:p>294662673</text:p>
              </table:table-cell>
              <table:table-cell office:value-type="float" office:value="944134258">
                <text:p>944134258</text:p>
              </table:table-cell>
              <table:table-cell office:value-type="float" office:value="1238796931">
                <text:p>1238796931</text:p>
              </table:table-cell>
            </table:table-row>
            <table:table-row>
              <table:table-cell office:value-type="string">
                <text:p>cornel-4-9-40</text:p>
              </table:table-cell>
              <table:table-cell office:value-type="float" office:value="215529839">
                <text:p>215529839</text:p>
              </table:table-cell>
              <table:table-cell office:value-type="float" office:value="944134258">
                <text:p>944134258</text:p>
              </table:table-cell>
              <table:table-cell office:value-type="float" office:value="1159664097">
                <text:p>1159664097</text:p>
              </table:table-cell>
            </table:table-row>
            <table:table-row>
              <table:table-cell office:value-type="string">
                <text:p>cornel-4-4-40</text:p>
              </table:table-cell>
              <table:table-cell office:value-type="float" office:value="294662673">
                <text:p>294662673</text:p>
              </table:table-cell>
              <table:table-cell office:value-type="float" office:value="944134258">
                <text:p>944134258</text:p>
              </table:table-cell>
              <table:table-cell office:value-type="float" office:value="1238796931">
                <text:p>1238796931</text:p>
              </table:table-cell>
            </table:table-row>
            <table:table-row>
              <table:table-cell office:value-type="string">
                <text:p>cornel-4-7-100</text:p>
              </table:table-cell>
              <table:table-cell office:value-type="float" office:value="240317330">
                <text:p>240317330</text:p>
              </table:table-cell>
              <table:table-cell office:value-type="float" office:value="944134258">
                <text:p>944134258</text:p>
              </table:table-cell>
              <table:table-cell office:value-type="float" office:value="1184451588">
                <text:p>1184451588</text:p>
              </table:table-cell>
            </table:table-row>
            <table:table-row>
              <table:table-cell office:value-type="string">
                <text:p>cornel-4-5-30</text:p>
              </table:table-cell>
              <table:table-cell office:value-type="float" office:value="279566538">
                <text:p>279566538</text:p>
              </table:table-cell>
              <table:table-cell office:value-type="float" office:value="944134258">
                <text:p>944134258</text:p>
              </table:table-cell>
              <table:table-cell office:value-type="float" office:value="1223700796">
                <text:p>1223700796</text:p>
              </table:table-cell>
            </table:table-row>
            <table:table-row>
              <table:table-cell office:value-type="string">
                <text:p>cornel-4-4-30</text:p>
              </table:table-cell>
              <table:table-cell office:value-type="float" office:value="294662673">
                <text:p>294662673</text:p>
              </table:table-cell>
              <table:table-cell office:value-type="float" office:value="944134258">
                <text:p>944134258</text:p>
              </table:table-cell>
              <table:table-cell office:value-type="float" office:value="1238796931">
                <text:p>1238796931</text:p>
              </table:table-cell>
            </table:table-row>
            <table:table-row>
              <table:table-cell office:value-type="string">
                <text:p>cornel-4-6-40</text:p>
              </table:table-cell>
              <table:table-cell office:value-type="float" office:value="250220600">
                <text:p>250220600</text:p>
              </table:table-cell>
              <table:table-cell office:value-type="float" office:value="944134258">
                <text:p>944134258</text:p>
              </table:table-cell>
              <table:table-cell office:value-type="float" office:value="1194354858">
                <text:p>1194354858</text:p>
              </table:table-cell>
            </table:table-row>
            <table:table-row>
              <table:table-cell office:value-type="string">
                <text:p>cornel-4-6-100</text:p>
              </table:table-cell>
              <table:table-cell office:value-type="float" office:value="250220600">
                <text:p>250220600</text:p>
              </table:table-cell>
              <table:table-cell office:value-type="float" office:value="944134258">
                <text:p>944134258</text:p>
              </table:table-cell>
              <table:table-cell office:value-type="float" office:value="1194354858">
                <text:p>1194354858</text:p>
              </table:table-cell>
            </table:table-row>
            <table:table-row>
              <table:table-cell office:value-type="string">
                <text:p>cornel-4-5-100</text:p>
              </table:table-cell>
              <table:table-cell office:value-type="float" office:value="279566538">
                <text:p>279566538</text:p>
              </table:table-cell>
              <table:table-cell office:value-type="float" office:value="944134258">
                <text:p>944134258</text:p>
              </table:table-cell>
              <table:table-cell office:value-type="float" office:value="1223700796">
                <text:p>1223700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96cm" svg:y="4.201cm" style:legend-expansion="high" chart:style-name="ch2"/>
        <chart:plot-area chart:style-name="ch3" table:cell-range-address="data.A1:data.A197 data.F1:data.F197" chart:data-source-has-labels="both" svg:x="0.32cm" svg:y="0.18cm" svg:width="10.556cm" svg:height="8.64cm">
          <chart:coordinate-region svg:x="2.178cm" svg:y="0.379cm" svg:width="8.557cm" svg:height="6.059cm"/>
          <chart:axis chart:dimension="x" chart:name="primary-x" chart:style-name="ch4" chartooo:axis-type="auto">
            <chartooo:date-scale/>
            <chart:categories table:cell-range-address="data.A2:data.A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F2:data.F197" chart:label-cell-address="data.F1:data.F1" chart:class="chart:line"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emory Consumption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nel-9-10-100</text:p>
                <draw:g>
                  <svg:desc>data.A2:data.A197</svg:desc>
                </draw:g>
              </table:table-cell>
              <table:table-cell office:value-type="float" office:value="9628508">
                <text:p>9628508</text:p>
                <draw:g>
                  <svg:desc>data.F2:data.F197</svg:desc>
                </draw:g>
              </table:table-cell>
            </table:table-row>
            <table:table-row>
              <table:table-cell office:value-type="string">
                <text:p>cornel-10-10-30</text:p>
              </table:table-cell>
              <table:table-cell office:value-type="float" office:value="10010924">
                <text:p>10010924</text:p>
              </table:table-cell>
            </table:table-row>
            <table:table-row>
              <table:table-cell office:value-type="string">
                <text:p>cornel-8-10-100</text:p>
              </table:table-cell>
              <table:table-cell office:value-type="float" office:value="9374828">
                <text:p>9374828</text:p>
              </table:table-cell>
            </table:table-row>
            <table:table-row>
              <table:table-cell office:value-type="string">
                <text:p>cornel-8-8-50</text:p>
              </table:table-cell>
              <table:table-cell office:value-type="float" office:value="4486276">
                <text:p>4486276</text:p>
              </table:table-cell>
            </table:table-row>
            <table:table-row>
              <table:table-cell office:value-type="string">
                <text:p>cornel-9-10-30</text:p>
              </table:table-cell>
              <table:table-cell office:value-type="float" office:value="9628508">
                <text:p>9628508</text:p>
              </table:table-cell>
            </table:table-row>
            <table:table-row>
              <table:table-cell office:value-type="string">
                <text:p>cornel-10-10-50</text:p>
              </table:table-cell>
              <table:table-cell office:value-type="float" office:value="10010924">
                <text:p>10010924</text:p>
              </table:table-cell>
            </table:table-row>
            <table:table-row>
              <table:table-cell office:value-type="string">
                <text:p>cornel-8-9-40</text:p>
              </table:table-cell>
              <table:table-cell office:value-type="float" office:value="6558848">
                <text:p>6558848</text:p>
              </table:table-cell>
            </table:table-row>
            <table:table-row>
              <table:table-cell office:value-type="string">
                <text:p>cornel-8-7-40</text:p>
              </table:table-cell>
              <table:table-cell office:value-type="float" office:value="2972224">
                <text:p>2972224</text:p>
              </table:table-cell>
            </table:table-row>
            <table:table-row>
              <table:table-cell office:value-type="string">
                <text:p>cornel-9-8-30</text:p>
              </table:table-cell>
              <table:table-cell office:value-type="float" office:value="4739956">
                <text:p>4739956</text:p>
              </table:table-cell>
            </table:table-row>
            <table:table-row>
              <table:table-cell office:value-type="string">
                <text:p>cornel-10-8-100</text:p>
              </table:table-cell>
              <table:table-cell office:value-type="float" office:value="5122372">
                <text:p>5122372</text:p>
              </table:table-cell>
            </table:table-row>
            <table:table-row>
              <table:table-cell office:value-type="string">
                <text:p>cornel-10-10-40</text:p>
              </table:table-cell>
              <table:table-cell office:value-type="float" office:value="10010924">
                <text:p>10010924</text:p>
              </table:table-cell>
            </table:table-row>
            <table:table-row>
              <table:table-cell office:value-type="string">
                <text:p>cornel-10-8-40</text:p>
              </table:table-cell>
              <table:table-cell office:value-type="float" office:value="5122372">
                <text:p>5122372</text:p>
              </table:table-cell>
            </table:table-row>
            <table:table-row>
              <table:table-cell office:value-type="string">
                <text:p>cornel-9-7-30</text:p>
              </table:table-cell>
              <table:table-cell office:value-type="float" office:value="3225904">
                <text:p>3225904</text:p>
              </table:table-cell>
            </table:table-row>
            <table:table-row>
              <table:table-cell office:value-type="string">
                <text:p>cornel-10-10-100</text:p>
              </table:table-cell>
              <table:table-cell office:value-type="float" office:value="10010924">
                <text:p>10010924</text:p>
              </table:table-cell>
            </table:table-row>
            <table:table-row>
              <table:table-cell office:value-type="string">
                <text:p>cornel-8-7-100</text:p>
              </table:table-cell>
              <table:table-cell office:value-type="float" office:value="2972224">
                <text:p>2972224</text:p>
              </table:table-cell>
            </table:table-row>
            <table:table-row>
              <table:table-cell office:value-type="string">
                <text:p>cornel-10-8-50</text:p>
              </table:table-cell>
              <table:table-cell office:value-type="float" office:value="5122372">
                <text:p>5122372</text:p>
              </table:table-cell>
            </table:table-row>
            <table:table-row>
              <table:table-cell office:value-type="string">
                <text:p>cornel-10-7-50</text:p>
              </table:table-cell>
              <table:table-cell office:value-type="float" office:value="3608320">
                <text:p>3608320</text:p>
              </table:table-cell>
            </table:table-row>
            <table:table-row>
              <table:table-cell office:value-type="string">
                <text:p>cornel-10-5-40</text:p>
              </table:table-cell>
              <table:table-cell office:value-type="float" office:value="1918476">
                <text:p>1918476</text:p>
              </table:table-cell>
            </table:table-row>
            <table:table-row>
              <table:table-cell office:value-type="string">
                <text:p>cornel-9-6-100</text:p>
              </table:table-cell>
              <table:table-cell office:value-type="float" office:value="2208716">
                <text:p>2208716</text:p>
              </table:table-cell>
            </table:table-row>
            <table:table-row>
              <table:table-cell office:value-type="string">
                <text:p>cornel-8-8-100</text:p>
              </table:table-cell>
              <table:table-cell office:value-type="float" office:value="4486276">
                <text:p>4486276</text:p>
              </table:table-cell>
            </table:table-row>
            <table:table-row>
              <table:table-cell office:value-type="string">
                <text:p>cornel-9-10-50</text:p>
              </table:table-cell>
              <table:table-cell office:value-type="float" office:value="9628508">
                <text:p>9628508</text:p>
              </table:table-cell>
            </table:table-row>
            <table:table-row>
              <table:table-cell office:value-type="string">
                <text:p>cornel-8-6-50</text:p>
              </table:table-cell>
              <table:table-cell office:value-type="float" office:value="1955036">
                <text:p>1955036</text:p>
              </table:table-cell>
            </table:table-row>
            <table:table-row>
              <table:table-cell office:value-type="string">
                <text:p>cornel-10-8-30</text:p>
              </table:table-cell>
              <table:table-cell office:value-type="float" office:value="5122372">
                <text:p>5122372</text:p>
              </table:table-cell>
            </table:table-row>
            <table:table-row>
              <table:table-cell office:value-type="string">
                <text:p>cornel-9-8-100</text:p>
              </table:table-cell>
              <table:table-cell office:value-type="float" office:value="4739956">
                <text:p>4739956</text:p>
              </table:table-cell>
            </table:table-row>
            <table:table-row>
              <table:table-cell office:value-type="string">
                <text:p>cornel-10-7-30</text:p>
              </table:table-cell>
              <table:table-cell office:value-type="float" office:value="3608320">
                <text:p>3608320</text:p>
              </table:table-cell>
            </table:table-row>
            <table:table-row>
              <table:table-cell office:value-type="string">
                <text:p>cornel-10-9-30</text:p>
              </table:table-cell>
              <table:table-cell office:value-type="float" office:value="7194944">
                <text:p>7194944</text:p>
              </table:table-cell>
            </table:table-row>
            <table:table-row>
              <table:table-cell office:value-type="string">
                <text:p>cornel-8-9-50</text:p>
              </table:table-cell>
              <table:table-cell office:value-type="float" office:value="6558848">
                <text:p>6558848</text:p>
              </table:table-cell>
            </table:table-row>
            <table:table-row>
              <table:table-cell office:value-type="string">
                <text:p>cornel-9-10-40</text:p>
              </table:table-cell>
              <table:table-cell office:value-type="float" office:value="9628508">
                <text:p>9628508</text:p>
              </table:table-cell>
            </table:table-row>
            <table:table-row>
              <table:table-cell office:value-type="string">
                <text:p>cornel-10-7-40</text:p>
              </table:table-cell>
              <table:table-cell office:value-type="float" office:value="3608320">
                <text:p>3608320</text:p>
              </table:table-cell>
            </table:table-row>
            <table:table-row>
              <table:table-cell office:value-type="string">
                <text:p>cornel-8-10-30</text:p>
              </table:table-cell>
              <table:table-cell office:value-type="float" office:value="9374828">
                <text:p>9374828</text:p>
              </table:table-cell>
            </table:table-row>
            <table:table-row>
              <table:table-cell office:value-type="string">
                <text:p>cornel-10-6-50</text:p>
              </table:table-cell>
              <table:table-cell office:value-type="float" office:value="2591132">
                <text:p>2591132</text:p>
              </table:table-cell>
            </table:table-row>
            <table:table-row>
              <table:table-cell office:value-type="string">
                <text:p>cornel-10-9-100</text:p>
              </table:table-cell>
              <table:table-cell office:value-type="float" office:value="7194944">
                <text:p>7194944</text:p>
              </table:table-cell>
            </table:table-row>
            <table:table-row>
              <table:table-cell office:value-type="string">
                <text:p>cornel-9-8-40</text:p>
              </table:table-cell>
              <table:table-cell office:value-type="float" office:value="4739956">
                <text:p>4739956</text:p>
              </table:table-cell>
            </table:table-row>
            <table:table-row>
              <table:table-cell office:value-type="string">
                <text:p>cornel-9-9-40</text:p>
              </table:table-cell>
              <table:table-cell office:value-type="float" office:value="6812528">
                <text:p>6812528</text:p>
              </table:table-cell>
            </table:table-row>
            <table:table-row>
              <table:table-cell office:value-type="string">
                <text:p>cornel-8-9-30</text:p>
              </table:table-cell>
              <table:table-cell office:value-type="float" office:value="6558848">
                <text:p>6558848</text:p>
              </table:table-cell>
            </table:table-row>
            <table:table-row>
              <table:table-cell office:value-type="string">
                <text:p>cornel-9-9-100</text:p>
              </table:table-cell>
              <table:table-cell office:value-type="float" office:value="6812528">
                <text:p>6812528</text:p>
              </table:table-cell>
            </table:table-row>
            <table:table-row>
              <table:table-cell office:value-type="string">
                <text:p>cornel-10-9-50</text:p>
              </table:table-cell>
              <table:table-cell office:value-type="float" office:value="7194944">
                <text:p>7194944</text:p>
              </table:table-cell>
            </table:table-row>
            <table:table-row>
              <table:table-cell office:value-type="string">
                <text:p>cornel-10-7-100</text:p>
              </table:table-cell>
              <table:table-cell office:value-type="float" office:value="3608320">
                <text:p>3608320</text:p>
              </table:table-cell>
            </table:table-row>
            <table:table-row>
              <table:table-cell office:value-type="string">
                <text:p>cornel-10-6-40</text:p>
              </table:table-cell>
              <table:table-cell office:value-type="float" office:value="2591132">
                <text:p>2591132</text:p>
              </table:table-cell>
            </table:table-row>
            <table:table-row>
              <table:table-cell office:value-type="string">
                <text:p>cornel-8-10-50</text:p>
              </table:table-cell>
              <table:table-cell office:value-type="float" office:value="9374828">
                <text:p>9374828</text:p>
              </table:table-cell>
            </table:table-row>
            <table:table-row>
              <table:table-cell office:value-type="string">
                <text:p>cornel-10-5-30</text:p>
              </table:table-cell>
              <table:table-cell office:value-type="float" office:value="1918476">
                <text:p>1918476</text:p>
              </table:table-cell>
            </table:table-row>
            <table:table-row>
              <table:table-cell office:value-type="string">
                <text:p>cornel-9-7-40</text:p>
              </table:table-cell>
              <table:table-cell office:value-type="float" office:value="3225904">
                <text:p>3225904</text:p>
              </table:table-cell>
            </table:table-row>
            <table:table-row>
              <table:table-cell office:value-type="string">
                <text:p>cornel-9-7-50</text:p>
              </table:table-cell>
              <table:table-cell office:value-type="float" office:value="3225904">
                <text:p>3225904</text:p>
              </table:table-cell>
            </table:table-row>
            <table:table-row>
              <table:table-cell office:value-type="string">
                <text:p>cornel-6-9-50</text:p>
              </table:table-cell>
              <table:table-cell office:value-type="float" office:value="6223000">
                <text:p>6223000</text:p>
              </table:table-cell>
            </table:table-row>
            <table:table-row>
              <table:table-cell office:value-type="string">
                <text:p>cornel-8-9-100</text:p>
              </table:table-cell>
              <table:table-cell office:value-type="float" office:value="6558848">
                <text:p>6558848</text:p>
              </table:table-cell>
            </table:table-row>
            <table:table-row>
              <table:table-cell office:value-type="string">
                <text:p>cornel-10-9-40</text:p>
              </table:table-cell>
              <table:table-cell office:value-type="float" office:value="7194944">
                <text:p>7194944</text:p>
              </table:table-cell>
            </table:table-row>
            <table:table-row>
              <table:table-cell office:value-type="string">
                <text:p>cornel-5-10-40</text:p>
              </table:table-cell>
              <table:table-cell office:value-type="float" office:value="8959972">
                <text:p>8959972</text:p>
              </table:table-cell>
            </table:table-row>
            <table:table-row>
              <table:table-cell office:value-type="string">
                <text:p>cornel-9-6-40</text:p>
              </table:table-cell>
              <table:table-cell office:value-type="float" office:value="2208716">
                <text:p>2208716</text:p>
              </table:table-cell>
            </table:table-row>
            <table:table-row>
              <table:table-cell office:value-type="string">
                <text:p>cornel-8-5-30</text:p>
              </table:table-cell>
              <table:table-cell office:value-type="float" office:value="1282380">
                <text:p>1282380</text:p>
              </table:table-cell>
            </table:table-row>
            <table:table-row>
              <table:table-cell office:value-type="string">
                <text:p>cornel-9-8-50</text:p>
              </table:table-cell>
              <table:table-cell office:value-type="float" office:value="4739956">
                <text:p>4739956</text:p>
              </table:table-cell>
            </table:table-row>
            <table:table-row>
              <table:table-cell office:value-type="string">
                <text:p>cornel-9-9-30</text:p>
              </table:table-cell>
              <table:table-cell office:value-type="float" office:value="6812528">
                <text:p>6812528</text:p>
              </table:table-cell>
            </table:table-row>
            <table:table-row>
              <table:table-cell office:value-type="string">
                <text:p>cornel-8-8-30</text:p>
              </table:table-cell>
              <table:table-cell office:value-type="float" office:value="4486276">
                <text:p>4486276</text:p>
              </table:table-cell>
            </table:table-row>
            <table:table-row>
              <table:table-cell office:value-type="string">
                <text:p>cornel-8-6-40</text:p>
              </table:table-cell>
              <table:table-cell office:value-type="float" office:value="1955036">
                <text:p>1955036</text:p>
              </table:table-cell>
            </table:table-row>
            <table:table-row>
              <table:table-cell office:value-type="string">
                <text:p>cornel-8-7-50</text:p>
              </table:table-cell>
              <table:table-cell office:value-type="float" office:value="2972224">
                <text:p>2972224</text:p>
              </table:table-cell>
            </table:table-row>
            <table:table-row>
              <table:table-cell office:value-type="string">
                <text:p>cornel-10-4-100</text:p>
              </table:table-cell>
              <table:table-cell office:value-type="float" office:value="1524776">
                <text:p>1524776</text:p>
              </table:table-cell>
            </table:table-row>
            <table:table-row>
              <table:table-cell office:value-type="string">
                <text:p>cornel-6-9-30</text:p>
              </table:table-cell>
              <table:table-cell office:value-type="float" office:value="6223000">
                <text:p>6223000</text:p>
              </table:table-cell>
            </table:table-row>
            <table:table-row>
              <table:table-cell office:value-type="string">
                <text:p>cornel-8-10-40</text:p>
              </table:table-cell>
              <table:table-cell office:value-type="float" office:value="9374828">
                <text:p>9374828</text:p>
              </table:table-cell>
            </table:table-row>
            <table:table-row>
              <table:table-cell office:value-type="string">
                <text:p>cornel-10-6-30</text:p>
              </table:table-cell>
              <table:table-cell office:value-type="float" office:value="2591132">
                <text:p>2591132</text:p>
              </table:table-cell>
            </table:table-row>
            <table:table-row>
              <table:table-cell office:value-type="string">
                <text:p>cornel-8-7-30</text:p>
              </table:table-cell>
              <table:table-cell office:value-type="float" office:value="2972224">
                <text:p>2972224</text:p>
              </table:table-cell>
            </table:table-row>
            <table:table-row>
              <table:table-cell office:value-type="string">
                <text:p>cornel-6-8-100</text:p>
              </table:table-cell>
              <table:table-cell office:value-type="float" office:value="4150428">
                <text:p>4150428</text:p>
              </table:table-cell>
            </table:table-row>
            <table:table-row>
              <table:table-cell office:value-type="string">
                <text:p>cornel-9-5-50</text:p>
              </table:table-cell>
              <table:table-cell office:value-type="float" office:value="1536060">
                <text:p>1536060</text:p>
              </table:table-cell>
            </table:table-row>
            <table:table-row>
              <table:table-cell office:value-type="string">
                <text:p>cornel-10-5-50</text:p>
              </table:table-cell>
              <table:table-cell office:value-type="float" office:value="1918476">
                <text:p>1918476</text:p>
              </table:table-cell>
            </table:table-row>
            <table:table-row>
              <table:table-cell office:value-type="string">
                <text:p>cornel-10-6-100</text:p>
              </table:table-cell>
              <table:table-cell office:value-type="float" office:value="2591132">
                <text:p>2591132</text:p>
              </table:table-cell>
            </table:table-row>
            <table:table-row>
              <table:table-cell office:value-type="string">
                <text:p>cornel-7-10-100</text:p>
              </table:table-cell>
              <table:table-cell office:value-type="float" office:value="9179432">
                <text:p>9179432</text:p>
              </table:table-cell>
            </table:table-row>
            <table:table-row>
              <table:table-cell office:value-type="string">
                <text:p>cornel-9-6-50</text:p>
              </table:table-cell>
              <table:table-cell office:value-type="float" office:value="2208716">
                <text:p>2208716</text:p>
              </table:table-cell>
            </table:table-row>
            <table:table-row>
              <table:table-cell office:value-type="string">
                <text:p>cornel-6-8-30</text:p>
              </table:table-cell>
              <table:table-cell office:value-type="float" office:value="4150428">
                <text:p>4150428</text:p>
              </table:table-cell>
            </table:table-row>
            <table:table-row>
              <table:table-cell office:value-type="string">
                <text:p>cornel-8-8-40</text:p>
              </table:table-cell>
              <table:table-cell office:value-type="float" office:value="4486276">
                <text:p>4486276</text:p>
              </table:table-cell>
            </table:table-row>
            <table:table-row>
              <table:table-cell office:value-type="string">
                <text:p>cornel-5-9-100</text:p>
              </table:table-cell>
              <table:table-cell office:value-type="float" office:value="6143992">
                <text:p>6143992</text:p>
              </table:table-cell>
            </table:table-row>
            <table:table-row>
              <table:table-cell office:value-type="string">
                <text:p>cornel-6-10-30</text:p>
              </table:table-cell>
              <table:table-cell office:value-type="float" office:value="9038980">
                <text:p>9038980</text:p>
              </table:table-cell>
            </table:table-row>
            <table:table-row>
              <table:table-cell office:value-type="string">
                <text:p>cornel-9-7-100</text:p>
              </table:table-cell>
              <table:table-cell office:value-type="float" office:value="3225904">
                <text:p>3225904</text:p>
              </table:table-cell>
            </table:table-row>
            <table:table-row>
              <table:table-cell office:value-type="string">
                <text:p>cornel-6-10-100</text:p>
              </table:table-cell>
              <table:table-cell office:value-type="float" office:value="9038980">
                <text:p>9038980</text:p>
              </table:table-cell>
            </table:table-row>
            <table:table-row>
              <table:table-cell office:value-type="string">
                <text:p>cornel-9-9-50</text:p>
              </table:table-cell>
              <table:table-cell office:value-type="float" office:value="6812528">
                <text:p>6812528</text:p>
              </table:table-cell>
            </table:table-row>
            <table:table-row>
              <table:table-cell office:value-type="string">
                <text:p>cornel-9-5-40</text:p>
              </table:table-cell>
              <table:table-cell office:value-type="float" office:value="1536060">
                <text:p>1536060</text:p>
              </table:table-cell>
            </table:table-row>
            <table:table-row>
              <table:table-cell office:value-type="string">
                <text:p>cornel-7-8-100</text:p>
              </table:table-cell>
              <table:table-cell office:value-type="float" office:value="4290880">
                <text:p>4290880</text:p>
              </table:table-cell>
            </table:table-row>
            <table:table-row>
              <table:table-cell office:value-type="string">
                <text:p>cornel-9-4-100</text:p>
              </table:table-cell>
              <table:table-cell office:value-type="float" office:value="1142360">
                <text:p>1142360</text:p>
              </table:table-cell>
            </table:table-row>
            <table:table-row>
              <table:table-cell office:value-type="string">
                <text:p>cornel-5-8-100</text:p>
              </table:table-cell>
              <table:table-cell office:value-type="float" office:value="4071420">
                <text:p>4071420</text:p>
              </table:table-cell>
            </table:table-row>
            <table:table-row>
              <table:table-cell office:value-type="string">
                <text:p>cornel-7-10-30</text:p>
              </table:table-cell>
              <table:table-cell office:value-type="float" office:value="9179432">
                <text:p>9179432</text:p>
              </table:table-cell>
            </table:table-row>
            <table:table-row>
              <table:table-cell office:value-type="string">
                <text:p>cornel-8-5-100</text:p>
              </table:table-cell>
              <table:table-cell office:value-type="float" office:value="1282380">
                <text:p>1282380</text:p>
              </table:table-cell>
            </table:table-row>
            <table:table-row>
              <table:table-cell office:value-type="string">
                <text:p>cornel-8-6-30</text:p>
              </table:table-cell>
              <table:table-cell office:value-type="float" office:value="1955036">
                <text:p>1955036</text:p>
              </table:table-cell>
            </table:table-row>
            <table:table-row>
              <table:table-cell office:value-type="string">
                <text:p>cornel-10-5-100</text:p>
              </table:table-cell>
              <table:table-cell office:value-type="float" office:value="1918476">
                <text:p>1918476</text:p>
              </table:table-cell>
            </table:table-row>
            <table:table-row>
              <table:table-cell office:value-type="string">
                <text:p>cornel-7-10-40</text:p>
              </table:table-cell>
              <table:table-cell office:value-type="float" office:value="9179432">
                <text:p>9179432</text:p>
              </table:table-cell>
            </table:table-row>
            <table:table-row>
              <table:table-cell office:value-type="string">
                <text:p>cornel-9-5-30</text:p>
              </table:table-cell>
              <table:table-cell office:value-type="float" office:value="1536060">
                <text:p>1536060</text:p>
              </table:table-cell>
            </table:table-row>
            <table:table-row>
              <table:table-cell office:value-type="string">
                <text:p>cornel-6-10-40</text:p>
              </table:table-cell>
              <table:table-cell office:value-type="float" office:value="9038980">
                <text:p>9038980</text:p>
              </table:table-cell>
            </table:table-row>
            <table:table-row>
              <table:table-cell office:value-type="string">
                <text:p>cornel-9-6-30</text:p>
              </table:table-cell>
              <table:table-cell office:value-type="float" office:value="2208716">
                <text:p>2208716</text:p>
              </table:table-cell>
            </table:table-row>
            <table:table-row>
              <table:table-cell office:value-type="string">
                <text:p>cornel-9-4-30</text:p>
              </table:table-cell>
              <table:table-cell office:value-type="float" office:value="1142360">
                <text:p>1142360</text:p>
              </table:table-cell>
            </table:table-row>
            <table:table-row>
              <table:table-cell office:value-type="string">
                <text:p>cornel-6-10-50</text:p>
              </table:table-cell>
              <table:table-cell office:value-type="float" office:value="9038980">
                <text:p>9038980</text:p>
              </table:table-cell>
            </table:table-row>
            <table:table-row>
              <table:table-cell office:value-type="string">
                <text:p>cornel-6-6-50</text:p>
              </table:table-cell>
              <table:table-cell office:value-type="float" office:value="1619188">
                <text:p>1619188</text:p>
              </table:table-cell>
            </table:table-row>
            <table:table-row>
              <table:table-cell office:value-type="string">
                <text:p>cornel-8-4-40</text:p>
              </table:table-cell>
              <table:table-cell office:value-type="float" office:value="888680">
                <text:p>888680</text:p>
              </table:table-cell>
            </table:table-row>
            <table:table-row>
              <table:table-cell office:value-type="string">
                <text:p>cornel-9-4-40</text:p>
              </table:table-cell>
              <table:table-cell office:value-type="float" office:value="1142360">
                <text:p>1142360</text:p>
              </table:table-cell>
            </table:table-row>
            <table:table-row>
              <table:table-cell office:value-type="string">
                <text:p>cornel-5-7-40</text:p>
              </table:table-cell>
              <table:table-cell office:value-type="float" office:value="2557368">
                <text:p>2557368</text:p>
              </table:table-cell>
            </table:table-row>
            <table:table-row>
              <table:table-cell office:value-type="string">
                <text:p>cornel-6-9-40</text:p>
              </table:table-cell>
              <table:table-cell office:value-type="float" office:value="6223000">
                <text:p>6223000</text:p>
              </table:table-cell>
            </table:table-row>
            <table:table-row>
              <table:table-cell office:value-type="string">
                <text:p>cornel-7-9-40</text:p>
              </table:table-cell>
              <table:table-cell office:value-type="float" office:value="6363452">
                <text:p>6363452</text:p>
              </table:table-cell>
            </table:table-row>
            <table:table-row>
              <table:table-cell office:value-type="string">
                <text:p>cornel-7-10-50</text:p>
              </table:table-cell>
              <table:table-cell office:value-type="float" office:value="9179432">
                <text:p>9179432</text:p>
              </table:table-cell>
            </table:table-row>
            <table:table-row>
              <table:table-cell office:value-type="string">
                <text:p>cornel-6-7-50</text:p>
              </table:table-cell>
              <table:table-cell office:value-type="float" office:value="2636376">
                <text:p>2636376</text:p>
              </table:table-cell>
            </table:table-row>
            <table:table-row>
              <table:table-cell office:value-type="string">
                <text:p>cornel-5-9-50</text:p>
              </table:table-cell>
              <table:table-cell office:value-type="float" office:value="6143992">
                <text:p>6143992</text:p>
              </table:table-cell>
            </table:table-row>
            <table:table-row>
              <table:table-cell office:value-type="string">
                <text:p>cornel-10-4-30</text:p>
              </table:table-cell>
              <table:table-cell office:value-type="float" office:value="1524776">
                <text:p>1524776</text:p>
              </table:table-cell>
            </table:table-row>
            <table:table-row>
              <table:table-cell office:value-type="string">
                <text:p>cornel-6-7-100</text:p>
              </table:table-cell>
              <table:table-cell office:value-type="float" office:value="2636376">
                <text:p>2636376</text:p>
              </table:table-cell>
            </table:table-row>
            <table:table-row>
              <table:table-cell office:value-type="string">
                <text:p>cornel-5-8-40</text:p>
              </table:table-cell>
              <table:table-cell office:value-type="float" office:value="4071420">
                <text:p>4071420</text:p>
              </table:table-cell>
            </table:table-row>
            <table:table-row>
              <table:table-cell office:value-type="string">
                <text:p>cornel-7-9-50</text:p>
              </table:table-cell>
              <table:table-cell office:value-type="float" office:value="6363452">
                <text:p>6363452</text:p>
              </table:table-cell>
            </table:table-row>
            <table:table-row>
              <table:table-cell office:value-type="string">
                <text:p>cornel-6-9-100</text:p>
              </table:table-cell>
              <table:table-cell office:value-type="float" office:value="6223000">
                <text:p>6223000</text:p>
              </table:table-cell>
            </table:table-row>
            <table:table-row>
              <table:table-cell office:value-type="string">
                <text:p>cornel-5-10-100</text:p>
              </table:table-cell>
              <table:table-cell office:value-type="float" office:value="8959972">
                <text:p>8959972</text:p>
              </table:table-cell>
            </table:table-row>
            <table:table-row>
              <table:table-cell office:value-type="string">
                <text:p>cornel-5-6-40</text:p>
              </table:table-cell>
              <table:table-cell office:value-type="float" office:value="1540180">
                <text:p>1540180</text:p>
              </table:table-cell>
            </table:table-row>
            <table:table-row>
              <table:table-cell office:value-type="string">
                <text:p>cornel-5-8-50</text:p>
              </table:table-cell>
              <table:table-cell office:value-type="float" office:value="4071420">
                <text:p>4071420</text:p>
              </table:table-cell>
            </table:table-row>
            <table:table-row>
              <table:table-cell office:value-type="string">
                <text:p>cornel-5-9-30</text:p>
              </table:table-cell>
              <table:table-cell office:value-type="float" office:value="6143992">
                <text:p>6143992</text:p>
              </table:table-cell>
            </table:table-row>
            <table:table-row>
              <table:table-cell office:value-type="string">
                <text:p>cornel-8-4-50</text:p>
              </table:table-cell>
              <table:table-cell office:value-type="float" office:value="888680">
                <text:p>888680</text:p>
              </table:table-cell>
            </table:table-row>
            <table:table-row>
              <table:table-cell office:value-type="string">
                <text:p>cornel-9-4-50</text:p>
              </table:table-cell>
              <table:table-cell office:value-type="float" office:value="1142360">
                <text:p>1142360</text:p>
              </table:table-cell>
            </table:table-row>
            <table:table-row>
              <table:table-cell office:value-type="string">
                <text:p>cornel-10-4-50</text:p>
              </table:table-cell>
              <table:table-cell office:value-type="float" office:value="1524776">
                <text:p>1524776</text:p>
              </table:table-cell>
            </table:table-row>
            <table:table-row>
              <table:table-cell office:value-type="string">
                <text:p>cornel-7-6-40</text:p>
              </table:table-cell>
              <table:table-cell office:value-type="float" office:value="1759640">
                <text:p>1759640</text:p>
              </table:table-cell>
            </table:table-row>
            <table:table-row>
              <table:table-cell office:value-type="string">
                <text:p>cornel-5-10-50</text:p>
              </table:table-cell>
              <table:table-cell office:value-type="float" office:value="8959972">
                <text:p>8959972</text:p>
              </table:table-cell>
            </table:table-row>
            <table:table-row>
              <table:table-cell office:value-type="string">
                <text:p>cornel-8-4-30</text:p>
              </table:table-cell>
              <table:table-cell office:value-type="float" office:value="888680">
                <text:p>888680</text:p>
              </table:table-cell>
            </table:table-row>
            <table:table-row>
              <table:table-cell office:value-type="string">
                <text:p>cornel-5-6-30</text:p>
              </table:table-cell>
              <table:table-cell office:value-type="float" office:value="1540180">
                <text:p>1540180</text:p>
              </table:table-cell>
            </table:table-row>
            <table:table-row>
              <table:table-cell office:value-type="string">
                <text:p>cornel-8-4-100</text:p>
              </table:table-cell>
              <table:table-cell office:value-type="float" office:value="888680">
                <text:p>888680</text:p>
              </table:table-cell>
            </table:table-row>
            <table:table-row>
              <table:table-cell office:value-type="string">
                <text:p>cornel-9-5-100</text:p>
              </table:table-cell>
              <table:table-cell office:value-type="float" office:value="1536060">
                <text:p>1536060</text:p>
              </table:table-cell>
            </table:table-row>
            <table:table-row>
              <table:table-cell office:value-type="string">
                <text:p>cornel-7-9-100</text:p>
              </table:table-cell>
              <table:table-cell office:value-type="float" office:value="6363452">
                <text:p>6363452</text:p>
              </table:table-cell>
            </table:table-row>
            <table:table-row>
              <table:table-cell office:value-type="string">
                <text:p>cornel-5-8-30</text:p>
              </table:table-cell>
              <table:table-cell office:value-type="float" office:value="4071420">
                <text:p>4071420</text:p>
              </table:table-cell>
            </table:table-row>
            <table:table-row>
              <table:table-cell office:value-type="string">
                <text:p>cornel-6-8-50</text:p>
              </table:table-cell>
              <table:table-cell office:value-type="float" office:value="4150428">
                <text:p>4150428</text:p>
              </table:table-cell>
            </table:table-row>
            <table:table-row>
              <table:table-cell office:value-type="string">
                <text:p>cornel-5-10-30</text:p>
              </table:table-cell>
              <table:table-cell office:value-type="float" office:value="8959972">
                <text:p>8959972</text:p>
              </table:table-cell>
            </table:table-row>
            <table:table-row>
              <table:table-cell office:value-type="string">
                <text:p>cornel-8-6-100</text:p>
              </table:table-cell>
              <table:table-cell office:value-type="float" office:value="1955036">
                <text:p>1955036</text:p>
              </table:table-cell>
            </table:table-row>
            <table:table-row>
              <table:table-cell office:value-type="string">
                <text:p>cornel-6-7-30</text:p>
              </table:table-cell>
              <table:table-cell office:value-type="float" office:value="2636376">
                <text:p>2636376</text:p>
              </table:table-cell>
            </table:table-row>
            <table:table-row>
              <table:table-cell office:value-type="string">
                <text:p>cornel-7-8-30</text:p>
              </table:table-cell>
              <table:table-cell office:value-type="float" office:value="4290880">
                <text:p>4290880</text:p>
              </table:table-cell>
            </table:table-row>
            <table:table-row>
              <table:table-cell office:value-type="string">
                <text:p>cornel-5-6-100</text:p>
              </table:table-cell>
              <table:table-cell office:value-type="float" office:value="1540180">
                <text:p>1540180</text:p>
              </table:table-cell>
            </table:table-row>
            <table:table-row>
              <table:table-cell office:value-type="string">
                <text:p>cornel-7-9-30</text:p>
              </table:table-cell>
              <table:table-cell office:value-type="float" office:value="6363452">
                <text:p>6363452</text:p>
              </table:table-cell>
            </table:table-row>
            <table:table-row>
              <table:table-cell office:value-type="string">
                <text:p>cornel-8-5-40</text:p>
              </table:table-cell>
              <table:table-cell office:value-type="float" office:value="1282380">
                <text:p>1282380</text:p>
              </table:table-cell>
            </table:table-row>
            <table:table-row>
              <table:table-cell office:value-type="string">
                <text:p>cornel-6-6-30</text:p>
              </table:table-cell>
              <table:table-cell office:value-type="float" office:value="1619188">
                <text:p>1619188</text:p>
              </table:table-cell>
            </table:table-row>
            <table:table-row>
              <table:table-cell office:value-type="string">
                <text:p>cornel-6-5-30</text:p>
              </table:table-cell>
              <table:table-cell office:value-type="float" office:value="946532">
                <text:p>946532</text:p>
              </table:table-cell>
            </table:table-row>
            <table:table-row>
              <table:table-cell office:value-type="string">
                <text:p>cornel-7-7-100</text:p>
              </table:table-cell>
              <table:table-cell office:value-type="float" office:value="2776828">
                <text:p>2776828</text:p>
              </table:table-cell>
            </table:table-row>
            <table:table-row>
              <table:table-cell office:value-type="string">
                <text:p>cornel-6-4-40</text:p>
              </table:table-cell>
              <table:table-cell office:value-type="float" office:value="552832">
                <text:p>552832</text:p>
              </table:table-cell>
            </table:table-row>
            <table:table-row>
              <table:table-cell office:value-type="string">
                <text:p>cornel-7-7-50</text:p>
              </table:table-cell>
              <table:table-cell office:value-type="float" office:value="2776828">
                <text:p>2776828</text:p>
              </table:table-cell>
            </table:table-row>
            <table:table-row>
              <table:table-cell office:value-type="string">
                <text:p>cornel-7-6-100</text:p>
              </table:table-cell>
              <table:table-cell office:value-type="float" office:value="1759640">
                <text:p>1759640</text:p>
              </table:table-cell>
            </table:table-row>
            <table:table-row>
              <table:table-cell office:value-type="string">
                <text:p>cornel-4-10-100</text:p>
              </table:table-cell>
              <table:table-cell office:value-type="float" office:value="8907892">
                <text:p>8907892</text:p>
              </table:table-cell>
            </table:table-row>
            <table:table-row>
              <table:table-cell office:value-type="string">
                <text:p>cornel-10-4-40</text:p>
              </table:table-cell>
              <table:table-cell office:value-type="float" office:value="1524776">
                <text:p>1524776</text:p>
              </table:table-cell>
            </table:table-row>
            <table:table-row>
              <table:table-cell office:value-type="string">
                <text:p>cornel-6-8-40</text:p>
              </table:table-cell>
              <table:table-cell office:value-type="float" office:value="4150428">
                <text:p>4150428</text:p>
              </table:table-cell>
            </table:table-row>
            <table:table-row>
              <table:table-cell office:value-type="string">
                <text:p>cornel-6-6-40</text:p>
              </table:table-cell>
              <table:table-cell office:value-type="float" office:value="1619188">
                <text:p>1619188</text:p>
              </table:table-cell>
            </table:table-row>
            <table:table-row>
              <table:table-cell office:value-type="string">
                <text:p>cornel-7-7-40</text:p>
              </table:table-cell>
              <table:table-cell office:value-type="float" office:value="2776828">
                <text:p>2776828</text:p>
              </table:table-cell>
            </table:table-row>
            <table:table-row>
              <table:table-cell office:value-type="string">
                <text:p>cornel-8-5-50</text:p>
              </table:table-cell>
              <table:table-cell office:value-type="float" office:value="1282380">
                <text:p>1282380</text:p>
              </table:table-cell>
            </table:table-row>
            <table:table-row>
              <table:table-cell office:value-type="string">
                <text:p>cornel-5-9-40</text:p>
              </table:table-cell>
              <table:table-cell office:value-type="float" office:value="6143992">
                <text:p>6143992</text:p>
              </table:table-cell>
            </table:table-row>
            <table:table-row>
              <table:table-cell office:value-type="string">
                <text:p>cornel-7-6-30</text:p>
              </table:table-cell>
              <table:table-cell office:value-type="float" office:value="1759640">
                <text:p>1759640</text:p>
              </table:table-cell>
            </table:table-row>
            <table:table-row>
              <table:table-cell office:value-type="string">
                <text:p>cornel-7-4-40</text:p>
              </table:table-cell>
              <table:table-cell office:value-type="float" office:value="693284">
                <text:p>693284</text:p>
              </table:table-cell>
            </table:table-row>
            <table:table-row>
              <table:table-cell office:value-type="string">
                <text:p>cornel-4-10-30</text:p>
              </table:table-cell>
              <table:table-cell office:value-type="float" office:value="8907892">
                <text:p>8907892</text:p>
              </table:table-cell>
            </table:table-row>
            <table:table-row>
              <table:table-cell office:value-type="string">
                <text:p>cornel-5-7-30</text:p>
              </table:table-cell>
              <table:table-cell office:value-type="float" office:value="2557368">
                <text:p>2557368</text:p>
              </table:table-cell>
            </table:table-row>
            <table:table-row>
              <table:table-cell office:value-type="string">
                <text:p>cornel-6-7-40</text:p>
              </table:table-cell>
              <table:table-cell office:value-type="float" office:value="2636376">
                <text:p>2636376</text:p>
              </table:table-cell>
            </table:table-row>
            <table:table-row>
              <table:table-cell office:value-type="string">
                <text:p>cornel-7-8-50</text:p>
              </table:table-cell>
              <table:table-cell office:value-type="float" office:value="4290880">
                <text:p>4290880</text:p>
              </table:table-cell>
            </table:table-row>
            <table:table-row>
              <table:table-cell office:value-type="string">
                <text:p>cornel-6-5-40</text:p>
              </table:table-cell>
              <table:table-cell office:value-type="float" office:value="946532">
                <text:p>946532</text:p>
              </table:table-cell>
            </table:table-row>
            <table:table-row>
              <table:table-cell office:value-type="string">
                <text:p>cornel-7-8-40</text:p>
              </table:table-cell>
              <table:table-cell office:value-type="float" office:value="4290880">
                <text:p>4290880</text:p>
              </table:table-cell>
            </table:table-row>
            <table:table-row>
              <table:table-cell office:value-type="string">
                <text:p>cornel-6-6-100</text:p>
              </table:table-cell>
              <table:table-cell office:value-type="float" office:value="1619188">
                <text:p>1619188</text:p>
              </table:table-cell>
            </table:table-row>
            <table:table-row>
              <table:table-cell office:value-type="string">
                <text:p>cornel-7-5-30</text:p>
              </table:table-cell>
              <table:table-cell office:value-type="float" office:value="1086984">
                <text:p>1086984</text:p>
              </table:table-cell>
            </table:table-row>
            <table:table-row>
              <table:table-cell office:value-type="string">
                <text:p>cornel-7-5-50</text:p>
              </table:table-cell>
              <table:table-cell office:value-type="float" office:value="1086984">
                <text:p>1086984</text:p>
              </table:table-cell>
            </table:table-row>
            <table:table-row>
              <table:table-cell office:value-type="string">
                <text:p>cornel-5-7-50</text:p>
              </table:table-cell>
              <table:table-cell office:value-type="float" office:value="2557368">
                <text:p>2557368</text:p>
              </table:table-cell>
            </table:table-row>
            <table:table-row>
              <table:table-cell office:value-type="string">
                <text:p>cornel-5-5-50</text:p>
              </table:table-cell>
              <table:table-cell office:value-type="float" office:value="867524">
                <text:p>867524</text:p>
              </table:table-cell>
            </table:table-row>
            <table:table-row>
              <table:table-cell office:value-type="string">
                <text:p>cornel-7-5-40</text:p>
              </table:table-cell>
              <table:table-cell office:value-type="float" office:value="1086984">
                <text:p>1086984</text:p>
              </table:table-cell>
            </table:table-row>
            <table:table-row>
              <table:table-cell office:value-type="string">
                <text:p>cornel-4-10-40</text:p>
              </table:table-cell>
              <table:table-cell office:value-type="float" office:value="8907892">
                <text:p>8907892</text:p>
              </table:table-cell>
            </table:table-row>
            <table:table-row>
              <table:table-cell office:value-type="string">
                <text:p>cornel-5-4-30</text:p>
              </table:table-cell>
              <table:table-cell office:value-type="float" office:value="473824">
                <text:p>473824</text:p>
              </table:table-cell>
            </table:table-row>
            <table:table-row>
              <table:table-cell office:value-type="string">
                <text:p>cornel-7-7-30</text:p>
              </table:table-cell>
              <table:table-cell office:value-type="float" office:value="2776828">
                <text:p>2776828</text:p>
              </table:table-cell>
            </table:table-row>
            <table:table-row>
              <table:table-cell office:value-type="string">
                <text:p>cornel-7-4-50</text:p>
              </table:table-cell>
              <table:table-cell office:value-type="float" office:value="693284">
                <text:p>693284</text:p>
              </table:table-cell>
            </table:table-row>
            <table:table-row>
              <table:table-cell office:value-type="string">
                <text:p>cornel-7-6-50</text:p>
              </table:table-cell>
              <table:table-cell office:value-type="float" office:value="1759640">
                <text:p>1759640</text:p>
              </table:table-cell>
            </table:table-row>
            <table:table-row>
              <table:table-cell office:value-type="string">
                <text:p>cornel-4-10-50</text:p>
              </table:table-cell>
              <table:table-cell office:value-type="float" office:value="8907892">
                <text:p>8907892</text:p>
              </table:table-cell>
            </table:table-row>
            <table:table-row>
              <table:table-cell office:value-type="string">
                <text:p>cornel-6-4-30</text:p>
              </table:table-cell>
              <table:table-cell office:value-type="float" office:value="552832">
                <text:p>552832</text:p>
              </table:table-cell>
            </table:table-row>
            <table:table-row>
              <table:table-cell office:value-type="string">
                <text:p>cornel-5-7-100</text:p>
              </table:table-cell>
              <table:table-cell office:value-type="float" office:value="2557368">
                <text:p>2557368</text:p>
              </table:table-cell>
            </table:table-row>
            <table:table-row>
              <table:table-cell office:value-type="string">
                <text:p>cornel-6-5-50</text:p>
              </table:table-cell>
              <table:table-cell office:value-type="float" office:value="946532">
                <text:p>946532</text:p>
              </table:table-cell>
            </table:table-row>
            <table:table-row>
              <table:table-cell office:value-type="string">
                <text:p>cornel-5-6-50</text:p>
              </table:table-cell>
              <table:table-cell office:value-type="float" office:value="1540180">
                <text:p>1540180</text:p>
              </table:table-cell>
            </table:table-row>
            <table:table-row>
              <table:table-cell office:value-type="string">
                <text:p>cornel-5-5-40</text:p>
              </table:table-cell>
              <table:table-cell office:value-type="float" office:value="867524">
                <text:p>867524</text:p>
              </table:table-cell>
            </table:table-row>
            <table:table-row>
              <table:table-cell office:value-type="string">
                <text:p>cornel-6-5-100</text:p>
              </table:table-cell>
              <table:table-cell office:value-type="float" office:value="946532">
                <text:p>946532</text:p>
              </table:table-cell>
            </table:table-row>
            <table:table-row>
              <table:table-cell office:value-type="string">
                <text:p>cornel-4-6-30</text:p>
              </table:table-cell>
              <table:table-cell office:value-type="float" office:value="1488100">
                <text:p>1488100</text:p>
              </table:table-cell>
            </table:table-row>
            <table:table-row>
              <table:table-cell office:value-type="string">
                <text:p>cornel-5-4-40</text:p>
              </table:table-cell>
              <table:table-cell office:value-type="float" office:value="473824">
                <text:p>473824</text:p>
              </table:table-cell>
            </table:table-row>
            <table:table-row>
              <table:table-cell office:value-type="string">
                <text:p>cornel-5-5-30</text:p>
              </table:table-cell>
              <table:table-cell office:value-type="float" office:value="867524">
                <text:p>867524</text:p>
              </table:table-cell>
            </table:table-row>
            <table:table-row>
              <table:table-cell office:value-type="string">
                <text:p>cornel-4-8-40</text:p>
              </table:table-cell>
              <table:table-cell office:value-type="float" office:value="4019340">
                <text:p>4019340</text:p>
              </table:table-cell>
            </table:table-row>
            <table:table-row>
              <table:table-cell office:value-type="string">
                <text:p>cornel-4-8-30</text:p>
              </table:table-cell>
              <table:table-cell office:value-type="float" office:value="4019340">
                <text:p>4019340</text:p>
              </table:table-cell>
            </table:table-row>
            <table:table-row>
              <table:table-cell office:value-type="string">
                <text:p>cornel-6-4-100</text:p>
              </table:table-cell>
              <table:table-cell office:value-type="float" office:value="552832">
                <text:p>552832</text:p>
              </table:table-cell>
            </table:table-row>
            <table:table-row>
              <table:table-cell office:value-type="string">
                <text:p>cornel-5-4-50</text:p>
              </table:table-cell>
              <table:table-cell office:value-type="float" office:value="473824">
                <text:p>473824</text:p>
              </table:table-cell>
            </table:table-row>
            <table:table-row>
              <table:table-cell office:value-type="string">
                <text:p>cornel-4-9-30</text:p>
              </table:table-cell>
              <table:table-cell office:value-type="float" office:value="6091912">
                <text:p>6091912</text:p>
              </table:table-cell>
            </table:table-row>
            <table:table-row>
              <table:table-cell office:value-type="string">
                <text:p>cornel-4-5-50</text:p>
              </table:table-cell>
              <table:table-cell office:value-type="float" office:value="815444">
                <text:p>815444</text:p>
              </table:table-cell>
            </table:table-row>
            <table:table-row>
              <table:table-cell office:value-type="string">
                <text:p>cornel-5-5-100</text:p>
              </table:table-cell>
              <table:table-cell office:value-type="float" office:value="867524">
                <text:p>867524</text:p>
              </table:table-cell>
            </table:table-row>
            <table:table-row>
              <table:table-cell office:value-type="string">
                <text:p>cornel-7-5-100</text:p>
              </table:table-cell>
              <table:table-cell office:value-type="float" office:value="1086984">
                <text:p>1086984</text:p>
              </table:table-cell>
            </table:table-row>
            <table:table-row>
              <table:table-cell office:value-type="string">
                <text:p>cornel-4-8-50</text:p>
              </table:table-cell>
              <table:table-cell office:value-type="float" office:value="4019340">
                <text:p>4019340</text:p>
              </table:table-cell>
            </table:table-row>
            <table:table-row>
              <table:table-cell office:value-type="string">
                <text:p>cornel-7-4-100</text:p>
              </table:table-cell>
              <table:table-cell office:value-type="float" office:value="693284">
                <text:p>693284</text:p>
              </table:table-cell>
            </table:table-row>
            <table:table-row>
              <table:table-cell office:value-type="string">
                <text:p>cornel-7-4-30</text:p>
              </table:table-cell>
              <table:table-cell office:value-type="float" office:value="693284">
                <text:p>693284</text:p>
              </table:table-cell>
            </table:table-row>
            <table:table-row>
              <table:table-cell office:value-type="string">
                <text:p>cornel-4-7-40</text:p>
              </table:table-cell>
              <table:table-cell office:value-type="float" office:value="2505288">
                <text:p>2505288</text:p>
              </table:table-cell>
            </table:table-row>
            <table:table-row>
              <table:table-cell office:value-type="string">
                <text:p>cornel-4-9-100</text:p>
              </table:table-cell>
              <table:table-cell office:value-type="float" office:value="6091912">
                <text:p>6091912</text:p>
              </table:table-cell>
            </table:table-row>
            <table:table-row>
              <table:table-cell office:value-type="string">
                <text:p>cornel-4-7-50</text:p>
              </table:table-cell>
              <table:table-cell office:value-type="float" office:value="2505288">
                <text:p>2505288</text:p>
              </table:table-cell>
            </table:table-row>
            <table:table-row>
              <table:table-cell office:value-type="string">
                <text:p>cornel-4-7-30</text:p>
              </table:table-cell>
              <table:table-cell office:value-type="float" office:value="2505288">
                <text:p>2505288</text:p>
              </table:table-cell>
            </table:table-row>
            <table:table-row>
              <table:table-cell office:value-type="string">
                <text:p>cornel-4-9-50</text:p>
              </table:table-cell>
              <table:table-cell office:value-type="float" office:value="6091912">
                <text:p>6091912</text:p>
              </table:table-cell>
            </table:table-row>
            <table:table-row>
              <table:table-cell office:value-type="string">
                <text:p>cornel-4-4-100</text:p>
              </table:table-cell>
              <table:table-cell office:value-type="float" office:value="421744">
                <text:p>421744</text:p>
              </table:table-cell>
            </table:table-row>
            <table:table-row>
              <table:table-cell office:value-type="string">
                <text:p>cornel-4-8-100</text:p>
              </table:table-cell>
              <table:table-cell office:value-type="float" office:value="4019340">
                <text:p>4019340</text:p>
              </table:table-cell>
            </table:table-row>
            <table:table-row>
              <table:table-cell office:value-type="string">
                <text:p>cornel-4-6-50</text:p>
              </table:table-cell>
              <table:table-cell office:value-type="float" office:value="1488100">
                <text:p>1488100</text:p>
              </table:table-cell>
            </table:table-row>
            <table:table-row>
              <table:table-cell office:value-type="string">
                <text:p>cornel-6-4-50</text:p>
              </table:table-cell>
              <table:table-cell office:value-type="float" office:value="552832">
                <text:p>552832</text:p>
              </table:table-cell>
            </table:table-row>
            <table:table-row>
              <table:table-cell office:value-type="string">
                <text:p>cornel-5-4-100</text:p>
              </table:table-cell>
              <table:table-cell office:value-type="float" office:value="473824">
                <text:p>473824</text:p>
              </table:table-cell>
            </table:table-row>
            <table:table-row>
              <table:table-cell office:value-type="string">
                <text:p>cornel-4-5-40</text:p>
              </table:table-cell>
              <table:table-cell office:value-type="float" office:value="815444">
                <text:p>815444</text:p>
              </table:table-cell>
            </table:table-row>
            <table:table-row>
              <table:table-cell office:value-type="string">
                <text:p>cornel-4-4-50</text:p>
              </table:table-cell>
              <table:table-cell office:value-type="float" office:value="421744">
                <text:p>421744</text:p>
              </table:table-cell>
            </table:table-row>
            <table:table-row>
              <table:table-cell office:value-type="string">
                <text:p>cornel-4-9-40</text:p>
              </table:table-cell>
              <table:table-cell office:value-type="float" office:value="6091912">
                <text:p>6091912</text:p>
              </table:table-cell>
            </table:table-row>
            <table:table-row>
              <table:table-cell office:value-type="string">
                <text:p>cornel-4-4-40</text:p>
              </table:table-cell>
              <table:table-cell office:value-type="float" office:value="421744">
                <text:p>421744</text:p>
              </table:table-cell>
            </table:table-row>
            <table:table-row>
              <table:table-cell office:value-type="string">
                <text:p>cornel-4-7-100</text:p>
              </table:table-cell>
              <table:table-cell office:value-type="float" office:value="2505288">
                <text:p>2505288</text:p>
              </table:table-cell>
            </table:table-row>
            <table:table-row>
              <table:table-cell office:value-type="string">
                <text:p>cornel-4-5-30</text:p>
              </table:table-cell>
              <table:table-cell office:value-type="float" office:value="815444">
                <text:p>815444</text:p>
              </table:table-cell>
            </table:table-row>
            <table:table-row>
              <table:table-cell office:value-type="string">
                <text:p>cornel-4-4-30</text:p>
              </table:table-cell>
              <table:table-cell office:value-type="float" office:value="421744">
                <text:p>421744</text:p>
              </table:table-cell>
            </table:table-row>
            <table:table-row>
              <table:table-cell office:value-type="string">
                <text:p>cornel-4-6-40</text:p>
              </table:table-cell>
              <table:table-cell office:value-type="float" office:value="1488100">
                <text:p>1488100</text:p>
              </table:table-cell>
            </table:table-row>
            <table:table-row>
              <table:table-cell office:value-type="string">
                <text:p>cornel-4-6-100</text:p>
              </table:table-cell>
              <table:table-cell office:value-type="float" office:value="1488100">
                <text:p>1488100</text:p>
              </table:table-cell>
            </table:table-row>
            <table:table-row>
              <table:table-cell office:value-type="string">
                <text:p>cornel-4-5-100</text:p>
              </table:table-cell>
              <table:table-cell office:value-type="float" office:value="815444">
                <text:p>815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